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01mm"/>
    </style:style>
    <style:style style:name="co2" style:family="table-column">
      <style:table-column-properties fo:break-before="auto" style:column-width="31.68mm"/>
    </style:style>
    <style:style style:name="co3" style:family="table-column">
      <style:table-column-properties fo:break-before="auto" style:column-width="27.53mm"/>
    </style:style>
    <style:style style:name="co4" style:family="table-column">
      <style:table-column-properties fo:break-before="auto" style:column-width="81.65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73.11mm"/>
    </style:style>
    <style:style style:name="co9" style:family="table-column">
      <style:table-column-properties fo:break-before="auto" style:column-width="50.45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28.03mm"/>
    </style:style>
    <style:style style:name="co12" style:family="table-column">
      <style:table-column-properties fo:break-before="auto" style:column-width="43.62mm"/>
    </style:style>
    <style:style style:name="co13" style:family="table-column">
      <style:table-column-properties fo:break-before="auto" style:column-width="56.07mm"/>
    </style:style>
    <style:style style:name="co14" style:family="table-column">
      <style:table-column-properties fo:break-before="auto" style:column-width="32.61mm"/>
    </style:style>
    <style:style style:name="co15" style:family="table-column">
      <style:table-column-properties fo:break-before="auto" style:column-width="19.91mm"/>
    </style:style>
    <style:style style:name="co16" style:family="table-column">
      <style:table-column-properties fo:break-before="auto" style:column-width="24.57mm"/>
    </style:style>
    <style:style style:name="co17" style:family="table-column">
      <style:table-column-properties fo:break-before="auto" style:column-width="105.53mm"/>
    </style:style>
    <style:style style:name="co18" style:family="table-column">
      <style:table-column-properties fo:break-before="auto" style:column-width="17.55mm"/>
    </style:style>
    <style:style style:name="co19" style:family="table-column">
      <style:table-column-properties fo:break-before="auto" style:column-width="19.74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8.87mm"/>
    </style:style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63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81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1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2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3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5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6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7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ffffff" fo:border="0.06pt solid #000000"/>
    </style:style>
    <style:style style:name="ce36" style:family="table-cell" style:parent-style-name="Default" style:data-style-name="N0"/>
    <style:style style:name="ce37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number-columns-repeated="1002" table:default-cell-style-name="ce7"/>
        <table:table-column table:style-name="co23" table:default-cell-style-name="ce7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34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youth</text:p>
          </table:table-cell>
          <table:table-cell table:style-name="ce3" office:value-type="string" calcext:value-type="string">
            <text:p>Woodman</text:p>
          </table:table-cell>
          <table:table-cell table:style-name="ce3" office:value-type="string" calcext:value-type="string">
            <text:p>Woodme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</text:p>
          </table:table-cell>
          <table:table-cell table:style-name="ce15" table:number-columns-repeated="2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|knows_power_strike_1|knows_ironflesh_1</text:p>
          </table:table-cell>
          <table:table-cell table:style-name="ce29" office:value-type="string" calcext:value-type="string">
            <text:p>rohan_face_younger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1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1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power_draw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axe,],attr_tier_2,wp_tier_2,knows_common|knows_athletics_2|knows_power_draw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axe,],attr_tier_2,wp_tier_2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woodma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,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power_draw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beorn_axe,itm_beorn_battle_axe,],attr_tier_3,wp_tier_3,knows_common|knows_athletics_2|knows_power_draw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beorn_axe,itm_beorn_battle_axe,],attr_tier_3,wp_tier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power_draw_2|knows_power_strike_3|knows_ironflesh_3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 itm_woodman_padded,itm_leather_gloves,itm_leather_boots,itm_beorn_battle_axe,],attr_tier_4,wp_tier_4,knows_common|knows_athletics_3|knows_power_draw_2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 itm_woodman_padded,itm_leather_gloves,itm_leather_boots,itm_beorn_battle_axe,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master_axemen</text:p>
          </table:table-cell>
          <table:table-cell table:style-name="ce3" office:value-type="string" calcext:value-type="string">
            <text:p>Woodmen_Master_Axeman</text:p>
          </table:table-cell>
          <table:table-cell table:style-name="ce3" office:value-type="string" calcext:value-type="string">
            <text:p>Woodmen_Master_Axemen</text:p>
          </table:table-cell>
          <table:table-cell table:style-name="ce9" office:value-type="string" calcext:value-type="string">
            <text:p>tfg_armor| tfg_helm| 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_good, itm_north_skullcap, itm_north_nasal_helm_good,</text:p>
          </table:table-cell>
          <table:table-cell table:style-name="ce15" office:value-type="string" calcext:value-type="string">
            <text:p>itm_woodme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draw_2|knows_power_strike_4|knows_ironflesh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Woodmen_Master_Axeman&quot;,&quot;Woodmen_Master_Axemen&quot;,tfg_armor| tfg_helm| tfg_boots| tfg_gloves,0,0,fac_beorn,[itm_north_leather_skullcap_good, itm_north_skullcap, itm_north_nasal_helm_good,itm_woodmen_heavy,itm_leather_boots,itm_leather_boots,itm_beorn_battle_axe,],attr_tier_5,wp_tier_5,knows_common|knows_athletics_4|knows_power_draw_2|knows_power_strike_4|knows_ironflesh_5,rohan_face_middle_1,rohan_face_old_2]," calcext:value-type="string">
            <text:p>["woodmen_master_axemen","Woodmen_Master_Axeman","Woodmen_Master_Axemen",tfg_armor| tfg_helm| tfg_boots| tfg_gloves,0,0,fac_beorn,[itm_north_leather_skullcap_good, itm_north_skullcap, itm_north_nasal_helm_good,itm_woodmen_heavy,itm_leather_boots,itm_leather_boots,itm_beorn_battle_axe,],attr_tier_5,wp_tier_5,knows_common|knows_athletics_4|knows_power_draw_2|knows_power_strike_4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bow_2</text:p>
          </table:table-cell>
          <table:table-cell table:style-name="ce26" office:value-type="string" calcext:value-type="string">
            <text:p>knows_common|knows_athletics_2|knows_power_draw_1|knows_ironflesh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bow_3</text:p>
          </table:table-cell>
          <table:table-cell table:style-name="ce26" office:value-type="string" calcext:value-type="string">
            <text:p>knows_common|knows_athletics_2|knows_power_draw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],attr_tier_3,wp_tier_bow_3,knows_common|knows_athletics_2|knows_power_draw_2|knows_power_strike_2|knows_ironflesh_2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],attr_tier_3,wp_tier_bow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9" office:value-type="string" calcext:value-type="string">
            <text:p>tfg_ranged| tfg_armor| tfg_helm|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 itm_north_leather_skullcap,</text:p>
          </table:table-cell>
          <table:table-cell table:style-name="ce15" office:value-type="string" calcext:value-type="string">
            <text:p>itm_woodman_scou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beorn_axe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bow_4</text:p>
          </table:table-cell>
          <table:table-cell table:style-name="ce26" office:value-type="string" calcext:value-type="string">
            <text:p>knows_common|knows_athletics_3|knows_power_draw_2|knows_power_strike_3|knows_ironflesh_3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beorn_axe,],attr_tier_4,wp_tier_bow_4,knows_common|knows_athletics_3|knows_power_draw_2|knows_power_strike_3|knows_ironflesh_3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beorn_axe,],attr_tier_4,wp_tier_bow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ell_huntsmen_of_mirkwood</text:p>
          </table:table-cell>
          <table:table-cell table:style-name="ce3" office:value-type="string" calcext:value-type="string">
            <text:p>Expert_Huntsman_of_Mirkwood</text:p>
          </table:table-cell>
          <table:table-cell table:style-name="ce3" office:value-type="string" calcext:value-type="string">
            <text:p>Expert_Huntsmen_of_Mirkwood</text:p>
          </table:table-cell>
          <table:table-cell table:style-name="ce9" office:value-type="string" calcext:value-type="string">
            <text:p>tfg_ranged| 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elven_bow,itm_arrows,</text:p>
          </table:table-cell>
          <table:table-cell table:style-name="ce15" office:value-type="string" calcext:value-type="string">
            <text:p>itm_beorn_axe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bow_5</text:p>
          </table:table-cell>
          <table:table-cell table:style-name="ce26" office:value-type="string" calcext:value-type="string">
            <text:p>knows_common|knows_athletics_4|knows_power_draw_3|knows_power_strike_3|knows_ironflesh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Expert_Huntsman_of_Mirkwood&quot;,&quot;Expert_Huntsmen_of_Mirkwood&quot;,tfg_ranged| tfg_gloves| tfg_armor| tfg_helm| tfg_boots,0,0,fac_beorn,[itm_north_leather_skullcap, itm_north_leather_skullcap_bad,itm_north_leather_skullcap_good, itm_north_skullcap, itm_woodman_padded,itm_leather_boots,itm_leather_boots,itm_elven_bow,itm_arrows,itm_beorn_axe,],attr_tier_5,wp_tier_bow_5,knows_common|knows_athletics_4|knows_power_draw_3|knows_power_strike_3|knows_ironflesh_4,rohan_face_middle_1,rohan_face_old_2]," calcext:value-type="string">
            <text:p>["fell_huntsmen_of_mirkwood","Expert_Huntsman_of_Mirkwood","Expert_Huntsmen_of_Mirkwood",tfg_ranged| tfg_gloves| tfg_armor| tfg_helm| tfg_boots,0,0,fac_beorn,[itm_north_leather_skullcap, itm_north_leather_skullcap_bad,itm_north_leather_skullcap_good, itm_north_skullcap, itm_woodman_padded,itm_leather_boots,itm_leather_boots,itm_elven_bow,itm_arrows,itm_beorn_axe,],attr_tier_5,wp_tier_bow_5,knows_common|knows_athletics_4|knows_power_draw_3|knows_power_strike_3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vale_man</text:p>
          </table:table-cell>
          <table:table-cell table:number-columns-repeated="2" table:style-name="ce3" office:value-type="string" calcext:value-type="string">
            <text:p>Beorning_Ma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itm_beorn_axe,itm_dwarf_sword_b,</text:p>
          </table:table-cell>
          <table:table-cell table:style-name="ce15" table:number-columns-repeated="2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|knows_power_strike_1|knows_ironflesh_1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an&quot;,tfg_armor| tfg_boots,0,0,fac_beorn,[itm_gondor_ranger_hood,itm_beorn_tunic,itm_rohan_shoes,itm_beorn_staff,itm_beorn_axe,itm_dwarf_sword_b,],attr_tier_1,wp_tier_1,knows_common|knows_athletics_1|knows_power_strike_1|knows_ironflesh_1,beorn_face1,beorn_face2]," calcext:value-type="string">
            <text:p>["beorning_vale_man","Beorning_Man","Beorning_Man",tfg_armor| tfg_boots,0,0,fac_beorn,[itm_gondor_ranger_hood,itm_beorn_tunic,itm_rohan_shoes,itm_beorn_staff,itm_beorn_axe,itm_dwarf_sword_b,],attr_tier_1,wp_tier_1,knows_common|knows_athletics_1|knows_power_strike_1|knows_ironflesh_1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power_strike_1|knows_ironflesh_1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 itm_beorn_tunic,itm_rohan_shoes,itm_beorn_axe,itm_dwarf_sword_b,itm_beorn_shield,itm_north_round_shield,],attr_tier_2,wp_tier_2,knows_common|knows_athletics_2|knows_power_strike_1|knows_ironflesh_1,beorn_face1,beorn_face2]," calcext:value-type="string">
            <text:p>["beorning_warrior","Beorning_Warrior","Beorning_Warriors",tfg_armor| tfg_boots,0,0,fac_beorn,[itm_north_skullcap, itm_beorn_tunic,itm_rohan_shoes,itm_beorn_axe,itm_dwarf_sword_b,itm_beorn_shield,itm_north_round_shield,],attr_tier_2,wp_tier_2,knows_common|knows_athletics_2|knows_power_strike_1|knows_ironflesh_1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padded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power_strike_2|knows_ironflesh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,0,0,fac_beorn,[itm_north_skullcap, itm_beorn_padded,itm_rohan_shoes,itm_dwarf_sword_b,itm_beorn_shield,itm_north_round_shield,],attr_tier_3,wp_tier_3,knows_common|knows_athletics_2|knows_power_strike_2|knows_ironflesh_2,beorn_face1,beorn_face2]," calcext:value-type="string">
            <text:p>["beorning_tolltacker","Beorning_Toll-Taker","Beorning_Toll-Takers",tfg_armor| tfg_boots,0,0,fac_beorn,[itm_north_skullcap, itm_beorn_padded,itm_rohan_shoes,itm_dwarf_sword_b,itm_beorn_shield,itm_north_round_shield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 itm_beor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b,itm_dale_sword,</text:p>
          </table:table-cell>
          <table:table-cell table:style-name="ce15" office:value-type="string" calcext:value-type="string">
            <text:p>itm_beorn_shield,itm_beorn_shield_good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power_strike_3|knows_ironflesh_3|knows_shield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3|knows_shield_2,beorn_face1,beorn_face2]," calcext:value-type="string">
            <text:p>["beorning_sentinel","Beorning_Sentinel","Beorning_Sentinels"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3|knows_shield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a,itm_dwarf_sword_b,itm_dale_sword,itm_dale_sword_long,</text:p>
          </table:table-cell>
          <table:table-cell table:style-name="ce15" office:value-type="string" calcext:value-type="string">
            <text:p>itm_beorn_shield_good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strike_3|knows_ironflesh_4|knows_shield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4|knows_shield_3,beorn_face1,beorn_face2]," calcext:value-type="string">
            <text:p>["beorning_warden_of_the_ford","Beorning_Warden_of_the_Ford","Beorning_Wardens_of_the_Ford"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power_strike_2|knows_ironflesh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 itm_beorn_tunic,itm_rohan_shoes,itm_beorn_axe,],attr_tier_3,wp_tier_3,knows_common|knows_athletics_2|knows_power_strike_2|knows_ironflesh_2,beorn_face1,beorn_face2]," calcext:value-type="string">
            <text:p>["beorning_carrock_lookout","Beorning_Carrock_Lookout","Beorning_Carrock_Lookouts",tfg_armor| tfg_boots,0,0,fac_beorn,[itm_north_skullcap, itm_beorn_tunic,itm_rohan_shoes,itm_beorn_axe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,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power_strike_3|knows_ironflesh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3|knows_power_strike_3|knows_ironflesh_3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3|knows_power_strike_3|knows_ironflesh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9" office:value-type="string" calcext:value-type="string">
            <text:p>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berserk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6|knows_power_strike_3|knows_ironflesh_6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6|knows_power_strike_3|knows_ironflesh_6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6|knows_power_strike_3|knows_ironflesh_6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hield_bea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chie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(itm_good_mace,imod_masterwork),</text:p>
          </table:table-cell>
          <table:table-cell table:style-name="ce15" office:value-type="string" calcext:value-type="string">
            <text:p>(itm_beorn_shield_reward,imod_reinforced)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6|knows_power_strike_5|knows_ironflesh_7|knows_shield_7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(itm_good_mace,imod_masterwork),(itm_beorn_shield_reward,imod_reinforced),],attr_tier_6,wp_tier_6,knows_common|knows_athletics_6|knows_power_strike_5|knows_ironflesh_7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(itm_good_mace,imod_masterwork),(itm_beorn_shield_reward,imod_reinforced),],attr_tier_6,wp_tier_6,knows_common|knows_athletics_6|knows_power_strike_5|knows_ironflesh_7|knows_shield_7,beorn_face1,beorn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9" office:value-type="string" calcext:value-type="string">
            <text:p>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dale_armor_a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ale_pike, itm_dale_sword, itm_arrows,itm_short_bow,</text:p>
          </table:table-cell>
          <table:table-cell table:style-name="ce15" office:value-type="string" calcext:value-type="string">
            <text:p>itm_north_round_shield,</text:p>
          </table:table-cell>
          <table:table-cell table:style-name="ce15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vaegir_face_younger_1</text:p>
          </table:table-cell>
          <table:table-cell table:style-name="ce29" office:value-type="string" calcext:value-type="string">
            <text:p>vaegir_face_middle_2</text:p>
          </table:table-cell>
          <table:table-cell table:style-name="ce31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[&quot;dale_militia&quot;,&quot;Dale_Militiaman&quot;,&quot;Dale_Militia&quot;,tfg_boots| tfg_armor,0,0,fac_dale,[itm_north_leather_skullcap, itm_north_leather_skullcap_bad,itm_dale_armor_a,itm_rohan_shoes,itm_dale_pike, itm_dale_sword, itm_arrows,itm_short_bow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dale_armor_a,itm_rohan_shoes,itm_dale_pike, itm_dale_sword, itm_arrows,itm_short_bow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5" office:value-type="string" calcext:value-type="string">
            <text:p>itm_dale_armor_a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dale_sword,itm_dale_pike,</text:p>
          </table:table-cell>
          <table:table-cell table:style-name="ce15" office:value-type="string" calcext:value-type="string">
            <text:p>itm_north_round_shield, itm_dale_shield_c, itm_dale_shield_a, 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middle_2</text:p>
          </table:table-cell>
          <table:table-cell table:style-name="ce31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an_at_arms&quot;,&quot;Dale_Man-at-Arms&quot;,&quot;Dale_Men-at-Arms&quot;,tfg_shield| tfg_boots| tfg_armor| tfg_helm,0,0,fac_dale,[itm_north_leather_skullcap, itm_north_leather_skullcap_good, itm_north_skullcap, itm_north_skullcap_good, itm_dale_helmet_a,itm_dale_armor_a,itm_leather_boots,itm_rohan_shoes,itm_dale_sword,itm_dale_pike,itm_north_round_shield, itm_dale_shield_c, itm_dale_shield_a, ],attr_tier_2,wp_tier_2,knows_common,vaegir_face_young_1,vaegir_face_middle_2]," calcext:value-type="string">
            <text:p>["dale_man_at_arms","Dale_Man-at-Arms","Dale_Men-at-Arms",tfg_shield| tfg_boots| tfg_armor| tfg_helm,0,0,fac_dale,[itm_north_leather_skullcap, itm_north_leather_skullcap_good, itm_north_skullcap, itm_north_skullcap_good, itm_dale_helmet_a,itm_dale_armor_a,itm_leather_boots,itm_rohan_shoes,itm_dale_sword,itm_dale_pike,itm_north_round_shield, itm_dale_shield_c, itm_dale_shield_a, ],attr_tier_2,wp_tier_2,knows_common,vaegir_face_young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scout</text:p>
          </table:table-cell>
          <table:table-cell table:style-name="ce3" office:value-type="string" calcext:value-type="string">
            <text:p>Laketown_Scout</text:p>
          </table:table-cell>
          <table:table-cell table:style-name="ce3" office:value-type="string" calcext:value-type="string">
            <text:p>Laketown_Scouts</text:p>
          </table:table-cell>
          <table:table-cell table:style-name="ce9" office:value-type="string" calcext:value-type="string">
            <text:p>tfg_rang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</text:p>
          </table:table-cell>
          <table:table-cell table:style-name="ce15" office:value-type="string" calcext:value-type="string">
            <text:p>itm_dale_armor_c,itm_dale_armor_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regular_bow,</text:p>
          </table:table-cell>
          <table:table-cell table:style-name="ce15" office:value-type="string" calcext:value-type="string">
            <text:p>itm_dwarf_sword_b, 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bow_2</text:p>
          </table:table-cell>
          <table:table-cell table:style-name="ce26" office:value-type="string" calcext:value-type="string">
            <text:p>knows_ironflesh_1|knows_power_draw_1|knows_power_throw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laketown_scout&quot;,&quot;Laketown_Scout&quot;,&quot;Laketown_Scouts&quot;,tfg_ranged| tfg_boots| tfg_armor,0,0,fac_dale,[itm_north_leather_skullcap, itm_north_leather_skullcap_good, itm_north_skullcap,itm_dale_armor_c,itm_dale_armor_d,itm_leather_boots,itm_rohan_shoes,itm_arrows,itm_regular_bow,itm_dwarf_sword_b, ],attr_tier_2,wp_tier_bow_2,knows_ironflesh_1|knows_power_draw_1|knows_power_throw_1,vaegir_face_young_1,vaegir_face_old_2]," calcext:value-type="string">
            <text:p>["laketown_scout","Laketown_Scout","Laketown_Scouts",tfg_ranged| tfg_boots| tfg_armor,0,0,fac_dale,[itm_north_leather_skullcap, itm_north_leather_skullcap_good, itm_north_skullcap,itm_dale_armor_c,itm_dale_armor_d,itm_leather_boots,itm_rohan_shoes,itm_arrows,itm_regular_bow,itm_dwarf_sword_b, ],attr_tier_2,wp_tier_bow_2,knows_ironflesh_1|knows_power_draw_1|knows_power_throw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bowmen</text:p>
          </table:table-cell>
          <table:table-cell table:style-name="ce3" office:value-type="string" calcext:value-type="string">
            <text:p>Laketown_Bowman</text:p>
          </table:table-cell>
          <table:table-cell table:style-name="ce3" office:value-type="string" calcext:value-type="string">
            <text:p>Laketown_Bowmen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b, itm_dale_helmet_b_good, </text:p>
          </table:table-cell>
          <table:table-cell table:style-name="ce15" office:value-type="string" calcext:value-type="string">
            <text:p>itm_dale_armor_c,itm_dale_armor_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bow_3</text:p>
          </table:table-cell>
          <table:table-cell table:style-name="ce26" office:value-type="string" calcext:value-type="string">
            <text:p>knows_ironflesh_1|knows_power_draw_2|knows_athletics_2|knows_power_throw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bowmen&quot;,&quot;Laketown_Bowman&quot;,&quot;Laketown_Bowmen&quot;,tfg_ranged| tfg_boots| tfg_armor| tfg_helm,0,0,fac_dale,[itm_dale_helmet_b, itm_dale_helmet_b_good, itm_dale_armor_c,itm_dale_armor_d,itm_leather_boots,itm_rohan_shoes,itm_arrows,itm_dale_bow,itm_dale_sword, ],attr_tier_3,wp_tier_bow_3,knows_ironflesh_1|knows_power_draw_2|knows_athletics_2|knows_power_throw_1,vaegir_face_young_1,vaegir_face_older_2]," calcext:value-type="string">
            <text:p>["laketown_bowmen","Laketown_Bowman","Laketown_Bowmen",tfg_ranged| tfg_boots| tfg_armor| tfg_helm,0,0,fac_dale,[itm_dale_helmet_b, itm_dale_helmet_b_good, itm_dale_armor_c,itm_dale_armor_d,itm_leather_boots,itm_rohan_shoes,itm_arrows,itm_dale_bow,itm_dale_sword, ],attr_tier_3,wp_tier_bow_3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archer</text:p>
          </table:table-cell>
          <table:table-cell table:style-name="ce3" office:value-type="string" calcext:value-type="string">
            <text:p>Laketown_Archer</text:p>
          </table:table-cell>
          <table:table-cell table:style-name="ce3" office:value-type="string" calcext:value-type="string">
            <text:p>Laketown_Archers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,</text:p>
          </table:table-cell>
          <table:table-cell table:style-name="ce15" office:value-type="string" calcext:value-type="string">
            <text:p>itm_dale_armor_c,itm_dale_armor_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bow_4</text:p>
          </table:table-cell>
          <table:table-cell table:style-name="ce26" office:value-type="string" calcext:value-type="string">
            <text:p>knows_ironflesh_1|knows_power_draw_2|knows_athletics_2|knows_power_throw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archer&quot;,&quot;Laketown_Archer&quot;,&quot;Laketown_Archers&quot;,tfg_ranged| tfg_boots| tfg_armor| tfg_helm,0,0,fac_dale,[itm_dale_helmet_d,itm_dale_armor_c,itm_dale_armor_d,itm_leather_boots,itm_arrows,itm_dale_bow,itm_dale_sword, ],attr_tier_4,wp_tier_bow_4,knows_ironflesh_1|knows_power_draw_2|knows_athletics_2|knows_power_throw_1,vaegir_face_young_1,vaegir_face_older_2]," calcext:value-type="string">
            <text:p>["laketown_archer","Laketown_Archer","Laketown_Archers",tfg_ranged| tfg_boots| tfg_armor| tfg_helm,0,0,fac_dale,[itm_dale_helmet_d,itm_dale_armor_c,itm_dale_armor_d,itm_leather_boots,itm_arrows,itm_dale_bow,itm_dale_sword, ],attr_tier_4,wp_tier_bow_4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arding_bowmen_of_esgaroth</text:p>
          </table:table-cell>
          <table:table-cell table:style-name="ce3" office:value-type="string" calcext:value-type="string">
            <text:p>Barding_Bowman_of_Esgaroth</text:p>
          </table:table-cell>
          <table:table-cell table:style-name="ce3" office:value-type="string" calcext:value-type="string">
            <text:p>Barding_Bowmen_of_Esgaroth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, itm_dale_helmet_d_good,</text:p>
          </table:table-cell>
          <table:table-cell table:style-name="ce15" office:value-type="string" calcext:value-type="string">
            <text:p>itm_dale_armor_h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_long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archery(240)|wp(200)</text:p>
          </table:table-cell>
          <table:table-cell table:style-name="ce26" office:value-type="string" calcext:value-type="string">
            <text:p>knows_ironflesh_2|knows_power_draw_4|knows_power_strike_1|knows_athletics_3|knows_power_throw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barding_bowmen_of_esgaroth&quot;,&quot;Barding_Bowman_of_Esgaroth&quot;,&quot;Barding_Bowmen_of_Esgaroth&quot;,tfg_ranged| tfg_boots| tfg_armor| tfg_helm,0,0,fac_dale,[itm_dale_helmet_d, itm_dale_helmet_d_good,itm_dale_armor_h,itm_leather_boots,itm_arrows,itm_dale_bow,itm_dale_sword_long,],attr_tier_5,wp_archery(240)|wp(200),knows_ironflesh_2|knows_power_draw_4|knows_power_strike_1|knows_athletics_3|knows_power_throw_1,vaegir_face_young_1,vaegir_face_older_2]," calcext:value-type="string">
            <text:p>["barding_bowmen_of_esgaroth","Barding_Bowman_of_Esgaroth","Barding_Bowmen_of_Esgaroth",tfg_ranged| tfg_boots| tfg_armor| tfg_helm,0,0,fac_dale,[itm_dale_helmet_d, itm_dale_helmet_d_good,itm_dale_armor_h,itm_leather_boots,itm_arrows,itm_dale_bow,itm_dale_sword_long,],attr_tier_5,wp_archery(240)|wp(200),knows_ironflesh_2|knows_power_draw_4|knows_power_strike_1|knows_athletics_3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warrior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armor_b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itm_dale_sword,</text:p>
          </table:table-cell>
          <table:table-cell table:style-name="ce15" office:value-type="string" calcext:value-type="string">
            <text:p>itm_dale_shield_a, itm_dale_shield_b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1|knows_power_strike_1|knows_ironflesh_1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dale_warrior&quot;,&quot;Dale_Swordsman&quot;,&quot;Dale_Swordsmen&quot;,tfg_shield| tfg_boots| tfg_armor| tfg_helm,0,0,fac_dale,[itm_north_skullcap, itm_north_skullcap_good, itm_north_nasal_helm, itm_dale_helmet_a, itm_dale_helmet_a_good,itm_dale_armor_b,itm_leather_boots,itm_dale_pike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shield| tfg_boots| tfg_armor| tfg_helm,0,0,fac_dale,[itm_north_skullcap, itm_north_skullcap_good, itm_north_nasal_helm, itm_dale_helmet_a, itm_dale_helmet_a_good,itm_dale_armor_b,itm_leather_boots,itm_dale_pike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veteran_warrior</text:p>
          </table:table-cell>
          <table:table-cell table:style-name="ce3" office:value-type="string" calcext:value-type="string">
            <text:p>Dale_Veteran_Swordsman</text:p>
          </table:table-cell>
          <table:table-cell table:style-name="ce3" office:value-type="string" calcext:value-type="string">
            <text:p>Dale_Veteran_Swordsmen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itm_dale_sword,</text:p>
          </table:table-cell>
          <table:table-cell table:style-name="ce15" office:value-type="string" calcext:value-type="string">
            <text:p>itm_dale_shield_b, 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2|knows_ironflesh_2|knows_power_strike_2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veteran_warrior&quot;,&quot;Dale_Veteran_Swordsman&quot;,&quot;Dale_Veteran_Swordsmen&quot;,tfg_shield| tfg_boots| tfg_armor| tfg_helm,0,0,fac_dale,[itm_dale_helmet_c,itm_dale_armor_f,itm_leather_boots,itm_dale_pike,itm_dale_sword,itm_dale_shield_b, ],attr_tier_4,wp_tier_4,knows_athletics_2|knows_ironflesh_2|knows_power_strike_2|knows_shield_2,vaegir_face_young_1,vaegir_face_older_2]," calcext:value-type="string">
            <text:p>["dale_veteran_warrior","Dale_Veteran_Swordsman","Dale_Veteran_Swordsmen",tfg_shield| tfg_boots| tfg_armor| tfg_helm,0,0,fac_dale,[itm_dale_helmet_c,itm_dale_armor_f,itm_leather_boots,itm_dale_pike,itm_dale_sword,itm_dale_shield_b, 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rchwarde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e,</text:p>
          </table:table-cell>
          <table:table-cell table:style-name="ce15" office:value-type="string" calcext:value-type="string">
            <text:p>itm_dale_armor_h,itm_dale_armor_i,itm_dale_armor_j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broad,itm_dale_pike,</text:p>
          </table:table-cell>
          <table:table-cell table:style-name="ce15" office:value-type="string" calcext:value-type="string">
            <text:p>itm_dale_shield_b_good, 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3|knows_shield_2|knows_ironflesh_3|knows_power_strike_3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marchwarden&quot;,&quot;Hearthman_of_Dale&quot;,&quot;Hearthmen_of_Dale&quot;,tfg_shield| tfg_boots| tfg_armor| tfg_helm,0,0,fac_dale,[itm_dale_helmet_c, itm_dale_helmet_c_good, itm_dale_helmet_e,itm_dale_armor_h,itm_dale_armor_i,itm_dale_armor_j,itm_leather_gloves,itm_leather_boots,itm_dale_sword_broad,itm_dale_pike,itm_dale_shield_b_good, ],attr_tier_5,wp_tier_5,knows_athletics_3|knows_shield_2|knows_ironflesh_3|knows_power_strike_3,vaegir_face_middle_1,vaegir_face_older_2]," calcext:value-type="string">
            <text:p>["dale_marchwarden","Hearthman_of_Dale","Hearthmen_of_Dale",tfg_shield| tfg_boots| tfg_armor| tfg_helm,0,0,fac_dale,[itm_dale_helmet_c, itm_dale_helmet_c_good, itm_dale_helmet_e,itm_dale_armor_h,itm_dale_armor_i,itm_dale_armor_j,itm_leather_gloves,itm_leather_boots,itm_dale_sword_broad,itm_dale_pike,itm_dale_shield_b_good, 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pike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9" office:value-type="string" calcext:value-type="string">
            <text:p>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armor_b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</text:p>
          </table:table-cell>
          <table:table-cell table:style-name="ce15" table:number-columns-repeated="2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1|knows_power_strike_1|knows_ironflesh_1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pikeman&quot;,&quot;Dale_Spearman&quot;,&quot;Dale_Spearmen&quot;,tfg_boots| tfg_armor,0,0,fac_dale,[itm_north_skullcap, itm_north_skullcap_good, itm_north_nasal_helm, itm_dale_helmet_a, itm_dale_helmet_a_good,itm_dale_armor_b,itm_leather_boots,itm_dale_pike,],attr_tier_3,wp_tier_3,knows_athletics_1|knows_power_strike_1|knows_ironflesh_1|knows_shield_2,vaegir_face_young_1,vaegir_face_old_2]," calcext:value-type="string">
            <text:p>["dale_pikeman","Dale_Spearman","Dale_Spearmen",tfg_boots| tfg_armor,0,0,fac_dale,[itm_north_skullcap, itm_north_skullcap_good, itm_north_nasal_helm, itm_dale_helmet_a, itm_dale_helmet_a_good,itm_dale_armor_b,itm_leather_boots,itm_dale_pike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2|knows_ironflesh_2|knows_power_strike_2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billman&quot;,&quot;Dale_Billman&quot;,&quot;Dale_Billmen&quot;,tfg_boots| tfg_armor| tfg_helm,0,0,fac_dale,[itm_dale_helmet_c,itm_dale_armor_f,itm_leather_boots,itm_dale_billhook,],attr_tier_4,wp_tier_4,knows_athletics_2|knows_ironflesh_2|knows_power_strike_2|knows_shield_2,vaegir_face_young_1,vaegir_face_older_2]," calcext:value-type="string">
            <text:p>["dale_billman","Dale_Billman","Dale_Billmen",tfg_boots| tfg_armor| tfg_helm,0,0,fac_dale,[itm_dale_helmet_c,itm_dale_armor_f,itm_leather_boots,itm_dale_billhook,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f,</text:p>
          </table:table-cell>
          <table:table-cell table:style-name="ce15" office:value-type="string" calcext:value-type="string">
            <text:p>itm_dale_armor_h,itm_dale_armor_i,itm_dale_armor_j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3|knows_shield_2|knows_ironflesh_3|knows_power_strike_3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_master&quot;,&quot;Dale_Bill_Master&quot;,&quot;Dale_Bill_Masters&quot;,tfg_boots| tfg_armor| tfg_helm,0,0,fac_dale,[itm_dale_helmet_c, itm_dale_helmet_c_good, itm_dale_helmet_f,itm_dale_armor_h,itm_dale_armor_i,itm_dale_armor_j,itm_leather_gloves,itm_leather_boots,itm_dale_billhook,],attr_tier_5,wp_tier_5,knows_athletics_3|knows_shield_2|knows_ironflesh_3|knows_power_strike_3,vaegir_face_middle_1,vaegir_face_older_2]," calcext:value-type="string">
            <text:p>["dale_bill_master","Dale_Bill_Master","Dale_Bill_Masters",tfg_boots| tfg_armor| tfg_helm,0,0,fac_dale,[itm_dale_helmet_c, itm_dale_helmet_c_good, itm_dale_helmet_f,itm_dale_armor_h,itm_dale_armor_i,itm_dale_armor_j,itm_leather_gloves,itm_leather_boots,itm_dale_billhook,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squire_or_dale</text:p>
          </table:table-cell>
          <table:table-cell table:number-columns-repeated="2" table:style-name="ce3" office:value-type="string" calcext:value-type="string">
            <text:p>Northmen_Retainer</text:p>
          </table:table-cell>
          <table:table-cell table:style-name="ce9" office:value-type="string" calcext:value-type="string">
            <text:p>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</text:p>
          </table:table-cell>
          <table:table-cell table:style-name="ce15" office:value-type="string" calcext:value-type="string">
            <text:p>itm_dale_armor_b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itm_dale_sword_long,</text:p>
          </table:table-cell>
          <table:table-cell table:style-name="ce15" office:value-type="string" calcext:value-type="string">
            <text:p>itm_north_round_shield,</text:p>
          </table:table-cell>
          <table:table-cell table:style-name="ce15" office:value-type="string" calcext:value-type="string">
            <text:p>itm_dale_horse,</text:p>
          </table:table-cell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riding_1|knows_athletics_1|knows_ironflesh_1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merchant_squire_or_dale&quot;,&quot;Northmen_Retainer&quot;,&quot;Northmen_Retainer&quot;,tfg_boots| tfg_armor| tfg_shield,0,0,fac_dale,[itm_north_skullcap, itm_north_skullcap_good, itm_north_nasal_helm, itm_dale_armor_b,itm_leather_boots,itm_dale_pike,itm_dale_sword_long,itm_north_round_shield,itm_dale_horse,],attr_tier_2,wp_tier_2,knows_riding_1|knows_athletics_1|knows_ironflesh_1|knows_shield_2,vaegir_face_young_1,vaegir_face_old_2]," calcext:value-type="string">
            <text:p>["merchant_squire_or_dale","Northmen_Retainer","Northmen_Retainer",tfg_boots| tfg_armor| tfg_shield,0,0,fac_dale,[itm_north_skullcap, itm_north_skullcap_good, itm_north_nasal_helm, itm_dale_armor_b,itm_leather_boots,itm_dale_pike,itm_dale_sword_long,itm_north_round_shield,itm_dale_horse,],attr_tier_2,wp_tier_2,knows_riding_1|knows_athletics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guard_of_dale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ries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armor_e,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</text:p>
          </table:table-cell>
          <table:table-cell table:style-name="ce15" office:value-type="string" calcext:value-type="string">
            <text:p>itm_dale_horse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riding_2|knows_athletics_1|knows_ironflesh_1|knows_power_strike_1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guard_of_dale&quot;,&quot;Northmen_Auxiliary&quot;,&quot;Northmen_Auxiliaries&quot;,tf_mounted| tfg_boots| tfg_armor| tfg_helm| tfg_horse| tfg_shield,0,0,fac_dale,[itm_dale_helmet_c,itm_dale_armor_e,itm_dale_armor_f,itm_leather_boots,itm_lance,itm_dale_sword_long,itm_north_round_shield,itm_dale_horse,],attr_tier_3,wp_tier_3,knows_riding_2|knows_athletics_1|knows_ironflesh_1|knows_power_strike_1|knows_shield_2,vaegir_face_young_1,vaegir_face_old_2]," calcext:value-type="string">
            <text:p>["merchant_guard_of_dale","Northmen_Auxiliary","Northmen_Auxiliaries",tf_mounted| tfg_boots| tfg_armor| tfg_helm| tfg_horse| tfg_shield,0,0,fac_dale,[itm_dale_helmet_c,itm_dale_armor_e,itm_dale_armor_f,itm_leather_boots,itm_lance,itm_dale_sword_long,itm_north_round_shield,itm_dale_horse,],attr_tier_3,wp_tier_3,knows_riding_2|knows_athletics_1|knows_ironflesh_1|knows_power_strike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protector_of_dale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</text:p>
          </table:table-cell>
          <table:table-cell table:style-name="ce15" office:value-type="string" calcext:value-type="string">
            <text:p>itm_dale_armor_e,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 itm_dale_shield_c,itm_dale_shield_c_good, </text:p>
          </table:table-cell>
          <table:table-cell table:style-name="ce15" office:value-type="string" calcext:value-type="string">
            <text:p>itm_dale_horse,itm_dale_warhorse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riding_3|knows_ironflesh_2|knows_power_strike_2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protector_of_dale&quot;,&quot;Rhovanion_Rider&quot;,&quot;Rhovanion_Riders&quot;,tf_mounted| tfg_boots| tfg_armor| tfg_helm| tfg_horse| tfg_shield,0,0,fac_dale,[itm_dale_helmet_c, itm_dale_helmet_c_good,itm_dale_armor_e,itm_dale_armor_f,itm_leather_boots,itm_lance,itm_dale_sword_long,itm_north_round_shield, itm_dale_shield_c,itm_dale_shield_c_good, itm_dale_horse,itm_dale_warhorse,],attr_tier_4,wp_tier_4,knows_riding_3|knows_ironflesh_2|knows_power_strike_2|knows_shield_2,vaegir_face_young_1,vaegir_face_older_2]," calcext:value-type="string">
            <text:p>["merchant_protector_of_dale","Rhovanion_Rider","Rhovanion_Riders",tf_mounted| tfg_boots| tfg_armor| tfg_helm| tfg_horse| tfg_shield,0,0,fac_dale,[itm_dale_helmet_c, itm_dale_helmet_c_good,itm_dale_armor_e,itm_dale_armor_f,itm_leather_boots,itm_lance,itm_dale_sword_long,itm_north_round_shield, itm_dale_shield_c,itm_dale_shield_c_good, itm_dale_horse,itm_dale_warhorse,],attr_tier_4,wp_tier_4,knows_riding_3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irions_guard_of_dale</text:p>
          </table:table-cell>
          <table:table-cell table:number-columns-repeated="2" table:style-name="ce3" office:value-type="string" calcext:value-type="string">
            <text:p>Rhovanion_Marchwarden</text:p>
          </table:table-cell>
          <table:table-cell table:style-name="ce9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 itm_dale_helmet_f, itm_north_nasal_helm_good,</text:p>
          </table:table-cell>
          <table:table-cell table:style-name="ce15" office:value-type="string" calcext:value-type="string">
            <text:p>itm_dale_armor_e,itm_dale_armor_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long, itm_javelin, itm_javelin,</text:p>
          </table:table-cell>
          <table:table-cell table:style-name="ce15" office:value-type="string" calcext:value-type="string">
            <text:p>itm_north_round_shield, itm_dale_shield_c,itm_dale_shield_c_good, </text:p>
          </table:table-cell>
          <table:table-cell table:style-name="ce15" office:value-type="string" calcext:value-type="string">
            <text:p>itm_dale_warhorse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6|knows_shield_2|knows_ironflesh_3|knows_power_strike_3|knows_power_throw_3|knows_horse_archery_3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girions_guard_of_dale&quot;,&quot;Rhovanion_Marchwarden&quot;,&quot;Rhovanion_Marchwarden&quot;,tf_mounted| tfg_boots| tfg_gloves| tfg_armor| tfg_helm| tfg_horse| tfg_shield|tfg_polearm,0,0,fac_dale,[itm_dale_helmet_e, itm_dale_helmet_f, itm_north_nasal_helm_good,itm_dale_armor_e,itm_dale_armor_f,itm_leather_gloves,itm_leather_boots,itm_dale_sword_long, itm_javelin, itm_javelin,itm_north_round_shield, itm_dale_shield_c,itm_dale_shield_c_good, itm_dale_warhorse,],attr_tier_5,wp_tier_5,knows_riding_6|knows_shield_2|knows_ironflesh_3|knows_power_strike_3|knows_power_throw_3|knows_horse_archery_3,vaegir_face_middle_1,vaegir_face_older_2]," calcext:value-type="string">
            <text:p>["girions_guard_of_dale","Rhovanion_Marchwarden","Rhovanion_Marchwarden",tf_mounted| tfg_boots| tfg_gloves| tfg_armor| tfg_helm| tfg_horse| tfg_shield|tfg_polearm,0,0,fac_dale,[itm_dale_helmet_e, itm_dale_helmet_f, itm_north_nasal_helm_good,itm_dale_armor_e,itm_dale_armor_f,itm_leather_gloves,itm_leather_boots,itm_dale_sword_long, itm_javelin, itm_javelin,itm_north_round_shield, itm_dale_shield_c,itm_dale_shield_c_good, itm_dale_warhorse,],attr_tier_5,wp_tier_5,knows_riding_6|knows_shield_2|knows_ironflesh_3|knows_power_strike_3|knows_power_throw_3|knows_horse_archery_3,vaegir_face_middle_1,vaegir_face_older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9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 itm_dale_helmet_f, itm_north_nasal_helm_good,</text:p>
          </table:table-cell>
          <table:table-cell table:style-name="ce15" office:value-type="string" calcext:value-type="string">
            <text:p>itm_dale_armor_k,itm_dale_armor_l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dwarf_shield_c, itm_dwarf_shield_c_good,</text:p>
          </table:table-cell>
          <table:table-cell table:style-name="ce15" office:value-type="string" calcext:value-type="string">
            <text:p>itm_dale_warhorse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4|knows_shield_2|knows_ironflesh_4|knows_power_strike_3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[&quot;rhovanion_noble&quot;,&quot;Rhovanion_Noble&quot;,&quot;Rhovanion_Noblemen&quot;,tf_mounted| tfg_boots| tfg_gloves| tfg_armor| tfg_helm| tfg_horse| tfg_shield|tfg_polearm,0,0,fac_dale,[itm_dale_helmet_e, itm_dale_helmet_f, itm_north_nasal_helm_good,itm_dale_armor_k,itm_dale_armor_l,itm_leather_gloves,itm_leather_boots,itm_lance,itm_dale_sword_long,itm_dwarf_shield_c, itm_dwarf_shield_c_good,itm_dale_warhorse,],attr_tier_5,wp_tier_5,knows_riding_4|knows_shield_2|knows_ironflesh_4|knows_power_strike_3,vaegir_face_middle_1,vaegir_face_older_2]," calcext:value-type="string">
            <text:p>["rhovanion_noble","Rhovanion_Noble","Rhovanion_Noblemen",tf_mounted| tfg_boots| tfg_gloves| tfg_armor| tfg_helm| tfg_horse| tfg_shield|tfg_polearm,0,0,fac_dale,[itm_dale_helmet_e, itm_dale_helmet_f, itm_north_nasal_helm_good,itm_dale_armor_k,itm_dale_armor_l,itm_leather_gloves,itm_leather_boots,itm_lance,itm_dale_sword_long,itm_dwarf_shield_c, itm_dwarf_shield_c_good,itm_dale_warhorse,],attr_tier_5,wp_tier_5,knows_riding_4|knows_shield_2|knows_ironflesh_4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9" office:value-type="string" calcext:value-type="string">
            <text:p>tf_evil_man| tf_mount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hortsword,</text:p>
          </table:table-cell>
          <table:table-cell table:style-name="ce15" office:value-type="string" calcext:value-type="string">
            <text:p>itm_arrows,itm_hunting_bow,</text:p>
          </table:table-cell>
          <table:table-cell table:style-name="ce15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riding_3|knows_power_draw_2|knows_horse_archery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9" office:value-type="string" calcext:value-type="string">
            <text:p>tf_evil_man| tf_mounted| tfg_boots| tfg_armor| tfg_horse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falchion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4|knows_power_draw_3|knows_power_throw_1|knows_horse_archery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bow_3</text:p>
          </table:table-cell>
          <table:table-cell table:style-name="ce26" office:value-type="string" calcext:value-type="string">
            <text:p>knows_riding_5|knows_power_draw_3|knows_ironflesh_1|knows_horse_archery_4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9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bow_4</text:p>
          </table:table-cell>
          <table:table-cell table:style-name="ce26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9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l,itm_rhun_helm_i,itm_rhun_helm_j,</text:p>
          </table:table-cell>
          <table:table-cell table:style-name="ce15" office:value-type="string" calcext:value-type="string">
            <text:p>itm_rhun_armor_o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itm_rhun_bull1_shield,itm_rhun_bull2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bow_5</text:p>
          </table:table-cell>
          <table:table-cell table:style-name="ce26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a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5|knows_power_draw_4|knows_ironflesh_1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9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9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e,itm_rhun_horse_f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6|knows_power_strike_3|knows_power_draw_2|knows_power_throw_2|knows_ironflesh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shortsword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glaive,itm_rhun_greatfalchion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1|knows_ironflesh_1|knows_power_strike_1|knows_shield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itm_rhun_helm_i,</text:p>
          </table:table-cell>
          <table:table-cell table:style-name="ce15" office:value-type="string" calcext:value-type="string">
            <text:p>itm_rhun_armor_j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laive,itm_rhun_greatfalchion,itm_rhun_battleaxe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2|knows_ironflesh_2|knows_power_strike_2|knows_shield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nfantry_of_the_ox</text:p>
          </table:table-cell>
          <table:table-cell table:style-name="ce3" office:value-type="string" calcext:value-type="string">
            <text:p>Infantryman_of_the_Ox</text:p>
          </table:table-cell>
          <table:table-cell table:style-name="ce3" office:value-type="string" calcext:value-type="string">
            <text:p>Infantry_of_the_Ox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reataxe,itm_rhun_battleaxe,itm_rhun_greatsword,</text:p>
          </table:table-cell>
          <table:table-cell table:style-name="ce15" office:value-type="string" calcext:value-type="string">
            <text:p>itm_rhun_bull2_shield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3|knows_shield_2|knows_ironflesh_3|knows_power_strike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4|knows_power_draw_3|knows_power_throw_1|knows_horse_archery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b,itm_rhun_horse_d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5|knows_power_draw_4|knows_power_strike_1|knows_ironflesh_1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n,itm_rhun_armor_h,itm_rhun_armor_g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bull1_shield,itm_rhun_bull2_shield,</text:p>
          </table:table-cell>
          <table:table-cell table:style-name="ce15" office:value-type="string" calcext:value-type="string">
            <text:p>itm_rhun_horse_b,itm_rhun_horse_e,itm_rhun_horse_f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b,itm_rhun_helm_g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sword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n,itm_rhun_helm_o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falchion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6" office:value-type="string" calcext:value-type="string">
            <text:p>attr_evil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apprentice</text:p>
          </table:table-cell>
          <table:table-cell table:style-name="ce5" office:value-type="string" calcext:value-type="string">
            <text:p>Apprentice-dwarf</text:p>
          </table:table-cell>
          <table:table-cell table:style-name="ce5" office:value-type="string" calcext:value-type="string">
            <text:p>Apprentice-dwarve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</text:p>
          </table:table-cell>
          <table:table-cell table:style-name="ce16" table:number-columns-repeated="2"/>
          <table:table-cell table:style-name="ce27" office:value-type="string" calcext:value-type="string">
            <text:p>attr_dwarf_tier_1</text:p>
          </table:table-cell>
          <table:table-cell table:style-name="ce27" office:value-type="string" calcext:value-type="string">
            <text:p>wp_dwarf_tier_1</text:p>
          </table:table-cell>
          <table:table-cell table:style-name="ce27" office:value-type="string" calcext:value-type="string">
            <text:p>knows_common_dwarf|knows_ironflesh_1|knows_power_strike_1</text:p>
          </table:table-cell>
          <table:table-cell table:style-name="ce30" office:value-type="string" calcext:value-type="string">
            <text:p>dwarf_face_2</text:p>
          </table:table-cell>
          <table:table-cell table:style-name="ce30" office:value-type="string" calcext:value-type="string">
            <text:p>dwarf_face_3</text:p>
          </table:table-cell>
          <table:table-cell table:style-name="ce32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[&quot;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warrior</text:p>
          </table:table-cell>
          <table:table-cell table:style-name="ce5" office:value-type="string" calcext:value-type="string">
            <text:p>Warrior-dwarf</text:p>
          </table:table-cell>
          <table:table-cell table:style-name="ce5" office:value-type="string" calcext:value-type="string">
            <text:p>Warrio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miner, itm_dwarf_miner_nasal,itm_dwarf_nasal_b,</text:p>
          </table:table-cell>
          <table:table-cell table:style-name="ce16" office:value-type="string" calcext:value-type="string">
            <text:p>itm_dwarf_armor_a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strike_1|knows_power_throw_2|knows_ironflesh_1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dwarven_warrior&quot;,&quot;Warrior-dwarf&quot;,&quot;Warrior-dwarves&quot;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" calcext:value-type="string">
            <text:p>["dwarven_warrior","Warrior-dwarf","Warrior-dwarves"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hardened_warrior</text:p>
          </table:table-cell>
          <table:table-cell table:style-name="ce5" office:value-type="string" calcext:value-type="string">
            <text:p>Hardened_Warrior-dwarf</text:p>
          </table:table-cell>
          <table:table-cell table:style-name="ce5" office:value-type="string" calcext:value-type="string">
            <text:p>Hardened_Warrior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helm_kettle, itm_dwarf_helm_round,itm_dwarf_nasal_b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strike_2|knows_power_throw_2|knows_ironflesh_3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dwarven_hardened_warrior","Hardened_Warrior-dwarf","Hardened_Warrior-dwarves"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spearman</text:p>
          </table:table-cell>
          <table:table-cell table:style-name="ce5" office:value-type="string" calcext:value-type="string">
            <text:p>Spear-dwarf</text:p>
          </table:table-cell>
          <table:table-cell table:style-name="ce5" office:value-type="string" calcext:value-type="string">
            <text:p>Spea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3|knows_power_strike_4|knows_ironflesh_3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dwarven_spearman&quot;,&quot;Spear-dwarf&quot;,&quot;Spear-dwarves&quot;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dwarven_spearman","Spear-dwarf","Spear-dwarves"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pikeman</text:p>
          </table:table-cell>
          <table:table-cell table:style-name="ce5" office:value-type="string" calcext:value-type="string">
            <text:p>Pike-dwarf</text:p>
          </table:table-cell>
          <table:table-cell table:style-name="ce5" office:value-type="string" calcext:value-type="string">
            <text:p>Pik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c,</text:p>
          </table:table-cell>
          <table:table-cell table:style-name="ce16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4|knows_power_strike_5|knows_ironflesh_4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dwarven_pikeman&quot;,&quot;Pike-dwarf&quot;,&quot;Pike-dwarves&quot;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dwarven_pikeman","Pike-dwarf","Pike-dwarves"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halberdier</text:p>
          </table:table-cell>
          <table:table-cell table:style-name="ce5" office:value-type="string" calcext:value-type="string">
            <text:p>Longpike_Dwarf</text:p>
          </table:table-cell>
          <table:table-cell table:style-name="ce5" office:value-type="string" calcext:value-type="string">
            <text:p>Longpike_Dwarves</text:p>
          </table:table-cell>
          <table:table-cell table:style-name="ce10" office:value-type="string" calcext:value-type="string">
            <text:p>tf_dwarf| tfg_armor| tfg_shield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itm_dwarf_scale_boots,</text:p>
          </table:table-cell>
          <table:table-cell table:style-name="ce16" office:value-type="string" calcext:value-type="string">
            <text:p>itm_dwarf_spear_b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6</text:p>
          </table:table-cell>
          <table:table-cell table:number-columns-repeated="2" table:style-name="ce30" office:value-type="string" calcext:value-type="string">
            <text:p>dwarf_face_7</text:p>
          </table:table-cell>
          <table:table-cell table:style-name="ce32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dwarven_halberdier&quot;,&quot;Longpike_Dwarf&quot;,&quot;Longpike_Dwarves&quot;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dwarven_halberdier","Longpike_Dwarf","Longpike_Dwarves"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axeman</text:p>
          </table:table-cell>
          <table:table-cell table:style-name="ce5" office:value-type="string" calcext:value-type="string">
            <text:p>Axedwarf</text:p>
          </table:table-cell>
          <table:table-cell table:style-name="ce5" office:value-type="string" calcext:value-type="string">
            <text:p>Axe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</text:p>
          </table:table-cell>
          <table:table-cell table:style-name="ce16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throw_2|knows_power_strike_5|knows_ironflesh_3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dwarven_axeman&quot;,&quot;Axedwarf&quot;,&quot;Axedwarves&quot;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dwarven_axeman","Axedwarf","Axedwarves"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expert_axeman</text:p>
          </table:table-cell>
          <table:table-cell table:style-name="ce5" office:value-type="string" calcext:value-type="string">
            <text:p>Expert_Axedwarf</text:p>
          </table:table-cell>
          <table:table-cell table:style-name="ce5" office:value-type="string" calcext:value-type="string">
            <text:p>Expert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 itm_dwarf_battle_axe,</text:p>
          </table:table-cell>
          <table:table-cell table:style-name="ce16" office:value-type="string" calcext:value-type="string">
            <text:p>itm_dwarf_throwing_axe,itm_dwarf_throwing_axe,itm_dwarf_shield_b,</text:p>
          </table:table-cell>
          <table:table-cell table:style-name="ce16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3|knows_power_throw_4|knows_power_strike_6|knows_ironflesh_4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dwarven_expert_axeman&quot;,&quot;Expert_Axedwarf&quot;,&quot;Expert_Axedwarves&quot;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dwarven_expert_axeman","Expert_Axedwarf","Expert_Axedwarves"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ongbeard_axeman</text:p>
          </table:table-cell>
          <table:table-cell table:style-name="ce5" office:value-type="string" calcext:value-type="string">
            <text:p>Longbeard_Axedwarf</text:p>
          </table:table-cell>
          <table:table-cell table:style-name="ce5" office:value-type="string" calcext:value-type="string">
            <text:p>Longbeard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battle_axe, </text:p>
          </table:table-cell>
          <table:table-cell table:style-name="ce16" office:value-type="string" calcext:value-type="string">
            <text:p>itm_dwarf_throwing_axe,itm_dwarf_throwing_axe,itm_dwarf_shield_b_good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30" office:value-type="string" calcext:value-type="string">
            <text:p>dwarf_face_7</text:p>
          </table:table-cell>
          <table:table-cell table:style-name="ce32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longbeard_axeman&quot;,&quot;Longbeard_Axedwarf&quot;,&quot;Longbeard_Axedwarves&quot;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longbeard_axeman","Longbeard_Axedwarf","Longbeard_Axedwarves"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lookout</text:p>
          </table:table-cell>
          <table:table-cell table:style-name="ce5" office:value-type="string" calcext:value-type="string">
            <text:p>Lookout-dwarf</text:p>
          </table:table-cell>
          <table:table-cell table:style-name="ce5" office:value-type="string" calcext:value-type="string">
            <text:p>Lookout-dwarves</text:p>
          </table:table-cell>
          <table:table-cell table:style-name="ce10" office:value-type="string" calcext:value-type="string">
            <text:p>tf_dwarf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short_bow, itm_arrows, 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draw_1|knows_power_strike_1|knows_ironflesh_1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 itm_dwarf_hand_axe, itm_dwarf_sword_a,],attr_dwarf_tier_2,wp_dwarf_tier_2,knows_common_dwarf|knows_athletics_1|knows_power_draw_1|knows_power_strike_1|knows_ironflesh_1,dwarf_face_1,dwarf_face_2]," calcext:value-type="string">
            <text:p>["dwarven_lookout","Lookout-dwarf","Lookout-dwarves",tf_dwarf| tfg_ranged| tfg_armor| tfg_helm| tfg_boots,0,0,fac_dwarf,[itm_dwarf_hood, itm_dwarf_miner, <text:s/>itm_dwarf_miner_nasal,itm_dwarf_vest,itm_dwarf_vest_lordly,itm_dwarf_pad_boots,itm_short_bow, itm_arrows, itm_dwarf_hand_axe, itm_dwarf_sword_a,],attr_dwarf_tier_2,wp_dwarf_tier_2,knows_common_dwarf|knows_athletics_1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scout</text:p>
          </table:table-cell>
          <table:table-cell table:style-name="ce5" office:value-type="string" calcext:value-type="string">
            <text:p>Scout-dwarf</text:p>
          </table:table-cell>
          <table:table-cell table:style-name="ce5" office:value-type="string" calcext:value-type="string">
            <text:p>Scout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helm_coif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draw_2|knows_power_strike_2|knows_ironflesh_1</text:p>
          </table:table-cell>
          <table:table-cell table:style-name="ce30" office:value-type="string" calcext:value-type="string">
            <text:p>dwarf_face_4</text:p>
          </table:table-cell>
          <table:table-cell table:style-name="ce30" office:value-type="string" calcext:value-type="string">
            <text:p>dwarf_face_5</text:p>
          </table:table-cell>
          <table:table-cell table:style-name="ce32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dwarven_scout&quot;,&quot;Scout-dwarf&quot;,&quot;Scout-dwarves&quot;,tf_dwarf| tfg_ranged| tfg_gloves| tfg_shield| tfg_armor| tfg_helm| tfg_boots,0,0,fac_dwarf,[itm_dwarf_hood, itm_dwarf_helm_coif, itm_dwarf_miner,  itm_dwarf_miner_nasal,itm_dwarf_vest,itm_dwarf_vest_lordly,itm_leather_gloves,itm_dwarf_pad_boots,itm_dwarf_short_bow, itm_arrows,itm_dwarf_hand_axe, itm_dwarf_sword_a,],attr_dwarf_tier_3,wp_dwarf_tier_3,knows_common_dwarf|knows_athletics_2|knows_power_draw_2|knows_power_strike_2|knows_ironflesh_1,dwarf_face_4,dwarf_face_5]," calcext:value-type="string">
            <text:p>["dwarven_scout","Scout-dwarf","Scout-dwarves",tf_dwarf| tfg_ranged| tfg_gloves| tfg_shield| tfg_armor| tfg_helm| tfg_boots,0,0,fac_dwarf,[itm_dwarf_hood, itm_dwarf_helm_coif, itm_dwarf_miner, <text:s/>itm_dwarf_miner_nasal,itm_dwarf_vest,itm_dwarf_vest_lordly,itm_leather_gloves,itm_dwarf_pad_boots,itm_dwarf_short_bow, itm_arrows,itm_dwarf_hand_axe, itm_dwarf_sword_a,],attr_dwarf_tier_3,wp_dwarf_tier_3,knows_common_dwarf|knows_athletics_2|knows_power_draw_2|knows_power_strike_2|knows_ironflesh_1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bowman</text:p>
          </table:table-cell>
          <table:table-cell table:style-name="ce5" office:value-type="string" calcext:value-type="string">
            <text:p>Bow-dwarf</text:p>
          </table:table-cell>
          <table:table-cell table:style-name="ce5" office:value-type="string" calcext:value-type="string">
            <text:p>Bow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kettle, itm_dwarf_helm_round,</text:p>
          </table:table-cell>
          <table:table-cell table:style-name="ce16" office:value-type="string" calcext:value-type="string">
            <text:p>itm_dwarf_armor_a,itm_dwarf_vest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horn_bow, itm_arrows,</text:p>
          </table:table-cell>
          <table:table-cell table:style-name="ce16" office:value-type="string" calcext:value-type="string">
            <text:p>itm_dwarf_hand_axe, itm_dwarf_swor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draw_3|knows_power_strike_2|knows_ironflesh_2</text:p>
          </table:table-cell>
          <table:table-cell table:style-name="ce30" office:value-type="string" calcext:value-type="string">
            <text:p>dwarf_face_4</text:p>
          </table:table-cell>
          <table:table-cell table:style-name="ce30" office:value-type="string" calcext:value-type="string">
            <text:p>dwarf_face_5</text:p>
          </table:table-cell>
          <table:table-cell table:style-name="ce32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dwarven_bowman&quot;,&quot;Bow-dwarf&quot;,&quot;Bow-dwarves&quot;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dwarf_tier_4,knows_common_dwarf|knows_athletics_2|knows_power_draw_3|knows_power_strike_2|knows_ironflesh_2,dwarf_face_4,dwarf_face_5]," calcext:value-type="string">
            <text:p>["dwarven_bowman","Bow-dwarf","Bow-dwarves"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dwarf_tier_4,knows_common_dwarf|knows_athletics_2|knows_power_draw_3|knows_power_strike_2|knows_ironflesh_2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longaxeman</text:p>
          </table:table-cell>
          <table:table-cell table:style-name="ce5" office:value-type="string" calcext:value-type="string">
            <text:p>Longaxe Dwarf</text:p>
          </table:table-cell>
          <table:table-cell table:style-name="ce5" office:value-type="string" calcext:value-type="string">
            <text:p>Longaxe Dwarves</text:p>
          </table:table-cell>
          <table:table-cell table:style-name="ce10" office:value-type="string" calcext:value-type="string">
            <text:p>tf_dwarf| tfg_armor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spear_c,</text:p>
          </table:table-cell>
          <table:table-cell table:style-name="ce16" table:number-columns-repeated="2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6</text:p>
          </table:table-cell>
          <table:table-cell table:style-name="ce30" office:value-type="string" calcext:value-type="string">
            <text:p>dwarf_face_4</text:p>
          </table:table-cell>
          <table:table-cell table:style-name="ce30" office:value-type="string" calcext:value-type="string">
            <text:p>dwarf_face_5</text:p>
          </table:table-cell>
          <table:table-cell table:style-name="ce32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dwarven_longaxeman&quot;,&quot;Longaxe Dwarf&quot;,&quot;Longaxe Dwarves&quot;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" calcext:value-type="string">
            <text:p>["dwarven_longaxeman","Longaxe Dwarf","Longaxe Dwarves"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warrior</text:p>
          </table:table-cell>
          <table:table-cell table:style-name="ce5" office:value-type="string" calcext:value-type="string">
            <text:p>Iron_Hills_Warrior</text:p>
          </table:table-cell>
          <table:table-cell table:style-name="ce5" office:value-type="string" calcext:value-type="string">
            <text:p>Iron_Hills_Warriors</text:p>
          </table:table-cell>
          <table:table-cell table:style-name="ce10" office:value-type="string" calcext:value-type="string">
            <text:p>tf_dwarf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itm_dwarf_helm_coif_reinf,</text:p>
          </table:table-cell>
          <table:table-cell table:style-name="ce16" office:value-type="string" calcext:value-type="string">
            <text:p>itm_leather_dwarf_armor_b, itm_dwarf_vest_b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strike_3|knows_ironflesh_2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ron_hills_warrior","Iron_Hills_Warrior","Iron_Hills_Warriors"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, itm_dwarf_miner_reinf,</text:p>
          </table:table-cell>
          <table:table-cell table:style-name="ce16" office:value-type="string" calcext:value-type="string">
            <text:p>itm_dwarf_vest,itm_dwarf_vest_lordly,itm_leather_dwarf_armor_b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strike_2|knows_ironflesh_1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infantry</text:p>
          </table:table-cell>
          <table:table-cell table:number-columns-repeated="2" table:style-name="ce5" office:value-type="string" calcext:value-type="string">
            <text:p>Iron_Hills_Infantry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</text:p>
          </table:table-cell>
          <table:table-cell table:style-name="ce16" office:value-type="string" calcext:value-type="string">
            <text:p>itm_leather_dwarf_armor_b, itm_dwarf_vest_b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great_mattock, itm_dwarf_mattock_good, itm_dwarf_sword_a,</text:p>
          </table:table-cell>
          <table:table-cell table:style-name="ce16" office:value-type="string" calcext:value-type="string">
            <text:p><text:s/>itm_dwarf_sword_a_good,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strike_3|knows_ironflesh_2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ron_hills_infantry&quot;,&quot;Iron_Hills_Infantry&quot;,&quot;Iron_Hills_Infantry&quot;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" calcext:value-type="string">
            <text:p>["iron_hills_infantry","Iron_Hills_Infantry","Iron_Hills_Infantry"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battle_infantry</text:p>
          </table:table-cell>
          <table:table-cell table:style-name="ce5" office:value-type="string" calcext:value-type="string">
            <text:p>Iron_Hills_Battle-dwarf</text:p>
          </table:table-cell>
          <table:table-cell table:style-name="ce5" office:value-type="string" calcext:value-type="string">
            <text:p>Iron_Hills_Battl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reinf, itm_dwarf_helm_fris_reinf,</text:p>
          </table:table-cell>
          <table:table-cell table:style-name="ce16" office:value-type="string" calcext:value-type="string">
            <text:p>itm_dwarf_vest_b, itm_leather_dwarf_armo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, itm_dwarf_great_mattock,itm_dwarf_great_axe</text:p>
          </table:table-cell>
          <table:table-cell table:style-name="ce16" table:number-columns-repeated="2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3|knows_power_strike_4|knows_ironflesh_3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ron_hills_battle_infantry&quot;,&quot;Iron_Hills_Battle-dwarf&quot;,&quot;Iron_Hills_Battle-dwarves&quot;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" calcext:value-type="string">
            <text:p>["iron_hills_battle_infantry","Iron_Hills_Battle-dwarf","Iron_Hills_Battle-dwarves"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rors_guard</text:p>
          </table:table-cell>
          <table:table-cell table:style-name="ce5" office:value-type="string" calcext:value-type="string">
            <text:p>Gror's_Guard</text:p>
          </table:table-cell>
          <table:table-cell table:style-name="ce5" office:value-type="string" calcext:value-type="string">
            <text:p>Gror's_Guard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lordly, itm_dwarf_helm_fris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_good,itm_dwarf_great_mattock_good,itm_dwarf_great_axe,itm_dwarf_great_axe_good,</text:p>
          </table:table-cell>
          <table:table-cell table:style-name="ce16" table:number-columns-repeated="2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5</text:p>
          </table:table-cell>
          <table:table-cell table:number-columns-repeated="2" table:style-name="ce30" office:value-type="string" calcext:value-type="string">
            <text:p>dwarf_face_7</text:p>
          </table:table-cell>
          <table:table-cell table:style-name="ce32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grors_guard&quot;,&quot;Gror's_Guard&quot;,&quot;Gror's_Guards&quot;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" calcext:value-type="string">
            <text:p>["grors_guard","Gror's_Guard","Gror's_Guards"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commoner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gon_jerkin,itm_tld_tunic,</text:p>
          </table:table-cell>
          <table:table-cell table:style-name="ce20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hunting_bow,itm_metal_scraps_bad,itm_metal_scraps_medium,itm_metal_scraps_good,</text:p>
          </table:table-cell>
          <table:table-cell table:style-name="ce15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K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militiame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gon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itm_gondor_short_sword,itm_good_mace,</text:p>
          </table:table-cell>
          <table:table-cell table:style-name="ce15" office:value-type="string" calcext:value-type="string">
            <text:p>itm_gondor_arrows,itm_gon_tab_shield_a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power_strike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J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en_of_gondor</text:p>
          </table:table-cell>
          <table:table-cell table:style-name="ce3" office:value-type="string" calcext:value-type="string">
            <text:p>Footman_of_Gondor</text:p>
          </table:table-cell>
          <table:table-cell table:style-name="ce8" office:value-type="string" calcext:value-type="string">
            <text:p>Foot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light_helm,</text:p>
          </table:table-cell>
          <table:table-cell table:style-name="ce15" office:value-type="string" calcext:value-type="string">
            <text:p>itm_gon_footman,</text:p>
          </table:table-cell>
          <table:table-cell table:style-name="ce21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itm_gondor_short_sword,itm_good_mace,</text:p>
          </table:table-cell>
          <table:table-cell table:style-name="ce23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K86];[.K86];[.L86];[.M87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pearmen</text:p>
          </table:table-cell>
          <table:table-cell table:style-name="ce6" table:number-columns-repeated="12"/>
          <table:table-cell table:style-name="ce25"/>
          <table:table-cell table:style-name="ce6" table:number-columns-repeated="5"/>
          <table:table-cell table:style-name="ce33"/>
          <table:table-cell table:style-name="ce33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M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#Gondor Spearmen" calcext:value-type="string">
            <text:p>#Gondor Spearmen</text:p>
          </table:table-cell>
          <table:table-cell table:style-name="ce35" table:number-columns-repeated="1003"/>
        </table:table-row>
        <table:table-row table:style-name="ro1">
          <table:table-cell table:style-name="ce3" office:value-type="string" calcext:value-type="string">
            <text:p>gondor_spearme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spear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N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pearme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7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7" office:value-type="string" calcext:value-type="string">
            <text:p>itm_gon_tower_guar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tower_spear,</text:p>
          </table:table-cell>
          <table:table-cell table:style-name="ce15" office:value-type="string" calcext:value-type="string">
            <text:p>itm_gondor_shield_a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4|knows_shield_6|knows_power_strike_6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wordsmen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3"/>
          <table:table-cell table:style-name="ce33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swordsme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wordsme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ordsmen_of_the_tower_guard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tower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itadel_sword,</text:p>
          </table:table-cell>
          <table:table-cell table:style-name="ce17" office:value-type="string" calcext:value-type="string">
            <text:p>itm_gondor_shield_a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4|knows_shield_5|knows_power_strike_5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Noble Line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3"/>
          <table:table-cell table:style-name="ce33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noblemen</text:p>
          </table:table-cell>
          <table:table-cell table:style-name="ce3" office:value-type="string" calcext:value-type="string">
            <text:p>Gondor_Nobleman</text:p>
          </table:table-cell>
          <table:table-cell table:style-name="ce3" office:value-type="string" calcext:value-type="string">
            <text:p>Gondor_Noblemen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noble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table:number-columns-repeated="2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9" office:value-type="string" calcext:value-type="string">
            <text:p>tf_gondor| tf_mounted| tfg_helm| tfg_armor| tfg_boots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/>
          <table:table-cell table:style-name="ce15" office:value-type="string" calcext:value-type="string">
            <text:p>itm_gondor_courser,</text:p>
          </table:table-cell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strike_1|knows_riding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courser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shield_2|knows_power_strike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7" office:value-type="string" calcext:value-type="string">
            <text:p>itm_g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3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5" office:value-type="string" calcext:value-type="string">
            <text:p>itm_gon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7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4|knows_shield_3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citadel_knight_helm,</text:p>
          </table:table-cell>
          <table:table-cell table:style-name="ce15" office:value-type="string" calcext:value-type="string">
            <text:p>itm_gon_tower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lance_banner,itm_gondor_citadel_sword,</text:p>
          </table:table-cell>
          <table:table-cell table:style-name="ce17" office:value-type="string" calcext:value-type="string">
            <text:p>itm_gondor_shield_b,</text:p>
          </table:table-cell>
          <table:table-cell table:style-name="ce17" office:value-type="string" calcext:value-type="string">
            <text:p>itm_gondor_war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6|knows_shield_4|knows_power_strike_6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Archers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3"/>
          <table:table-cell table:style-name="ce33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#Gondor Archers" calcext:value-type="string">
            <text:p>#Gondor Archers</text:p>
          </table:table-cell>
          <table:table-cell table:style-name="ce35" table:number-columns-repeated="1003"/>
        </table:table-row>
        <table:table-row table:style-name="ro1">
          <table:table-cell table:style-name="ce3" office:value-type="string" calcext:value-type="string">
            <text:p>bowmen_of_gondor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ian_light_helm_b,</text:p>
          </table:table-cell>
          <table:table-cell table:style-name="ce17" office:value-type="string" calcext:value-type="string">
            <text:p>itm_gon_bowman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bow_3</text:p>
          </table:table-cell>
          <table:table-cell table:style-name="ce26" office:value-type="string" calcext:value-type="string">
            <text:p>knows_common|knows_power_dra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bow_4</text:p>
          </table:table-cell>
          <table:table-cell table:style-name="ce26" office:value-type="string" calcext:value-type="string">
            <text:p>knows_common|knows_athletics_2|knows_power_draw_4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bow_5</text:p>
          </table:table-cell>
          <table:table-cell table:style-name="ce26" office:value-type="string" calcext:value-type="string">
            <text:p>knows_common|knows_athletics_4|knows_power_draw_4|knows_power_strike_5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archer_helm,</text:p>
          </table:table-cell>
          <table:table-cell table:style-name="ce17" office:value-type="string" calcext:value-type="string">
            <text:p>itm_gon_steward_guard,</text:p>
          </table:table-cell>
          <table:table-cell table:style-name="ce15"/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citadel_sword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bow_6</text:p>
          </table:table-cell>
          <table:table-cell table:style-name="ce26" office:value-type="string" calcext:value-type="string">
            <text:p>knows_common|knows_athletics_5|knows_power_draw_6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Special Denethor Guards (only for scene)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3"/>
          <table:table-cell table:style-name="ce33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steward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tower_spear,</text:p>
          </table:table-cell>
          <table:table-cell table:style-name="ce17" office:value-type="string" calcext:value-type="string">
            <text:p>itm_gon_tab_shield_b,</text:p>
          </table:table-cell>
          <table:table-cell table:style-name="ce17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4|knows_shield_6|knows_power_strike_6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9" office:value-type="string" calcext:value-type="string">
            <text:p>tf_gondor| tfg_range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gon_ranger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archery(200)|wp(170)</text:p>
          </table:table-cell>
          <table:table-cell table:style-name="ce26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gon_ranger_cloak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(250)</text:p>
          </table:table-cell>
          <table:table-cell table:style-name="ce26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_mask,</text:p>
          </table:table-cell>
          <table:table-cell table:style-name="ce15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melee(320)|wp_archery(380)</text:p>
          </table:table-cell>
          <table:table-cell table:style-name="ce26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8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8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9" office:value-type="string" calcext:value-type="string">
            <text:p>tf_gondor| tfg_ranged| tfg_shiel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6" office:value-type="string" calcext:value-type="string">
            <text:p>attr_tier_7</text:p>
          </table:table-cell>
          <table:table-cell table:style-name="ce26" office:value-type="string" calcext:value-type="string">
            <text:p>wp_tier_7</text:p>
          </table:table-cell>
          <table:table-cell table:style-name="ce26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ssarnach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3"/>
          <table:table-cell table:style-name="ce33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cloth_cap,</text:p>
          </table:table-cell>
          <table:table-cell table:style-name="ce15" office:value-type="string" calcext:value-type="string">
            <text:p>itm_lossarnach_shirt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7| agi_5| int_4| cha_4|level(4)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power_throw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7" office:value-type="string" calcext:value-type="string">
            <text:p>itm_lossarnach_axe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10| agi_7| int_4| cha_4|level(8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throw_3|knows_athletics_1|knows_power_strike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_axeman_of_lossarnach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5" office:value-type="string" calcext:value-type="string">
            <text:p>itm_lossarnach_vet_axe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13|agi_11| int_4| cha_4|level(12)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power_throw_4|knows_athletics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9" office:value-type="string" calcext:value-type="string">
            <text:p>tf_gondor| tfg_shield| tfg_armor| tfg_helm| tfg_boots| tfg_glove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ssarnach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strike_5|knows_ironflesh_4|knows_power_throw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vet_warrio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loss_war_axe,</text:p>
          </table:table-cell>
          <table:table-cell table:style-name="ce17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wo_handed(320)|wp(200)</text:p>
          </table:table-cell>
          <table:table-cell table:style-name="ce26" office:value-type="string" calcext:value-type="string">
            <text:p>knows_common|knows_athletics_5|knows_power_strike_7|knows_ironflesh_5|knows_power_throw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ssarnach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lossarnac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gondor_cav_sword,itm_loss_axe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elargir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3"/>
          <table:table-cell table:style-name="ce33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9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pel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 office:value-type="string" calcext:value-type="string">
            <text:p>itm_shortened_spear,itm_gondor_javelin,</text:p>
          </table:table-cell>
          <table:table-cell table:style-name="ce15"/>
          <table:table-cell table:style-name="ce26" office:value-type="string" calcext:value-type="string">
            <text:p>str_7| agi_5| int_4| cha_4|level(4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draw_2|knows_power_thro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7" office:value-type="string" calcext:value-type="string">
            <text:p>itm_pel_marine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throw_5|knows_power_draw_5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5" office:value-type="string" calcext:value-type="string">
            <text:p>itm_pel_marine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short_bow,itm_regular_bow,</text:p>
          </table:table-cell>
          <table:table-cell table:style-name="ce15" office:value-type="string" calcext:value-type="string">
            <text:p>itm_pelargir_eket,itm_gon_tab_shield_a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draw_5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_footman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b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throw_2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heavy,</text:p>
          </table:table-cell>
          <table:table-cell table:style-name="ce15" office:value-type="string" calcext:value-type="string">
            <text:p>itm_pelargir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7" office:value-type="string" calcext:value-type="string">
            <text:p>itm_gon_tab_shield_b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5|knows_power_throw_3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elmet_light,</text:p>
          </table:table-cell>
          <table:table-cell table:style-name="ce17" office:value-type="string" calcext:value-type="string">
            <text:p>itm_pel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7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9" office:value-type="string" calcext:value-type="string">
            <text:p>tf_gondor| tfg_ranged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argir_marine_leader,</text:p>
          </table:table-cell>
          <table:table-cell table:style-name="ce15"/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7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medon</text:p>
          </table:table-cell>
          <table:table-cell table:style-name="ce6" table:number-columns-repeated="18"/>
          <table:table-cell table:style-name="ce33"/>
          <table:table-cell table:style-name="ce33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lamedon_clans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itm_spear,</text:p>
          </table:table-cell>
          <table:table-cell table:style-name="ce15" office:value-type="string" calcext:value-type="string">
            <text:p>itm_gondor_arrows,itm_gondor_javelin,itm_gondor_javelin,itm_short_bow,</text:p>
          </table:table-cell>
          <table:table-cell table:style-name="ce15"/>
          <table:table-cell table:style-name="ce26" office:value-type="string" calcext:value-type="string">
            <text:p>str_7| agi_5| int_4| cha_4|level(4)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power_throw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9" office:value-type="string" calcext:value-type="string">
            <text:p>tf_gondor| tfg_shield| tfg_armor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amedon_hood,</text:p>
          </table:table-cell>
          <table:table-cell table:style-name="ce15" office:value-type="string" calcext:value-type="string">
            <text:p>itm_lamedon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spear,itm_loss_axe,itm_loss_axe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6" office:value-type="string" calcext:value-type="string">
            <text:p>str_10| agi_7| int_4| cha_4|level(8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power_strike_1|knows_power_throw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veter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itm_gondor_spear,itm_gondor_sword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6" office:value-type="string" calcext:value-type="string">
            <text:p>str_13|agi_11| int_4| cha_4|level(12)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4|knows_power_strike_4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warrior,</text:p>
          </table:table-cell>
          <table:table-cell table:style-name="ce17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loss_axe,itm_gondor_sword,</text:p>
          </table:table-cell>
          <table:table-cell table:style-name="ce17" office:value-type="string" calcext:value-type="string">
            <text:p>itm_gon_tab_shield_d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9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helm,</text:p>
          </table:table-cell>
          <table:table-cell table:style-name="ce17" office:value-type="string" calcext:value-type="string">
            <text:p>itm_lamedon_vet_warrio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astard,itm_gondor_bastard,itm_loss_war_axe,</text:p>
          </table:table-cell>
          <table:table-cell table:style-name="ce15" table:number-columns-repeated="2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5|knows_power_strike_5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9" office:value-type="string" calcext:value-type="string">
            <text:p>tf_gondor| tf_mounted | tfg_gloves| tfg_shield| tfg_horse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amedon_helm,</text:p>
          </table:table-cell>
          <table:table-cell table:style-name="ce15" office:value-type="string" calcext:value-type="string">
            <text:p>itm_lamed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6|knows_power_strike_6|knows_ironflesh_7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medon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leader_helm,</text:p>
          </table:table-cell>
          <table:table-cell table:style-name="ce17" office:value-type="string" calcext:value-type="string">
            <text:p>itm_lamedon_leader_surcoat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innath Gelin</text:p>
          </table:table-cell>
          <table:table-cell table:style-name="ce6" table:number-columns-repeated="6"/>
          <table:table-cell table:style-name="ce18"/>
          <table:table-cell table:style-name="ce6" table:number-columns-repeated="3"/>
          <table:table-cell table:style-name="ce18"/>
          <table:table-cell table:style-name="ce6" table:number-columns-repeated="7"/>
          <table:table-cell table:style-name="ce33"/>
          <table:table-cell table:style-name="ce33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pinnath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/>
          <table:table-cell table:style-name="ce26" office:value-type="string" calcext:value-type="string">
            <text:p>str_10| agi_7| int_4| cha_4|level(8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3|knows_power_throw_1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spearman</text:p>
          </table:table-cell>
          <table:table-cell table:style-name="ce3" office:value-type="string" calcext:value-type="string">
            <text:p>Spearman_of_Pinnath_Gelin</text:p>
          </table:table-cell>
          <table:table-cell table:style-name="ce3" office:value-type="string" calcext:value-type="string">
            <text:p>Spearmen_of_Pinnath_Geli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pinnath_footman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pear,</text:p>
          </table:table-cell>
          <table:table-cell table:style-name="ce17" office:value-type="string" calcext:value-type="string">
            <text:p>itm_gon_tab_shield_a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throw_2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spearman&quot;,&quot;Spearman_of_Pinnath_Gelin&quot;,&quot;Spearmen_of_Pinnath_Gelin&quot;,tf_gondor| tfg_shield| tfg_armor| tfg_helm| tfg_boots,0,subfac_pinnath_gelin,fac_gondor,[itm_gondor_auxila_helm,itm_pinnath_footman,itm_leather_gloves,itm_gondor_light_greaves,itm_spear,itm_gon_tab_shield_a,],str_15|agi_15| int_4| cha_4|level(16),wp_tier_5,knows_common|knows_athletics_4|knows_power_throw_2|knows_power_strike_4|knows_ironflesh_4,gondor_face1,gondor_face2]," calcext:value-type="string">
            <text:p>["pinnath_gelin_spearman","Spearman_of_Pinnath_Gelin","Spearmen_of_Pinnath_Gelin",tf_gondor| tfg_shield| tfg_armor| tfg_helm| tfg_boots,0,subfac_pinnath_gelin,fac_gondor,[itm_gondor_auxila_helm,itm_pinnath_footman,itm_leather_gloves,itm_gondor_light_greaves,itm_spear,itm_gon_tab_shield_a,],str_15|agi_15| int_4| cha_4|level(16),wp_tier_5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pinnath_gelin</text:p>
          </table:table-cell>
          <table:table-cell table:style-name="ce3" office:value-type="string" calcext:value-type="string">
            <text:p>Warrior_of_Pinnath_Gelin</text:p>
          </table:table-cell>
          <table:table-cell table:style-name="ce3" office:value-type="string" calcext:value-type="string">
            <text:p>Warriors_of_Pinnath_Geli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pinnath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spear,itm_gondor_sword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one_handed(200)|wp_two_handed(200)|wp_polearm(320)</text:p>
          </table:table-cell>
          <table:table-cell table:style-name="ce26" office:value-type="string" calcext:value-type="string">
            <text:p>knows_common|knows_athletics_5|knows_power_throw_3|knows_power_strike_6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warrior_of_pinnath_gelin&quot;,&quot;Warrior_of_Pinnath_Gelin&quot;,&quot;Warriors_of_Pinnath_Gelin&quot;,tf_gondor| tfg_gloves| tfg_shield| tfg_armor| tfg_helm| tfg_boots,0,subfac_pinnath_gelin,fac_gondor,[itm_gondor_auxila_helm,itm_pinnath_warrior,itm_leather_gloves,itm_gondor_med_greaves,itm_gondor_spear,itm_gondor_sword,itm_gon_tab_shield_d,],str_18|agi_18| int_4| cha_4|level(25),wp_one_handed(200)|wp_two_handed(200)|wp_polearm(320),knows_common|knows_athletics_5|knows_power_throw_3|knows_power_strike_6|knows_ironflesh_5,gondor_face1,gondor_face2]," calcext:value-type="string">
            <text:p>["warrior_of_pinnath_gelin","Warrior_of_Pinnath_Gelin","Warriors_of_Pinnath_Gelin",tf_gondor| tfg_gloves| tfg_shield| tfg_armor| tfg_helm| tfg_boots,0,subfac_pinnath_gelin,fac_gondor,[itm_gondor_auxila_helm,itm_pinnath_warrior,itm_leather_gloves,itm_gondor_med_greaves,itm_gondor_spear,itm_gondor_sword,itm_gon_tab_shield_d,],str_18|agi_18| int_4| cha_4|level(25),wp_one_handed(200)|wp_two_handed(200)|wp_polearm(320),knows_common|knows_athletics_5|knows_power_throw_3|knows_power_strike_6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pinnath_ve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word,itm_gondor_short_sword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bow_4</text:p>
          </table:table-cell>
          <table:table-cell table:style-name="ce26" office:value-type="string" calcext:value-type="string">
            <text:p>knows_common|knows_athletics_2|knows_power_draw_4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ndor_sword,itm_gondor_short_sword,],str_15|agi_15| int_4| cha_4|level(16),wp_tier_bow_4,knows_common|knows_athletics_2|knows_power_draw_4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ndor_sword,itm_gondor_short_sword,],str_15|agi_15| int_4| cha_4|level(16)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5" office:value-type="string" calcext:value-type="string">
            <text:p>itm_pinnath_archer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bow_5</text:p>
          </table:table-cell>
          <table:table-cell table:style-name="ce26" office:value-type="string" calcext:value-type="string">
            <text:p>knows_common|knows_athletics_4|knows_power_draw_5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pinnath_archer,itm_gondor_med_greaves,itm_gondor_arrows,itm_regular_bow,itm_gondor_sword,],str_18|agi_18| int_4| cha_4|level(25),wp_tier_bow_5,knows_common|knows_athletics_4|knows_power_draw_5|knows_power_strike_2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pinnath_archer,itm_gondor_med_greaves,itm_gondor_arrows,itm_regular_bow,itm_gondor_sword,],str_18|agi_18| int_4| cha_4|level(25),wp_tier_bow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eader_helm,</text:p>
          </table:table-cell>
          <table:table-cell table:style-name="ce15" office:value-type="string" calcext:value-type="string">
            <text:p>itm_pinnat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lackroot Vale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3"/>
          <table:table-cell table:style-name="ce33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vale_archer</text:p>
          </table:table-cell>
          <table:table-cell table:number-columns-repeated="2" table:style-name="ce3" office:value-type="string" calcext:value-type="string">
            <text:p>Hunter_of_Blackroot_Vale</text:p>
          </table:table-cell>
          <table:table-cell table:style-name="ce9" office:value-type="string" calcext:value-type="string">
            <text:p>tf_gondor| <text:s/>tfg_armor| <text:s/>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blackroot_foot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hort_bow,itm_gondor_arrows,</text:p>
          </table:table-cell>
          <table:table-cell table:style-name="ce15" office:value-type="string" calcext:value-type="string">
            <text:p>itm_spear,</text:p>
          </table:table-cell>
          <table:table-cell table:style-name="ce15"/>
          <table:table-cell table:style-name="ce26" office:value-type="string" calcext:value-type="string">
            <text:p>str_10| agi_7| int_4| cha_4|level(8)</text:p>
          </table:table-cell>
          <table:table-cell table:style-name="ce26" office:value-type="string" calcext:value-type="string">
            <text:p>wp_tier_bow_2</text:p>
          </table:table-cell>
          <table:table-cell table:style-name="ce26" office:value-type="string" calcext:value-type="string">
            <text:p>knows_common|knows_power_draw_3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pear,],str_10| agi_7| int_4| cha_4|level(8),wp_tier_bow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pear,],str_10| agi_7| int_4| cha_4|level(8),wp_tier_bow_2,knows_common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blackroot_vale_archer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blackroot_hood,</text:p>
          </table:table-cell>
          <table:table-cell table:style-name="ce17" office:value-type="string" calcext:value-type="string">
            <text:p>itm_blackroot_bow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bow_4</text:p>
          </table:table-cell>
          <table:table-cell table:style-name="ce26" office:value-type="string" calcext:value-type="string">
            <text:p>knows_common|knows_athletics_2|knows_power_draw_4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bowman,itm_gondor_light_greaves,itm_gondor_arrows,itm_regular_bow,itm_gondor_sword,],str_15|agi_15| int_4| cha_4|level(16),wp_tier_bow_4,knows_common|knows_athletics_2|knows_power_draw_4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bowman,itm_gondor_light_greaves,itm_gondor_arrows,itm_regular_bow,itm_gondor_sword,],str_15|agi_15| int_4| cha_4|level(16)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blackroot_vale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blackroot_hood,</text:p>
          </table:table-cell>
          <table:table-cell table:style-name="ce15" office:value-type="string" calcext:value-type="string">
            <text:p>itm_blackroot_archer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bow_5</text:p>
          </table:table-cell>
          <table:table-cell table:style-name="ce26" office:value-type="string" calcext:value-type="string">
            <text:p>knows_common|knows_athletics_4|knows_power_draw_5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archer,itm_gondor_med_greaves,itm_gondor_arrows,itm_gondor_bow,itm_gondor_short_sword,],str_18|agi_18| int_4| cha_4|level(25),wp_tier_bow_5,knows_common|knows_athletics_4|knows_power_draw_5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archer,itm_gondor_med_greaves,itm_gondor_arrows,itm_gondor_bow,itm_gondor_short_sword,],str_18|agi_18| int_4| cha_4|level(25),wp_tier_bow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throw_2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footman_of_blackroot_vale&quot;,&quot;Footman_of_Blackroot_Vale&quot;,&quot;Footmen_of_Blackroot_Vale&quot;,tf_gondor| tfg_shield| tfg_armor| tfg_helm| tfg_boots,0,subfac_blackroot,fac_gondor,[itm_gondor_auxila_helm,itm_blackroot_footman,itm_gondor_light_greaves,itm_gondor_spear,itm_gon_tab_shield_a,],str_15|agi_15| int_4| cha_4|level(16),wp_tier_4,knows_common|knows_athletics_4|knows_power_throw_2|knows_power_strike_4|knows_ironflesh_4,gondor_face1,gondor_face2]," calcext:value-type="string">
            <text:p>["footman_of_blackroot_vale","Footman_of_Blackroot_Vale","Footmen_of_Blackroot_Vale",tf_gondor| tfg_shield| tfg_armor| tfg_helm| tfg_boots,0,subfac_blackroot,fac_gondor,[itm_gondor_auxila_helm,itm_blackroot_footman,itm_gondor_light_greaves,itm_gondor_spear,itm_gon_tab_shield_a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5" office:value-type="string" calcext:value-type="string">
            <text:p>itm_blackroot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5|knows_power_throw_3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spearman_of_blackroot_vale&quot;,&quot;Spearman_of_Blackroot_Vale&quot;,&quot;Spearmen_of_Blackroot_Vale&quot;,tf_gondor| tfg_gloves| tfg_shield| tfg_armor| tfg_helm| tfg_boots,0,subfac_blackroot,fac_gondor,[itm_gondor_auxila_helm,itm_blackroot_warrior,itm_leather_gloves,itm_gondor_med_greaves,itm_gondor_spear,itm_gon_tab_shield_d,],str_18|agi_18| int_4| cha_4|level(25),wp_tier_5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shield| tfg_armor| tfg_helm| tfg_boots,0,subfac_blackroot,fac_gondor,[itm_gondor_auxila_helm,itm_blackroot_warrior,itm_leather_gloves,itm_gondor_med_greaves,itm_gondor_spear,itm_gon_tab_shield_d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leader</text:p>
          </table:table-cell>
          <table:table-cell table:style-name="ce3" office:value-type="string" calcext:value-type="string">
            <text:p>Captain_of_Blackroot_Vale</text:p>
          </table:table-cell>
          <table:table-cell table:style-name="ce3" office:value-type="string" calcext:value-type="string">
            <text:p>Captains_of_Blackroot_Vale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eader_helm,</text:p>
          </table:table-cell>
          <table:table-cell table:style-name="ce15" office:value-type="string" calcext:value-type="string">
            <text:p>itm_blackroot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blackroot_leader&quot;,&quot;Captain_of_Blackroot_Vale&quot;,&quot;Captains_of_Blackroot_Vale&quot;,tf_gondor| tf_mounted| tfg_gloves| tfg_shield| tfg_armor| tfg_helm| tfg_horse| tfg_boots,0,subfac_blackroot,fac_gondor,[itm_gondor_leader_helm,itm_blackroot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blackroot_leader","Captain_of_Blackroot_Vale","Captains_of_Blackroot_Vale",tf_gondor| tf_mounted| tfg_gloves| tfg_shield| tfg_armor| tfg_helm| tfg_horse| tfg_boots,0,subfac_blackroot,fac_gondor,[itm_gondor_leader_helm,itm_blackroot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ol Amroth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3"/>
          <table:table-cell table:style-name="ce33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youth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9" office:value-type="string" calcext:value-type="string">
            <text:p>tf_gondor| tfg_armor| tfg_shield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dol_shirt,</text:p>
          </table:table-cell>
          <table:table-cell table:style-name="ce15"/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dolamroth_helm,</text:p>
          </table:table-cell>
          <table:table-cell table:style-name="ce15" office:value-type="string" calcext:value-type="string">
            <text:p>itm_dol_padded_coa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ol_shoes,</text:p>
          </table:table-cell>
          <table:table-cell table:style-name="ce15" office:value-type="string" calcext:value-type="string">
            <text:p>itm_gondor_lance,itm_amroth_sword_a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2|knows_shield_2|knows_power_strike_2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,</text:p>
          </table:table-cell>
          <table:table-cell table:style-name="ce17" office:value-type="string" calcext:value-type="string">
            <text:p>itm_dol_padded_coat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lance,itm_amroth_sword_a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3|knows_shield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9" office:value-type="string" calcext:value-type="string">
            <text:p>tf_gondor| tf_mounted| tfg_gloves| tfg_shield| tfg_armor| tfg_helm| tfg_horse| tfg_boots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swan_knight_helm,</text:p>
          </table:table-cell>
          <table:table-cell table:style-name="ce15" office:value-type="string" calcext:value-type="string">
            <text:p>itm_dol_hauberk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7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4|knows_shield_4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heavy_mail,itm_dol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5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4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very_heavy_mail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lance_banner,itm_amroth_sword_b,</text:p>
          </table:table-cell>
          <table:table-cell table:style-name="ce17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(360)</text:p>
          </table:table-cell>
          <table:table-cell table:style-name="ce26" office:value-type="string" calcext:value-type="string">
            <text:p>knows_common|knows_riding_8|knows_shield_4|knows_power_strike_8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dol_very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bastard,itm_amroth_lance_banner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othlorien</text:p>
          </table:table-cell>
          <table:table-cell table:style-name="ce4" table:number-columns-repeated="19"/>
          <table:table-cell table:style-name="ce4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9" office:value-type="string" calcext:value-type="string">
            <text:p>tf_lorien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/>
          <table:table-cell table:style-name="ce15" office:value-type="string" calcext:value-type="string">
            <text:p>itm_lorien_archer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bow_1</text:p>
          </table:table-cell>
          <table:table-cell table:style-name="ce26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s</text:p>
          </table:table-cell>
          <table:table-cell table:style-name="ce9" office:value-type="string" calcext:value-type="string">
            <text:p>tf_lorien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7" office:value-type="string" calcext:value-type="string">
            <text:p>itm_lorien_archer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bow_2</text:p>
          </table:table-cell>
          <table:table-cell table:style-name="ce26" office:value-type="string" calcext:value-type="string">
            <text:p>knows_common|knows_athletics_4|knows_power_draw_4|knows_power_draw_4|knows_ironflesh_1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9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a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bow_3</text:p>
          </table:table-cell>
          <table:table-cell table:style-name="ce26" office:value-type="string" calcext:value-type="string">
            <text:p>knows_common|knows_athletics_5|knows_power_draw_4|knows_power_strike_3|knows_ironflesh_3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e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bow_4</text:p>
          </table:table-cell>
          <table:table-cell table:style-name="ce26" office:value-type="string" calcext:value-type="string">
            <text:p>knows_common|knows_athletics_6|knows_power_draw_5|knows_power_strike_3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7" office:value-type="string" calcext:value-type="string">
            <text:p>itm_lorien_sword_b,itm_lorien_round_shield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bow_5</text:p>
          </table:table-cell>
          <table:table-cell table:style-name="ce26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c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round_shield,</text:p>
          </table:table-cell>
          <table:table-cell table:style-name="ce15"/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bow_6</text:p>
          </table:table-cell>
          <table:table-cell table:style-name="ce26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f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shield_c,</text:p>
          </table:table-cell>
          <table:table-cell table:style-name="ce15"/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bow_6</text:p>
          </table:table-cell>
          <table:table-cell table:style-name="ce26" office:value-type="string" calcext:value-type="string">
            <text:p>knows_common|knows_athletics_7|knows_shield_1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9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c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lorien_bow_reward,itm_elven_arrows,</text:p>
          </table:table-cell>
          <table:table-cell table:style-name="ce15" office:value-type="string" calcext:value-type="string">
            <text:p>itm_lorien_sword_a,itm_lorien_round_shield,</text:p>
          </table:table-cell>
          <table:table-cell table:style-name="ce15" office:value-type="string" calcext:value-type="string">
            <text:p>itm_lorien_warhorse,</text:p>
          </table:table-cell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bow_6</text:p>
          </table:table-cell>
          <table:table-cell table:style-name="ce26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infantry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9" office:value-type="string" calcext:value-type="string">
            <text:p>tf_lorien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1</text:p>
          </table:table-cell>
          <table:table-cell table:style-name="ce26" office:value-type="string" calcext:value-type="string">
            <text:p>knows_common|knows_athletics_4|knows_power_draw_4|knows_power_strike_2|knows_ironflesh_3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infantry</text:p>
          </table:table-cell>
          <table:table-cell table:number-columns-repeated="2" table:style-name="ce3" office:value-type="string" calcext:value-type="string">
            <text:p>Lothlorien_Veteran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5|knows_power_draw_3|knows_power_strike_3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elite_infantry</text:p>
          </table:table-cell>
          <table:table-cell table:number-columns-repeated="2" table:style-name="ce3" office:value-type="string" calcext:value-type="string">
            <text:p>Lothlorien_Elite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c,</text:p>
          </table:table-cell>
          <table:table-cell table:style-name="ce17" office:value-type="string" calcext:value-type="string">
            <text:p>itm_lorien_armor_b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5|knows_power_draw_3|knows_power_strike_5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en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melee(500)</text:p>
          </table:table-cell>
          <table:table-cell table:style-name="ce26" office:value-type="string" calcext:value-type="string">
            <text:p>knows_common|knows_athletics_5|knows_power_draw_6|knows_power_strike_8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e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7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d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c,itm_lorien_shield_c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8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f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anner,</text:p>
          </table:table-cell>
          <table:table-cell table:style-name="ce17"/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3|knows_power_draw_3|knows_power_strike_7|knows_ironflesh_10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8]&lt;&gt;&quot;&quot;;[.B178]&lt;&gt;&quot;&quot;);CONCATENATE([Variables.$I$1];[Variables.$I$7];[.A178];[Variables.$I$7];[Variables.$I$6];[Variables.$I$7];[.B178];[Variables.$I$7];[Variables.$I$6];[Variables.$I$7];[.C178];[Variables.$I$7];[Variables.$I$6];[.D178];[Variables.$I$6];[.E178];[Variables.$I$6];[.F178];[Variables.$I$6];[.G178];[Variables.$I$6];[Variables.$I$1];[.H178];[.I178];[.J178];[.K178];[.L178];[.M178];[.N178];[Variables.$I$2];[Variables.$I$6];[.O178];[Variables.$I$6];[.P178];[Variables.$I$6];[.Q178];[Variables.$I$6];[.R178];[Variables.$I$6];[.S178];IF([.T178]&lt;&gt;&quot;&quot;;CONCATENATE([Variables.$I$6];[.T178]);&quot;&quot;);[Variables.$I$2];[Variables.$I$6]);IF([.A178]&lt;&gt;&quot;&quot;;CONCATENATE(&quot;#&quot;;[.A178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short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bow_1</text:p>
          </table:table-cell>
          <table:table-cell table:style-name="ce26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regular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bow_2</text:p>
          </table:table-cell>
          <table:table-cell table:style-name="ce26" office:value-type="string" calcext:value-type="string">
            <text:p>knows_common|knows_athletics_4|knows_power_draw_4|knows_power_strike_2|knows_ironflesh_1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Bowman</text:p>
          </table:table-cell>
          <table:table-cell table:style-name="ce3" office:value-type="string" calcext:value-type="string">
            <text:p>Greenwood_Bowmen</text:p>
          </table:table-cell>
          <table:table-cell table:style-name="ce9" office:value-type="string" calcext:value-type="string">
            <text:p>tf_woodelf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bow_3</text:p>
          </table:table-cell>
          <table:table-cell table:style-name="ce26" office:value-type="string" calcext:value-type="string">
            <text:p>knows_common|knows_athletics_5|knows_power_draw_5|knows_power_strike_3|knows_ironflesh_3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bow_4</text:p>
          </table:table-cell>
          <table:table-cell table:style-name="ce26" office:value-type="string" calcext:value-type="string">
            <text:p>knows_common|knows_athletics_6|knows_power_draw_5|knows_power_strike_3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7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7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bow_5</text:p>
          </table:table-cell>
          <table:table-cell table:style-name="ce26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marksman</text:p>
          </table:table-cell>
          <table:table-cell table:style-name="ce3" office:value-type="string" calcext:value-type="string">
            <text:p>Thranduil's_Royal_Marksman</text:p>
          </table:table-cell>
          <table:table-cell table:style-name="ce3" office:value-type="string" calcext:value-type="string">
            <text:p>Thranduil's_Royal_Marksmen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7" office:value-type="string" calcext:value-type="string">
            <text:p>itm_mirkwood_armor_e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7" office:value-type="string" calcext:value-type="string">
            <text:p>itm_mirkwood_knife,</text:p>
          </table:table-cell>
          <table:table-cell table:style-name="ce17"/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bow_6</text:p>
          </table:table-cell>
          <table:table-cell table:style-name="ce26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rkwood_guardsman</text:p>
          </table:table-cell>
          <table:table-cell table:style-name="ce3" office:value-type="string" calcext:value-type="string">
            <text:p>Greenwood_Guardsman</text:p>
          </table:table-cell>
          <table:table-cell table:style-name="ce3" office:value-type="string" calcext:value-type="string">
            <text:p>Greenwood_Guardsmen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5" office:value-type="string" calcext:value-type="string">
            <text:p>itm_mirkwood_armor_a,</text:p>
          </table:table-cell>
          <table:table-cell table:style-name="ce17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c,</text:p>
          </table:table-cell>
          <table:table-cell table:style-name="ce17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pearman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9" office:value-type="string" calcext:value-type="string">
            <text:p>tf_woodelf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7" office:value-type="string" calcext:value-type="string">
            <text:p>itm_mirkwood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war_spear,itm_mirkwood_short_spear,itm_mirkwood_sword,</text:p>
          </table:table-cell>
          <table:table-cell table:style-name="ce17" office:value-type="string" calcext:value-type="string">
            <text:p>itm_mirkwood_spear_shield_a,</text:p>
          </table:table-cell>
          <table:table-cell table:style-name="ce17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5|knows_power_draw_3|knows_power_strike_3|knows_ironflesh_3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pearman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light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war_spear,itm_mirkwood_sword,</text:p>
          </table:table-cell>
          <table:table-cell table:style-name="ce15" office:value-type="string" calcext:value-type="string">
            <text:p>itm_mirkwood_spear_shield_a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6|knows_power_draw_3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royal_spearman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5" office:value-type="string" calcext:value-type="string">
            <text:p>itm_mirkwood_war_spear,</text:p>
          </table:table-cell>
          <table:table-cell table:style-name="ce15" office:value-type="string" calcext:value-type="string">
            <text:p>itm_mirkwood_spear_shield_b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7|knows_power_draw_3|knows_power_strike_5|knows_ironflesh_5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swordsman</text:p>
          </table:table-cell>
          <table:table-cell table:style-name="ce3" office:value-type="string" calcext:value-type="string">
            <text:p>Thranduil's_Royal_Swordsman</text:p>
          </table:table-cell>
          <table:table-cell table:style-name="ce3" office:value-type="string" calcext:value-type="string">
            <text:p>Thranduil's_Royal_Swords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sword,</text:p>
          </table:table-cell>
          <table:table-cell table:style-name="ce15" office:value-type="string" calcext:value-type="string">
            <text:p>itm_mirkwood_spear_shield_c,</text:p>
          </table:table-cell>
          <table:table-cell table:style-name="ce17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athletics_8|knows_power_draw_7|knows_power_strike_7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spearman</text:p>
          </table:table-cell>
          <table:table-cell table:style-name="ce3" office:value-type="string" calcext:value-type="string">
            <text:p>Thranduil's_Royal_Spearman</text:p>
          </table:table-cell>
          <table:table-cell table:style-name="ce3" office:value-type="string" calcext:value-type="string">
            <text:p>Thranduil's_Royal_Spear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c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great_spear,</text:p>
          </table:table-cell>
          <table:table-cell table:style-name="ce17" table:number-columns-repeated="2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melee(500)</text:p>
          </table:table-cell>
          <table:table-cell table:style-name="ce26" office:value-type="string" calcext:value-type="string">
            <text:p>knows_common|knows_athletics_8|knows_power_draw_7|knows_power_strike_7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woodelf_banner,</text:p>
          </table:table-cell>
          <table:table-cell table:style-name="ce17" table:number-columns-repeated="2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4|knows_power_draw_6|knows_power_strike_4|knows_ironflesh_10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/>
          <table:table-cell table:style-name="ce17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bow_2</text:p>
          </table:table-cell>
          <table:table-cell table:style-name="ce26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bow_2</text:p>
          </table:table-cell>
          <table:table-cell table:style-name="ce26" office:value-type="string" calcext:value-type="string">
            <text:p>knows_common|knows_athletics_2|knows_power_strike_2|knows_power_draw_3|knows_power_strike_4|knows_ironflesh_1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s</text:p>
          </table:table-cell>
          <table:table-cell table:style-name="ce9" office:value-type="string" calcext:value-type="string">
            <text:p>tf_imladris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22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archer_sword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bow_3</text:p>
          </table:table-cell>
          <table:table-cell table:style-name="ce26" office:value-type="string" calcext:value-type="string">
            <text:p>knows_common|knows_athletics_4|knows_power_draw_4|knows_power_strike_3|knows_ironflesh_3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bow_4</text:p>
          </table:table-cell>
          <table:table-cell table:style-name="ce26" office:value-type="string" calcext:value-type="string">
            <text:p>knows_common|knows_athletics_5|knows_power_draw_4|knows_power_strike_3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1h_sword,itm_riv_shield_a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bow_5</text:p>
          </table:table-cell>
          <table:table-cell table:style-name="ce26" office:value-type="string" calcext:value-type="string">
            <text:p>knows_common|knows_athletics_5|knows_power_draw_5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1h_sword,itm_riv_shield_a,</text:p>
          </table:table-cell>
          <table:table-cell table:style-name="ce15"/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bow_6</text:p>
          </table:table-cell>
          <table:table-cell table:style-name="ce26" office:value-type="string" calcext:value-type="string">
            <text:p>knows_common|knows_athletics_5|knows_power_draw_6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infantry</text:p>
          </table:table-cell>
          <table:table-cell table:number-columns-repeated="2" table:style-name="ce3" office:value-type="string" calcext:value-type="string">
            <text:p>Rivendell_Infantry</text:p>
          </table:table-cell>
          <table:table-cell table:style-name="ce9" office:value-type="string" calcext:value-type="string">
            <text:p>tf_imladri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7" office:value-type="string" calcext:value-type="string">
            <text:p>itm_riv_armor_ligh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4|knows_power_draw_4|knows_power_strike_3|knows_ironflesh_3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infantry</text:p>
          </table:table-cell>
          <table:table-cell table:number-columns-repeated="2" table:style-name="ce3" office:value-type="string" calcext:value-type="string">
            <text:p>Rivendell_Veteran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light_in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5|knows_power_draw_4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infantry</text:p>
          </table:table-cell>
          <table:table-cell table:number-columns-repeated="2" table:style-name="ce3" office:value-type="string" calcext:value-type="string">
            <text:p>Rivendell_Elite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c,</text:p>
          </table:table-cell>
          <table:table-cell table:style-name="ce15" office:value-type="string" calcext:value-type="string">
            <text:p>itm_riv_armor_m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22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5|knows_power_draw_5|knows_power_strike_5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royal_infantry</text:p>
          </table:table-cell>
          <table:table-cell table:number-columns-repeated="2" table:style-name="ce3" office:value-type="string" calcext:value-type="string">
            <text:p>Rivendell_Royal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spear,itm_riv_1h_sword,itm_riv_bas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5|knows_power_draw_6|knows_power_strike_7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cavalry</text:p>
          </table:table-cell>
          <table:table-cell table:number-columns-repeated="2" table:style-name="ce3" office:value-type="string" calcext:value-type="string">
            <text:p>Rivendell_Cavalry</text:p>
          </table:table-cell>
          <table:table-cell table:style-name="ce9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itm_riv_riding_sword,itm_riv_bas_sword,</text:p>
          </table:table-cell>
          <table:table-cell table:style-name="ce17" office:value-type="string" calcext:value-type="string">
            <text:p>itm_riv_shield_b,</text:p>
          </table:table-cell>
          <table:table-cell table:style-name="ce15" office:value-type="string" calcext:value-type="string">
            <text:p>itm_riv_warhorse,</text:p>
          </table:table-cell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riding_5|knows_athletics_5|knows_power_draw_5|knows_power_strike_6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s_of_Rivendell</text:p>
          </table:table-cell>
          <table:table-cell table:style-name="ce9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strong_bow,itm_elven_arrows,</text:p>
          </table:table-cell>
          <table:table-cell table:style-name="ce15" office:value-type="string" calcext:value-type="string">
            <text:p>itm_riv_1h_sword,itm_riv_bas_sword,itm_riv_shield_b,itm_riv_spear,itm_riv_riding_sword,</text:p>
          </table:table-cell>
          <table:table-cell table:style-name="ce15" office:value-type="string" calcext:value-type="string">
            <text:p>itm_riv_warhorse2,</text:p>
          </table:table-cell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imladris_banner,</text:p>
          </table:table-cell>
          <table:table-cell table:style-name="ce15" table:number-columns-repeated="2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3|knows_power_draw_6|knows_power_strike_6|knows_ironflesh_10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9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1</text:p>
          </table:table-cell>
          <table:table-cell table:style-name="ce26" office:value-type="string" calcext:value-type="string">
            <text:p>knows_common|knows_power_draw_3|knows_power_strike_1|knows_ironflesh_1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trained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2|knows_power_draw_3|knows_power_strike_4|knows_ironflesh_1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en_at_Arms</text:p>
          </table:table-cell>
          <table:table-cell table:style-name="ce9" office:value-type="string" calcext:value-type="string">
            <text:p>tf_dunedai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c,</text:p>
          </table:table-cell>
          <table:table-cell table:style-name="ce15" office:value-type="string" calcext:value-type="string">
            <text:p>itm_arnor_armor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f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4|knows_power_draw_4|knows_power_strike_5|knows_ironflesh_3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s_at_Arms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5|knows_power_draw_5|knows_power_strike_6|knows_ironflesh_4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en_of_Arnor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c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8" office:value-type="string" calcext:value-type="string">
            <text:p>knows_common|knows_athletics_5|knows_power_draw_5|knows_power_strike_7|knows_ironflesh_6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horsemen</text:p>
          </table:table-cell>
          <table:table-cell table:style-name="ce3" office:value-type="string" calcext:value-type="string">
            <text:p>Arnor_Horseman</text:p>
          </table:table-cell>
          <table:table-cell table:style-name="ce3" office:value-type="string" calcext:value-type="string">
            <text:p>Arnor_Horsemen</text:p>
          </table:table-cell>
          <table:table-cell table:style-name="ce9" office:value-type="string" calcext:value-type="string">
            <text:p>tf_dunedain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a,</text:p>
          </table:table-cell>
          <table:table-cell table:style-name="ce15" office:value-type="string" calcext:value-type="string">
            <text:p>itm_arnor_shield_c,</text:p>
          </table:table-cell>
          <table:table-cell table:style-name="ce15" office:value-type="string" calcext:value-type="string">
            <text:p>itm_dunedain_warhorse,</text:p>
          </table:table-cell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riding_4|knows_athletics_4|knows_power_draw_3|knows_power_strike_6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9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lance,</text:p>
          </table:table-cell>
          <table:table-cell table:style-name="ce24" office:value-type="string" calcext:value-type="string">
            <text:p>itm_arnor_sword_c,itm_arnor_shield_c,</text:p>
          </table:table-cell>
          <table:table-cell table:style-name="ce15" office:value-type="string" calcext:value-type="string">
            <text:p>itm_arnor_warhorse,</text:p>
          </table:table-cell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riding_5|knows_athletics_5|knows_power_strike_7|knows_ironflesh_5|knows_power_draw_6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6|knows_power_draw_4|knows_power_strike_4|knows_ironflesh_4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dunedain_ranger&quot;,&quot;Dunedain_Ranger&quot;,&quot;Dunedain_Rangers&quot;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20"/>
          <table:table-cell table:number-columns-repeated="1003"/>
        </table:table-row>
        <table:table-row table:style-name="ro1"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9"/>
          <table:table-cell table:style-name="ce15" office:value-type="string" calcext:value-type="string">
            <text:p>itm_rohan_armor_a,itm_rohan_armor_b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rohirrim_short_axe,itm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rohan_face_younger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[&quot;rohan_youth&quot;,&quot;Rohan_Youth&quot;,&quot;Rohan_Youths&quot;,tf_rohan| tfg_armor| tfg_boots,0,0,fac_rohan,[itm_rohan_armor_a,itm_rohan_armor_b,itm_rohan_shoes,itm_rohirrim_short_axe,itm_spear,itm_metal_scraps_bad,itm_metal_scraps_medium,itm_metal_scraps_good,],attr_tier_1,wp_tier_1,knows_common,rohan_face_younger_1,rohan_face_middle_2]," calcext:value-type="string">
            <text:p>["rohan_youth","Rohan_Youth","Rohan_Youths",tf_rohan| tfg_armor| tfg_boots,0,0,fac_rohan,[itm_rohan_armor_a,itm_rohan_armor_b,itm_rohan_shoes,itm_rohirrim_short_axe,itm_spear,itm_metal_scraps_bad,itm_metal_scraps_medium,itm_metal_scraps_good,],attr_tier_1,wp_tier_1,knows_common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pear,itm_rohan_sword_c,itm_good_mace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power_strike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guardsman_of_rohan&quot;,&quot;Guardsman_of_Rohan&quot;,&quot;Guardsmen_of_Rohan&quot;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" calcext:value-type="string">
            <text:p>["guardsman_of_rohan","Guardsman_of_Rohan","Guardsmen_of_Rohan"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b,itm_rohan_inf_helmet_a,</text:p>
          </table:table-cell>
          <table:table-cell table:style-name="ce15" office:value-type="string" calcext:value-type="string">
            <text:p>itm_rohan_armor_d,itm_rohan_armor_e,itm_rohan_armor_f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short_axe,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footman_of_rohan&quot;,&quot;Footman_of_Rohan&quot;,&quot;Footmen_of_Rohan&quot;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footman_of_rohan","Footman_of_Rohan","Footmen_of_Rohan"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short_axe,itm_rohan_spear,itm_rohan_sword_c,</text:p>
          </table:table-cell>
          <table:table-cell table:style-name="ce15" office:value-type="string" calcext:value-type="string">
            <text:p>itm_heavy_throwing_spear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2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veteran_footman_of_rohan&quot;,&quot;Veteran_Footman_of_Rohan&quot;,&quot;Veteran_Footmen_of_Rohan&quot;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" calcext:value-type="string">
            <text:p>["veteran_footman_of_rohan","Veteran_Footman_of_Rohan","Veteran_Footmen_of_Rohan"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itm_rohan_spear,itm_rohan_sword_c,</text:p>
          </table:table-cell>
          <table:table-cell table:style-name="ce15" office:value-type="string" calcext:value-type="string">
            <text:p>itm_heavy_throwing_spear,itm_rohan_sword_c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2|knows_power_throw_4|knows_power_strike_4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elite_footman_of_rohan&quot;,&quot;Elite_Footman_of_Rohan&quot;,&quot;Elite_Footmen_of_Rohan&quot;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" calcext:value-type="string">
            <text:p>["elite_footman_of_rohan","Elite_Footman_of_Rohan","Elite_Footmen_of_Rohan"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heavy_throwing_spear,itm_rohirrim_throwing_axe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4|knows_shield_2|knows_power_throw_6|knows_power_strike_6|knows_ironflesh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folcwine_guard_of_rohan&quot;,&quot;Folcwine_Guard_of_Rohan&quot;,&quot;Folcwine_Guards_of_Rohan&quot;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" calcext:value-type="string">
            <text:p>["folcwine_guard_of_rohan","Folcwine_Guard_of_Rohan","Folcwine_Guards_of_Rohan"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/>
          <table:table-cell table:style-name="ce15" office:value-type="string" calcext:value-type="string">
            <text:p>itm_rohan_armor_o,itm_rohan_armor_n,itm_rohan_armor_m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rohirrim_throwing_axe,itm_rohan_shield_a,itm_rohan_shield_b,itm_rohan_shield_c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7|knows_shield_3|knows_power_throw_2|knows_power_strike_6|knows_ironflesh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raider_of_rohan&quot;,&quot;Frealaf_Raider&quot;,&quot;Frealaf_Raiders&quot;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" calcext:value-type="string">
            <text:p>["raider_of_rohan","Frealaf_Raider","Frealaf_Raiders"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swordsman_of_rohan</text:p>
          </table:table-cell>
          <table:table-cell table:style-name="ce3" office:value-type="string" calcext:value-type="string">
            <text:p>Heavy_Swordsman_of_Rohan</text:p>
          </table:table-cell>
          <table:table-cell table:style-name="ce3" office:value-type="string" calcext:value-type="string">
            <text:p>Heavy_Swords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2h_sword,</text:p>
          </table:table-cell>
          <table:table-cell table:style-name="ce15" table:number-columns-repeated="2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2|knows_power_strike_4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heavy_swordsman_of_rohan&quot;,&quot;Heavy_Swordsman_of_Rohan&quot;,&quot;Heavy_Swordsmen_of_Rohan&quot;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" calcext:value-type="string">
            <text:p>["heavy_swordsman_of_rohan","Heavy_Swordsman_of_Rohan","Heavy_Swordsmen_of_Rohan"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den_of_methuseld</text:p>
          </table:table-cell>
          <table:table-cell table:style-name="ce3" office:value-type="string" calcext:value-type="string">
            <text:p>Warden_of_Methuseld</text:p>
          </table:table-cell>
          <table:table-cell table:style-name="ce3" office:value-type="string" calcext:value-type="string">
            <text:p>Wardens_of_Methuseld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p,itm_rohan_armor_q,itm_rohan_armor_r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word_c,</text:p>
          </table:table-cell>
          <table:table-cell table:style-name="ce15" office:value-type="string" calcext:value-type="string">
            <text:p>itm_rohan_shield_g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5|knows_shield_2|knows_power_strike_6|knows_ironflesh_6</text:p>
          </table:table-cell>
          <table:table-cell table:style-name="ce29" office:value-type="string" calcext:value-type="string">
            <text:p>rohan_face_old_1</text:p>
          </table:table-cell>
          <table:table-cell table:style-name="ce29" office:value-type="string" calcext:value-type="string">
            <text:p>rohan_face_older_2</text:p>
          </table:table-cell>
          <table:table-cell table:style-name="ce31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warden_of_methuseld&quot;,&quot;Warden_of_Methuseld&quot;,&quot;Wardens_of_Methuseld&quot;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" calcext:value-type="string">
            <text:p>["warden_of_methuseld","Warden_of_Methuseld","Wardens_of_Methuseld"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/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itm_heavy_throwing_spear,</text:p>
          </table:table-cell>
          <table:table-cell table:style-name="ce15" office:value-type="string" calcext:value-type="string">
            <text:p>itm_rohan_sword_c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bow_3</text:p>
          </table:table-cell>
          <table:table-cell table:style-name="ce26" office:value-type="string" calcext:value-type="string">
            <text:p>knows_horse_archery_2|knows_riding_3|knows_power_draw_2|knows_power_throw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skirmisher_of_rohan&quot;,&quot;Skirmisher_of_Rohan&quot;,&quot;Skirmishers_of_Rohan&quot;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" calcext:value-type="string">
            <text:p>["skirmisher_of_rohan","Skirmisher_of_Rohan","Skirmishers_of_Rohan"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bow_4</text:p>
          </table:table-cell>
          <table:table-cell table:style-name="ce26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veteran_skirmisher_of_rohan&quot;,&quot;Veteran_Skirmisher_of_Rohan&quot;,&quot;Veteran_Skirmishers_of_Rohan&quot;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" calcext:value-type="string">
            <text:p>["veteran_skirmisher_of_rohan","Veteran_Skirmisher_of_Rohan","Veteran_Skirmishers_of_Rohan"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archer_helmet_b,</text:p>
          </table:table-cell>
          <table:table-cell table:style-name="ce15" office:value-type="string" calcext:value-type="string">
            <text:p>itm_rohan_armor_m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 office:value-type="string" calcext:value-type="string">
            <text:p>itm_rohan_warhorse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bow_5</text:p>
          </table:table-cell>
          <table:table-cell table:style-name="ce26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elite_skirmisher_of_rohan&quot;,&quot;Elite_Skirmisher_of_Rohan&quot;,&quot;Elite_Skirmishers_of_Rohan&quot;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bow_5,knows_horse_archery_5|knows_riding_6|knows_power_draw_4|knows_power_strike_2|knows_ironflesh_2|knows_power_throw_4,rohan_face_middle_1,rohan_face_old_2]," calcext:value-type="string">
            <text:p>["elite_skirmisher_of_rohan","Elite_Skirmisher_of_Rohan","Elite_Skirmishers_of_Rohan"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 office:value-type="string" calcext:value-type="string">
            <text:p>itm_thengel_warhorse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bow_6</text:p>
          </table:table-cell>
          <table:table-cell table:style-name="ce26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thengel_guard_of_rohan&quot;,&quot;Thengel_Guard_of_Rohan&quot;,&quot;Thengel_Guards_of_Rohan&quot;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bow_6,knows_horse_archery_7|knows_riding_7|knows_power_draw_5|knows_power_strike_3|knows_ironflesh_3|knows_power_throw_5,rohan_face_middle_1,rohan_face_old_2]," calcext:value-type="string">
            <text:p>["thengel_guard_of_rohan","Thengel_Guard_of_Rohan","Thengel_Guards_of_Rohan"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itm_rohan_lance,</text:p>
          </table:table-cell>
          <table:table-cell table:style-name="ce15" office:value-type="string" calcext:value-type="string">
            <text:p>itm_rohan_cav_sword,itm_rohan_shield_a,itm_rohan_shield_b,itm_rohan_shield_c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4|knows_shield_1|knows_power_strike_4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lancer_of_rohan&quot;,&quot;Lancer_of_Rohan&quot;,&quot;Lancers_of_Rohan&quot;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lancer_of_rohan","Lancer_of_Rohan","Lancers_of_Rohan"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itm_rohan_cav_helmet_c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,itm_rohan_lance,itm_rohan_lance_banner_horse,</text:p>
          </table:table-cell>
          <table:table-cell table:style-name="ce15" office:value-type="string" calcext:value-type="string">
            <text:p>itm_rohan_cav_sword,itm_rohan_shield_d,itm_rohan_shield_e,itm_rohan_shield_f,</text:p>
          </table:table-cell>
          <table:table-cell table:style-name="ce15" office:value-type="string" calcext:value-type="string">
            <text:p>itm_rohan_warhorse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2|knows_power_strike_5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elite_lancer_of_rohan&quot;,&quot;Elite_Lancer_of_Rohan&quot;,&quot;Elite_Lancers_of_Rohan&quot;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elite_lancer_of_rohan","Elite_Lancer_of_Rohan","Elite_Lancers_of_Rohan"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an_cav_sword,</text:p>
          </table:table-cell>
          <table:table-cell table:style-name="ce15" office:value-type="string" calcext:value-type="string">
            <text:p>itm_rohan_war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7|knows_shield_3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brego_guard_of_rohan&quot;,&quot;Brego_Guard_of_Rohan&quot;,&quot;Brego_Guards_of_Rohan&quot;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" calcext:value-type="string">
            <text:p>["brego_guard_of_rohan","Brego_Guard_of_Rohan","Brego_Guards_of_Rohan"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c,</text:p>
          </table:table-cell>
          <table:table-cell table:style-name="ce15" office:value-type="string" calcext:value-type="string">
            <text:p>itm_rohan_armor_p,itm_rohan_armor_q,itm_rohan_armor_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inf_sword,itm_rohan_cav_sword,itm_rohirrim_long_hafted_axe,itm_rohan_sword_c,itm_rohan_shield_g,</text:p>
          </table:table-cell>
          <table:table-cell table:style-name="ce15" office:value-type="string" calcext:value-type="string">
            <text:p>itm_rohan_war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7|knows_shield_3|knows_power_strike_7|knows_ironflesh_6</text:p>
          </table:table-cell>
          <table:table-cell table:style-name="ce29" office:value-type="string" calcext:value-type="string">
            <text:p>rohan_face_old_1</text:p>
          </table:table-cell>
          <table:table-cell table:style-name="ce29" office:value-type="string" calcext:value-type="string">
            <text:p>rohan_face_older_2</text:p>
          </table:table-cell>
          <table:table-cell table:style-name="ce31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king_s_man_of_rohan&quot;,&quot;King's_Guard&quot;,&quot;King's_Guards&quot;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" calcext:value-type="string">
            <text:p>["king_s_man_of_rohan","King's_Guard","King's_Guards"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9" office:value-type="string" calcext:value-type="string">
            <text:p>tf_roh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 office:value-type="string" calcext:value-type="string">
            <text:p>itm_saddle_horse,</text:p>
          </table:table-cell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shield_1| knows_riding_1|knows_power_strike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squire_of_rohan&quot;,&quot;Squire_of_Rohan&quot;,&quot;Squires_of_Rohan&quot;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" calcext:value-type="string">
            <text:p>["squire_of_rohan","Squire_of_Rohan","Squires_of_Rohan"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9" office:value-type="string" calcext:value-type="string">
            <text:p>tf_rohan| tf_mounted| tfg_shiel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d,itm_rohan_armor_e,itm_rohan_armor_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itm_rohan_spear,itm_rohan_spear,</text:p>
          </table:table-cell>
          <table:table-cell table:style-name="ce15" office:value-type="string" calcext:value-type="string">
            <text:p>itm_rohan_sword_c,itm_rohirrim_long_hafted_axe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3|knows_shield_1|knows_power_strike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rider_of_rohan&quot;,&quot;Rider_of_Rohan&quot;,&quot;Riders_of_Rohan&quot;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" calcext:value-type="string">
            <text:p>["rider_of_rohan","Rider_of_Rohan","Riders_of_Rohan"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9" office:value-type="string" calcext:value-type="string">
            <text:p>tf_roh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a,itm_rohan_cav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5|knows_shield_3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veteran_rider_of_rohan&quot;,&quot;Veteran_Rider_of_Rohan&quot;,&quot;Veteran_Riders_of_Rohan&quot;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" calcext:value-type="string">
            <text:p>["veteran_rider_of_rohan","Veteran_Rider_of_Rohan","Veteran_Riders_of_Rohan"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itm_rohan_cav_helmet_c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5" office:value-type="string" calcext:value-type="string">
            <text:p>itm_rohirrim_courser2,itm_rohirrim_hunter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6|knows_shield_3|knows_power_strike_2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elite_rider_of_rohan&quot;,&quot;Elite_Rider_of_Rohan&quot;,&quot;Elite_Riders_of_Rohan&quot;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" calcext:value-type="string">
            <text:p>["elite_rider_of_rohan","Elite_Rider_of_Rohan","Elite_Riders_of_Rohan"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ptain_helmet,</text:p>
          </table:table-cell>
          <table:table-cell table:style-name="ce15" office:value-type="string" calcext:value-type="string">
            <text:p>itm_rohan_armor_s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an_inf_sword,itm_rohan_inf_sword,itm_rohan_cav_sword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an_war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3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eorl_guard_of_rohan&quot;,&quot;Eorl_Guard_of_Rohan&quot;,&quot;Eorl_Guards_of_Rohan&quot;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" calcext:value-type="string">
            <text:p>["eorl_guard_of_rohan","Eorl_Guard_of_Rohan","Eorl_Guards_of_Rohan"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Default" table:number-columns-repeated="2"/>
          <table:table-cell table:style-name="ce4" table:number-columns-repeated="14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itm_heavy_throwing_spear,</text:p>
          </table:table-cell>
          <table:table-cell table:style-name="ce15" office:value-type="string" calcext:value-type="string">
            <text:p>itm_rohan_sword_c,itm_rohan_shield_a,itm_rohan_shield_b,itm_rohan_shield_c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horse_archery_3|knows_riding_4|knows_power_draw_3|knows_power_strike_2|knows_ironflesh_1|knows_power_throw_3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dismounted_skirmisher_of_rohan&quot;,&quot;Skirmisher_of_Rohan&quot;,&quot;Skirmishers_of_Rohan&quot;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" calcext:value-type="string">
            <text:p>["dismounted_skirmisher_of_rohan","Skirmisher_of_Rohan","Skirmishers_of_Rohan"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archer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[&quot;dismounted_veteran_skirmisher_of_rohan&quot;,&quot;Veteran_Skirmisher_of_Rohan&quot;,&quot;Veteran_Skirmishers_of_Rohan&quot;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b,itm_rohan_archer_helmet_c</text:p>
          </table:table-cell>
          <table:table-cell table:style-name="ce15" office:value-type="string" calcext:value-type="string">
            <text:p>,itm_rohan_armor_m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desert_warrior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9" office:value-type="string" calcext:value-type="string">
            <text:p>tf_harad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office:value-type="string" calcext:value-type="string">
            <text:p>itm_harad_tunic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javelin,itm_harad_short_spear,</text:p>
          </table:table-cell>
          <table:table-cell table:style-name="ce15" table:number-columns-repeated="2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2|knows_shield_1|knows_power_strike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infantry</text:p>
          </table:table-cell>
          <table:table-cell table:number-columns-repeated="2" table:style-name="ce3" office:value-type="string" calcext:value-type="string">
            <text:p>Harad_Light_Infantry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sabre,itm_harad_short_spear,itm_harad_dagger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3|knows_shield_2|knows_power_strike_2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infantry&quot;,&quot;Harad_Light_Infantry&quot;,&quot;Harad_Light_Infantry&quot;,tf_harad| tfg_armor| tfg_boots,0,0,fac_harad,[itm_harad_hauberk,itm_desert_boots,itm_harad_sabre,itm_harad_short_spear,itm_harad_dagger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abre,itm_harad_short_spear,itm_harad_dagger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veteran_infantry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9" office:value-type="string" calcext:value-type="string">
            <text:p>tf_harad| tfg_shield| tfg_armor| tfg_helm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9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tiger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heavy_sword,itm_harad_khopesh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heavy_sword,itm_harad_khopesh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heavy_sword,itm_harad_khopesh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lion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heavy_sword,itm_harad_khopesh,</text:p>
          </table:table-cell>
          <table:table-cell table:style-name="ce24" office:value-type="string" calcext:value-type="string">
            <text:p>itm_harad_long_shiel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6|knows_power_strike_5|knows_ironflesh_6|knows_shield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heavy_sword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heavy_sword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kirmisher</text:p>
          </table:table-cell>
          <table:table-cell table:style-name="ce3" office:value-type="string" calcext:value-type="string">
            <text:p>Harad_Skirmisher</text:p>
          </table:table-cell>
          <table:table-cell table:style-name="ce3" office:value-type="string" calcext:value-type="string">
            <text:p>Harad_Skirmisher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dagger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bow_3</text:p>
          </table:table-cell>
          <table:table-cell table:style-name="ce26" office:value-type="string" calcext:value-type="string">
            <text:p>knows_common|knows_athletics_1|knows_power_draw_2|knows_ironflesh_1|knows_power_throw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skirmisher&quot;,&quot;Harad_Skirmisher&quot;,&quot;Harad_Skirmishers&quot;,tf_harad| tfg_ranged| tfg_armor| tfg_helm| tfg_boots,0,0,fac_harad,[itm_harad_heavy_inf_helm,itm_harad_skirmisher,itm_desert_boots,itm_harad_bow,itm_harad_arrows,itm_harad_dagger,],attr_evil_tier_3,wp_tier_bow_3,knows_common|knows_athletics_1|knows_power_draw_2|knows_ironflesh_1|knows_power_throw_2,haradrim_face_1,haradrim_face_2]," calcext:value-type="string">
            <text:p>["harad_skirmisher","Harad_Skirmisher","Harad_Skirmishers",tf_harad| tfg_ranged| tfg_armor| tfg_helm| tfg_boots,0,0,fac_harad,[itm_harad_heavy_inf_helm,itm_harad_skirmisher,itm_desert_boots,itm_harad_bow,itm_harad_arrows,itm_harad_dagger,],attr_evil_tier_3,wp_tier_bow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skirmisher_sword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bow_4</text:p>
          </table:table-cell>
          <table:table-cell table:style-name="ce26" office:value-type="string" calcext:value-type="string">
            <text:p>knows_common|knows_athletics_2|knows_power_draw_3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skirmisher_sword,],attr_evil_tier_4,wp_tier_bow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skirmisher_sword,],attr_evil_tier_4,wp_tier_bow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eaglehelm,</text:p>
          </table:table-cell>
          <table:table-cell table:style-name="ce15" office:value-type="string" calcext:value-type="string">
            <text:p>itm_black_snake_arm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lg_bow,itm_harad_arrows,</text:p>
          </table:table-cell>
          <table:table-cell table:style-name="ce15" office:value-type="string" calcext:value-type="string">
            <text:p>itm_eagle_guard_spear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bow_5</text:p>
          </table:table-cell>
          <table:table-cell table:style-name="ce26" office:value-type="string" calcext:value-type="string">
            <text:p>knows_common|knows_athletics_2|knows_power_draw_4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ad_eagle_guard&quot;,&quot;Eagle_Guard&quot;,&quot;Eagle_Guards&quot;,tf_harad| tfg_ranged| tfg_armor| tfg_helm| tfg_boots,0,0,fac_harad,[itm_harad_eaglehelm,itm_black_snake_armor,itm_leather_gloves,itm_harad_leather_greaves,itm_lg_bow,itm_harad_arrows,itm_eagle_guard_spear,],attr_evil_tier_5,wp_tier_bow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black_snake_armor,itm_leather_gloves,itm_harad_leather_greaves,itm_lg_bow,itm_harad_arrows,itm_eagle_guard_spear,],attr_evil_tier_5,wp_tier_bow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9" office:value-type="string" calcext:value-type="string">
            <text:p>tf_hara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office:value-type="string" calcext:value-type="string">
            <text:p>itm_harad_padded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a,</text:p>
          </table:table-cell>
          <table:table-cell table:style-name="ce15" office:value-type="string" calcext:value-type="string">
            <text:p>itm_saddle_horse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shield_1|knows_power_strike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[&quot;harondor_scout&quot;,&quot;Harondor_Scout&quot;,&quot;Harondor_Scouts&quot;,tf_harad| tf_mounted| tfg_armor| tfg_horse| tfg_boots,0,0,fac_harad,[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horse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shield_2|knows_power_strike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light_cavalry</text:p>
          </table:table-cell>
          <table:table-cell table:number-columns-repeated="2" table:style-name="ce3" office:value-type="string" calcext:value-type="string">
            <text:p>Harondor_Light_Cavalry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wavy_helm,</text:p>
          </table:table-cell>
          <table:table-cell table:style-name="ce15" office:value-type="string" calcext:value-type="string">
            <text:p>itm_harad_lamellar,</text:p>
          </table:table-cell>
          <table:table-cell table:style-name="ce15"/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warhorse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ng_heavy_cavalry</text:p>
          </table:table-cell>
          <table:table-cell table:number-columns-repeated="2" table:style-name="ce3" office:value-type="string" calcext:value-type="string">
            <text:p>Fang_Heavy_Cavalry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dragon_helm,</text:p>
          </table:table-cell>
          <table:table-cell table:style-name="ce15" office:value-type="string" calcext:value-type="string">
            <text:p>itm_harad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yellow_shield,</text:p>
          </table:table-cell>
          <table:table-cell table:style-name="ce15" office:value-type="string" calcext:value-type="string">
            <text:p>itm_harad_warhorse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3|knows_power_strike_3|knows_ironflesh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fang_heavy_cavalry&quot;,&quot;Fang_Heavy_Cavalry&quot;,&quot;Fang_Heavy_Cavalry&quot;,tf_harad| tf_mounted| tfg_shield| tfg_armor| tfg_helm| tfg_horse| tfg_boots,0,0,fac_harad,[itm_harad_dragon_helm,itm_harad_heavy,itm_leather_gloves,itm_harad_lamellar_greaves,itm_harad_long_spear,itm_harad_yellow_shield,itm_harad_warhorse],attr_evil_tier_5,wp_tier_5,knows_common|knows_riding_5|knows_shield_3|knows_power_strike_3|knows_ironflesh_3,haradrim_face_1,haradrim_face_2]," calcext:value-type="string">
            <text:p>["fang_heavy_cavalry","Fang_Heavy_Cavalry","Fang_Heavy_Cavalry",tf_harad| tf_mounted| tfg_shield| tfg_armor| tfg_helm| tfg_horse| tfg_boots,0,0,fac_harad,[itm_harad_dragon_helm,itm_harad_heavy,itm_leather_gloves,itm_harad_lamellar_greaves,itm_harad_long_spear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horse_archer</text:p>
          </table:table-cell>
          <table:table-cell table:style-name="ce3" office:value-type="string" calcext:value-type="string">
            <text:p>Harad_Horse_Archer</text:p>
          </table:table-cell>
          <table:table-cell table:style-name="ce3" office:value-type="string" calcext:value-type="string">
            <text:p>Harad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sabre,</text:p>
          </table:table-cell>
          <table:table-cell table:style-name="ce15" office:value-type="string" calcext:value-type="string">
            <text:p>itm_saddle_horse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bow_3</text:p>
          </table:table-cell>
          <table:table-cell table:style-name="ce26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harad_horse_archer&quot;,&quot;Harad_Horse_Archer&quot;,&quot;Harad_Horse_Archers&quot;,tf_harad| tfg_ranged| tf_mounted| tfg_armor| tfg_helm| tfg_horse| tfg_boots,0,0,fac_harad,[itm_harad_cav_helm_b,itm_harad_skirmisher,itm_desert_boots,itm_harad_bow,itm_harad_arrows,itm_harad_sabre,itm_saddle_horse,],attr_evil_tier_3,wp_tier_bow_3,knows_common|knows_horse_archery_2|knows_riding_3|knows_shield_1|knows_power_draw_2|knows_power_strike_2|knows_ironflesh_1,haradrim_face_1,haradrim_face_2]," calcext:value-type="string">
            <text:p>["harad_horse_archer","Harad_Horse_Archer","Harad_Horse_Archers",tf_harad| tfg_ranged| tf_mounted| tfg_armor| tfg_helm| tfg_horse| tfg_boots,0,0,fac_harad,[itm_harad_cav_helm_b,itm_harad_skirmisher,itm_desert_boots,itm_harad_bow,itm_harad_arrows,itm_harad_sabre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harad_sabre,</text:p>
          </table:table-cell>
          <table:table-cell table:style-name="ce15" office:value-type="string" calcext:value-type="string">
            <text:p>itm_harad_horse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bow_4</text:p>
          </table:table-cell>
          <table:table-cell table:style-name="ce26" office:value-type="string" calcext:value-type="string">
            <text:p>knows_common|knows_horse_archery_4|knows_riding_4|knows_power_draw_3|knows_power_strike_2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black_snake_horse_archer&quot;,&quot;Black_Snake_Horse_Archer&quot;,&quot;Black_Snake_Horse_Archers&quot;,tf_harad| tfg_ranged| tf_mounted| tfg_armor| tfg_helm| tfg_horse| tfg_boots,0,0,fac_harad,[itm_harad_heavy_inf_helm,itm_harad_archer,itm_harad_leather_greaves,itm_nomad_bow,itm_harad_arrows,itm_harad_sabre,itm_harad_horse,],attr_evil_tier_4,wp_tier_bow_4,knows_common|knows_horse_archery_4|knows_riding_4|knows_power_draw_3|knows_power_strike_2|knows_ironflesh_1,haradrim_face_1,haradrim_face_2]," calcext:value-type="string">
            <text:p>["black_snake_horse_archer","Black_Snake_Horse_Archer","Black_Snake_Horse_Archers",tf_harad| tfg_ranged| tf_mounted| tfg_armor| tfg_helm| tfg_horse| tfg_boots,0,0,fac_harad,[itm_harad_heavy_inf_helm,itm_harad_archer,itm_harad_leather_greaves,itm_nomad_bow,itm_harad_arrows,itm_harad_sabre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ld_serpent_horse_archer</text:p>
          </table:table-cell>
          <table:table-cell table:style-name="ce3" office:value-type="string" calcext:value-type="string">
            <text:p>Gold_Serpent_Horse_Archer</text:p>
          </table:table-cell>
          <table:table-cell table:style-name="ce3" office:value-type="string" calcext:value-type="string">
            <text:p>Gold_Serpent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black_snake_helm,</text:p>
          </table:table-cell>
          <table:table-cell table:style-name="ce15" office:value-type="string" calcext:value-type="string">
            <text:p>itm_black_snake_armo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black_snake_sword,</text:p>
          </table:table-cell>
          <table:table-cell table:style-name="ce15" office:value-type="string" calcext:value-type="string">
            <text:p>itm_harad_warhorse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bow_5</text:p>
          </table:table-cell>
          <table:table-cell table:style-name="ce26" office:value-type="string" calcext:value-type="string">
            <text:p>knows_common|knows_horse_archery_5|knows_riding_5|knows_power_strike_2|knows_ironflesh_3|knows_power_draw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gold_serpent_horse_archer&quot;,&quot;Gold_Serpent_Horse_Archer&quot;,&quot;Gold_Serpent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gold_serpent_horse_archer","Gold_Serpent_Horse_Archer","Gold_Serpent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table:number-columns-repeated="3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1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9" office:value-type="string" calcext:value-type="string">
            <text:p>tf_hara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champion,</text:p>
          </table:table-cell>
          <table:table-cell table:style-name="ce15" table:number-columns-repeated="2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throw_3|knows_ironflesh_1|knows_power_strike_2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1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pantherhelm,</text:p>
          </table:table-cell>
          <table:table-cell table:style-name="ce15" office:value-type="string" calcext:value-type="string">
            <text:p>itm_panther_guard,</text:p>
          </table:table-cell>
          <table:table-cell table:style-name="ce15" table:number-columns-repeated="2"/>
          <table:table-cell table:style-name="ce15" office:value-type="string" calcext:value-type="string">
            <text:p>itm_harad_mace,</text:p>
          </table:table-cell>
          <table:table-cell table:style-name="ce15" office:value-type="string" calcext:value-type="string">
            <text:p>itm_harad_javelin,itm_harad_long_shield_a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power_throw_4|knows_power_strike_4|knows_ironflesh_3|knows_athletics_3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1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/>
          <table:table-cell table:style-name="ce15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land_spear,itm_wood_club,</text:p>
          </table:table-cell>
          <table:table-cell table:style-name="ce15" office:value-type="string" calcext:value-type="string">
            <text:p>itm_dunland_javelin,itm_dunland_javelin,</text:p>
          </table:table-cell>
          <table:table-cell table:style-name="ce15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|knows_power_throw_1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[&quot;dunnish_wildman&quot;,&quot;Dunnish_Wildman&quot;,&quot;Dunnish_Wildmen&quot;,tf_dunland| tf_randomize_face| tfg_armor| tfg_boots,0,0,fac_dunland,[itm_dunland_armor_b,itm_dunland_armor_c,itm_dunland_armor_d,itm_dunland_armor_e,itm_dunland_armor_g,itm_dunland_armor_h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dunland_armor_b,itm_dunland_armor_c,itm_dunland_armor_d,itm_dunland_armor_e,itm_dunland_armor_g,itm_dunland_armor_h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/>
          <table:table-cell table:style-name="ce15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nish_axe,itm_wood_club,itm_dunland_spear,</text:p>
          </table:table-cell>
          <table:table-cell table:style-name="ce15" office:value-type="string" calcext:value-type="string">
            <text:p>itm_dunland_javelin,itm_dunland_javelin,itm_dunland_javelin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shield_1|knows_power_strike_1|knows_power_throw_2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warrior&quot;,&quot;Dunnish_Warrior&quot;,&quot;Dunnish_Warriors&quot;,tf_dunland| tf_randomize_face| tfg_armor| tfg_boots,0,0,fac_dunland,[itm_dunland_armor_b,itm_dunland_armor_c,itm_dunland_armor_d,itm_dunland_armor_e,itm_dunland_armor_g,itm_dunland_armor_h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dunland_armor_b,itm_dunland_armor_c,itm_dunland_armor_d,itm_dunland_armor_e,itm_dunland_armor_g,itm_dunland_armor_h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itm_dun_helm_c,itm_dun_helm_e,</text:p>
          </table:table-cell>
          <table:table-cell table:style-name="ce15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pikeman&quot;,&quot;Dunnish_Pikeman&quot;,&quot;Dunnish_Pikemen&quot;,tf_dunland| tf_randomize_face| tfg_armor| tfg_boots,0,0,fac_dunland,[itm_gundabad_helm_a,itm_dun_helm_c,itm_dun_helm_e,itm_dunland_armor_b,itm_dunland_armor_c,itm_dunland_armor_d,itm_dunland_armor_e,itm_dunland_armor_g,itm_dunland_armor_h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a,itm_dun_helm_c,itm_dun_helm_e,itm_dunland_armor_b,itm_dunland_armor_c,itm_dunland_armor_d,itm_dunland_armor_e,itm_dunland_armor_g,itm_dunland_armor_h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9" office:value-type="string" calcext:value-type="string">
            <text:p>tf_dunland| tf_randomize_face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b,itm_dun_helm_c,itm_dun_helm_e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shield_3|knows_power_strike_3|knows_ironflesh_2|knows_athletics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veteran_pikeman&quot;,&quot;Dunnish_Veteran_Pikeman&quot;,&quot;Dunnish_Veteran_Pikemen&quot;,tf_dunland| tf_randomize_face| tfg_armor| tfg_helm| tfg_boots,0,0,fac_dunland,[itm_gundabad_helm_b,itm_dun_helm_c,itm_dun_helm_e,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gundabad_helm_b,itm_dun_helm_c,itm_dun_helm_e,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rave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9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/>
          <table:table-cell table:style-name="ce15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saddle_horse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shield_1|knows_power_strike_1|knows_power_throw_4|knows_horse_archery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land_armor_b,itm_dunland_armor_c,itm_dunland_armor_d,itm_dunland_armor_e,itm_dunland_armor_g,itm_dunland_armor_h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land_armor_b,itm_dunland_armor_c,itm_dunland_armor_d,itm_dunland_armor_e,itm_dunland_armor_g,itm_dunland_armor_h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9" office:value-type="string" calcext:value-type="string">
            <text:p>tf_dunland| tf_randomize_face| tfg_shiel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itm_dun_helm_b,</text:p>
          </table:table-cell>
          <table:table-cell table:style-name="ce15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|knows_power_throw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vet_warrior&quot;,&quot;Dunnish_Veteran_Warrior&quot;,&quot;Dunnish_Veteran_Warriors&quot;,tf_dunland| tf_randomize_face| tfg_shield| tfg_armor| tfg_boots,0,0,fac_dunland,[itm_gundabad_helm_a,itm_dun_helm_b,itm_dunland_armor_b,itm_dunland_armor_c,itm_dunland_armor_d,itm_dunland_armor_e,itm_dunland_armor_g,itm_dunland_armor_h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itm_dun_helm_b,itm_dunland_armor_b,itm_dunland_armor_c,itm_dunland_armor_d,itm_dunland_armor_e,itm_dunland_armor_g,itm_dunland_armor_h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itm_dun_helm_a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3|knows_power_strike_3|knows_ironflesh_2|knows_power_throw_4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itm_dun_helm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itm_dun_helm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itm_dun_helm_b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3|knows_power_throw_6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dunnish_wolf_guard&quot;,&quot;Dunnish_Wolf_Guard&quot;,&quot;Dunnish_Wolf_Guards&quot;,tf_dunland| tf_randomize_face| tfg_shield| tfg_armor| tfg_helm| tfg_boots,0,0,fac_dunland,[itm_dun_helm_a,itm_dun_helm_b,itm_dunland_armor_i,itm_dunland_armor_j,itm_evil_gauntlets_b,itm_dunland_wolfboots,itm_dunnish_axe,itm_dunnish_war_axe,itm_dunland_javelin,itm_dunland_javelin,itm_dunland_javelin,itm_dun_shield_a,],attr_evil_tier_5,wp_tier_5,knows_common|knows_athletics_3|knows_shield_4|knows_power_strike_4|knows_ironflesh_3|knows_power_throw_6,dunland_face1,dunland_face2]," calcext:value-type="string">
            <text:p>["dunnish_wolf_guard","Dunnish_Wolf_Guard","Dunnish_Wolf_Guards",tf_dunland| tf_randomize_face| tfg_shield| tfg_armor| tfg_helm| tfg_boots,0,0,fac_dunland,[itm_dun_helm_a,itm_dun_helm_b,itm_dunland_armor_i,itm_dunland_armor_j,itm_evil_gauntlets_b,itm_dunland_wolfboots,itm_dunnish_axe,itm_dunnish_war_axe,itm_dunland_javelin,itm_dunland_javelin,itm_dunland_javelin,itm_dun_shield_a,],attr_evil_tier_5,wp_tier_5,knows_common|knows_athletics_3|knows_shield_4|knows_power_strike_4|knows_ironflesh_3|knows_power_throw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chieftan</text:p>
          </table:table-cell>
          <table:table-cell table:number-columns-repeated="2" table:style-name="ce3" office:value-type="string" calcext:value-type="string">
            <text:p>Dunnish_Raven_Rider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c,itm_dun_helm_e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hunter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5|knows_shield_2|knows_power_strike_3|knows_power_throw_6|knows_horse_archery_6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dunnish_chieftan&quot;,&quot;Dunnish_Raven_Rider&quot;,&quot;Dunnish_Raven_Rider&quot;,tf_dunland| tf_randomize_face| tfg_shield| tfg_armor| tfg_helm| tfg_boots,0,0,fac_dunland,[itm_dun_helm_c,itm_dun_helm_e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g_shield| tfg_armor| tfg_helm| tfg_boots,0,0,fac_dunland,[itm_dun_helm_c,itm_dun_helm_e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EASTERLINGS #KHAND</text:p>
          </table:table-cell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youth</text:p>
          </table:table-cell>
          <table:table-cell table:style-name="ce3" office:value-type="string" calcext:value-type="string">
            <text:p>Variag_Bondsman</text:p>
          </table:table-cell>
          <table:table-cell table:style-name="ce3" office:value-type="string" calcext:value-type="string">
            <text:p>Variag_Bondsmen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/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pear,</text:p>
          </table:table-cell>
          <table:table-cell table:style-name="ce15" office:value-type="string" calcext:value-type="string">
            <text:p>itm_khand_mace1,</text:p>
          </table:table-cell>
          <table:table-cell table:style-name="ce15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warrior</text:p>
          </table:table-cell>
          <table:table-cell table:style-name="ce3" office:value-type="string" calcext:value-type="string">
            <text:p>Warrior_of_Khand</text:p>
          </table:table-cell>
          <table:table-cell table:style-name="ce3" office:value-type="string" calcext:value-type="string">
            <text:p>Warriors_of_Khand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spear,</text:p>
          </table:table-cell>
          <table:table-cell table:style-name="ce15" office:value-type="string" calcext:value-type="string">
            <text:p>itm_khand_tulwar,itm_khand_mace1,itm_tab_shield_small_round_b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shield_1|knows_power_strike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man</text:p>
          </table:table-cell>
          <table:table-cell table:style-name="ce3" office:value-type="string" calcext:value-type="string">
            <text:p>Variag_Axeman</text:p>
          </table:table-cell>
          <table:table-cell table:style-name="ce3" office:value-type="string" calcext:value-type="string">
            <text:p>Variag_Axemen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table:number-columns-repeated="2"/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1|knows_power_strike_3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axeman</text:p>
          </table:table-cell>
          <table:table-cell table:style-name="ce3" office:value-type="string" calcext:value-type="string">
            <text:p>Variag_Veteran_Axeman</text:p>
          </table:table-cell>
          <table:table-cell table:style-name="ce3" office:value-type="string" calcext:value-type="string">
            <text:p>Variag_Veteran_Axemen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2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_master</text:p>
          </table:table-cell>
          <table:table-cell table:style-name="ce3" office:value-type="string" calcext:value-type="string">
            <text:p>Variag_Axe_Master</text:p>
          </table:table-cell>
          <table:table-cell table:style-name="ce3" office:value-type="string" calcext:value-type="string">
            <text:p>Variag_Axe_Maste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great,</text:p>
          </table:table-cell>
          <table:table-cell table:style-name="ce15" table:number-columns-repeated="2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2|knows_power_strike_5|knows_ironflesh_3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rider</text:p>
          </table:table-cell>
          <table:table-cell table:style-name="ce3" office:value-type="string" calcext:value-type="string">
            <text:p>Variag_Pony_Rider</text:p>
          </table:table-cell>
          <table:table-cell table:style-name="ce3" office:value-type="string" calcext:value-type="string">
            <text:p>Variag_Pony_Riders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/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/>
          <table:table-cell table:style-name="ce24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2|knows_shield_1|knows_power_strike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n</text:p>
          </table:table-cell>
          <table:table-cell table:style-name="ce3" office:value-type="string" calcext:value-type="string">
            <text:p>Variag_Horseman</text:p>
          </table:table-cell>
          <table:table-cell table:style-name="ce3" office:value-type="string" calcext:value-type="string">
            <text:p>Variag_Horsemen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shield_1|knows_power_strike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horseman</text:p>
          </table:table-cell>
          <table:table-cell table:style-name="ce3" office:value-type="string" calcext:value-type="string">
            <text:p>Variag_Heavy_Horseman</text:p>
          </table:table-cell>
          <table:table-cell table:style-name="ce3" office:value-type="string" calcext:value-type="string">
            <text:p>Variag_Heavy_Horsemen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5|knows_shield_3|knows_power_strike_2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ster</text:p>
          </table:table-cell>
          <table:table-cell table:style-name="ce3" office:value-type="string" calcext:value-type="string">
            <text:p>Variag_Kataphrakt</text:p>
          </table:table-cell>
          <table:table-cell table:style-name="ce3" office:value-type="string" calcext:value-type="string">
            <text:p>Variag_Kataphrakts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itm_khand_helmet_b4,itm_khand_helmet_d2,</text:p>
          </table:table-cell>
          <table:table-cell table:style-name="ce15" office:value-type="string" calcext:value-type="string">
            <text:p>itm_khand_med_lam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lance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3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lance_kataphract</text:p>
          </table:table-cell>
          <table:table-cell table:style-name="ce3" office:value-type="string" calcext:value-type="string">
            <text:p>Variag_Lance_Kataphrakt</text:p>
          </table:table-cell>
          <table:table-cell table:style-name="ce3" office:value-type="string" calcext:value-type="string">
            <text:p>Variag_Lance_Kataphrakts</text:p>
          </table:table-cell>
          <table:table-cell table:style-name="ce9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b2,itm_khand_helmet_d1,itm_khand_helmet_d3,</text:p>
          </table:table-cell>
          <table:table-cell table:style-name="ce15" office:value-type="string" calcext:value-type="string">
            <text:p>itm_khand_heavy_lam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lance,</text:p>
          </table:table-cell>
          <table:table-cell table:style-name="ce15"/>
          <table:table-cell table:style-name="ce15" office:value-type="string" calcext:value-type="string">
            <text:p>itm_variag_kataphrakt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3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hand Variags</text:p>
          </table:table-cell>
          <table:table-cell table:style-name="ce4" table:number-columns-repeated="19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whirler</text:p>
          </table:table-cell>
          <table:table-cell table:style-name="ce3" office:value-type="string" calcext:value-type="string">
            <text:p>Khand_Blade_Whirler</text:p>
          </table:table-cell>
          <table:table-cell table:style-name="ce3" office:value-type="string" calcext:value-type="string">
            <text:p>Khand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 office:value-type="string" calcext:value-type="string">
            <text:p>itm_khand_helmet_e1,itm_khand_helmet_e4,itm_khand_helmet_e3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</text:p>
          </table:table-cell>
          <table:table-cell table:style-name="ce15" table:number-columns-repeated="2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1|knows_power_strike_2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veteran_glaive_whirler</text:p>
          </table:table-cell>
          <table:table-cell table:style-name="ce3" office:value-type="string" calcext:value-type="string">
            <text:p>Khand_Veteran_Blade_Whirler</text:p>
          </table:table-cell>
          <table:table-cell table:style-name="ce3" office:value-type="string" calcext:value-type="string">
            <text:p>Khand_Veteran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itm_khand_helmet_e3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khand_halberd,</text:p>
          </table:table-cell>
          <table:table-cell table:style-name="ce15" table:number-columns-repeated="2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strike_3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master</text:p>
          </table:table-cell>
          <table:table-cell table:style-name="ce3" office:value-type="string" calcext:value-type="string">
            <text:p>Khand_Halberd_Master</text:p>
          </table:table-cell>
          <table:table-cell table:style-name="ce3" office:value-type="string" calcext:value-type="string">
            <text:p>Khand_Halberd_Mast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halberd,</text:p>
          </table:table-cell>
          <table:table-cell table:style-name="ce15" table:number-columns-repeated="2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power_throw_4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5|knows_power_throw_2|knows_power_strike_4|knows_ironflesh_4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gladiator</text:p>
          </table:table-cell>
          <table:table-cell table:style-name="ce3" office:value-type="string" calcext:value-type="string">
            <text:p>Variag_Berserker</text:p>
          </table:table-cell>
          <table:table-cell table:style-name="ce3" office:value-type="string" calcext:value-type="string">
            <text:p>Variag_Berserk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6|knows_power_throw_3|knows_power_strike_5|knows_ironflesh_6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skirmisher</text:p>
          </table:table-cell>
          <table:table-cell table:style-name="ce3" office:value-type="string" calcext:value-type="string">
            <text:p>Variag_Skirmisher</text:p>
          </table:table-cell>
          <table:table-cell table:style-name="ce3" office:value-type="string" calcext:value-type="string">
            <text:p>Variag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horse_archery_2|knows_riding_2|knows_power_throw_2|knows_power_strike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skirmisher</text:p>
          </table:table-cell>
          <table:table-cell table:style-name="ce3" office:value-type="string" calcext:value-type="string">
            <text:p>Variag_Veteran_Skirmisher</text:p>
          </table:table-cell>
          <table:table-cell table:style-name="ce3" office:value-type="string" calcext:value-type="string">
            <text:p>Variag_Veteran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elite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9"/>
          <table:table-cell table:style-name="ce15" office:value-type="string" calcext:value-type="string">
            <text:p>itm_umb_armor_a,itm_umb_armor_a1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throwing_dagger,</text:p>
          </table:table-cell>
          <table:table-cell table:style-name="ce15" office:value-type="string" calcext:value-type="string">
            <text:p>itm_umb_shield_a,itm_umb_shield_b,</text:p>
          </table:table-cell>
          <table:table-cell table:style-name="ce15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|knows_power_throw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office:value-type="string" office:string-value="[&quot;corsair_youth&quot;,&quot;Umbar_Sailor&quot;,&quot;Umbar_Sailors&quot;,tfg_armor,0,0,fac_umbar,[itm_umb_armor_a,itm_umb_armor_a1,itm_corsair_boots,itm_shortened_spear,itm_corsair_sword,itm_corsair_throwing_dagger,itm_umb_shield_a,itm_umb_shield_b,],attr_evil_tier_1,wp_tier_1,knows_common|knows_athletics_1|knows_power_throw_2,bandit_face1,bandit_face2]," calcext:value-type="string">
            <text:p>["corsair_youth","Umbar_Sailor","Umbar_Sailors",tfg_armor,0,0,fac_umbar,[itm_umb_armor_a,itm_umb_armor_a1,itm_corsair_boots,itm_shortened_spear,itm_corsair_sword,itm_corsair_throwing_dagger,itm_umb_shield_a,itm_umb_shield_b,],attr_evil_tier_1,wp_tier_1,knows_common|knows_athletics_1|knows_power_throw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harpoon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shield_1|knows_power_strike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[&quot;corsair_warrior&quot;,&quot;Umbar_Warrior&quot;,&quot;Umbar_Warriors&quot;,tfg_armor| tfg_boots,0,0,fac_umbar,[itm_umb_hood,itm_umb_armor_b,itm_corsair_boots,itm_shortened_spear,itm_corsair_sword,itm_corsair_harpoon,itm_umbar_rapier,itm_umb_shield_b,itm_umb_shield_d,],attr_evil_tier_2,wp_tier_2,knows_common|knows_athletics_1|knows_shield_1|knows_power_strike_1,bandit_face1,bandit_face2]," calcext:value-type="string">
            <text:p>["corsair_warrior","Umbar_Warrior","Umbar_Warriors",tfg_armor| tfg_boots,0,0,fac_umbar,[itm_umb_hood,itm_umb_armor_b,itm_corsair_boots,itm_shortened_spear,itm_corsair_sword,itm_corsair_harpoon,itm_umbar_rapier,itm_umb_shield_b,itm_umb_shield_d,],attr_evil_tier_2,wp_tier_2,knows_common|knows_athletics_1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pikeman</text:p>
          </table:table-cell>
          <table:table-cell table:style-name="ce3" office:value-type="string" calcext:value-type="string">
            <text:p>Pikeman_of_Umbar</text:p>
          </table:table-cell>
          <table:table-cell table:style-name="ce3" office:value-type="string" calcext:value-type="string">
            <text:p>Pike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</text:p>
          </table:table-cell>
          <table:table-cell table:style-name="ce15" office:value-type="string" calcext:value-type="string">
            <text:p>itm_umb_armor_f,itm_umb_armor_h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corsair_sword,itm_umbar_rapier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corsair_pikeman&quot;,&quot;Pikeman_of_Umbar&quot;,&quot;Pikemen_of_Umbar&quot;,tfg_armor| tfg_helm| tfg_boots,0,0,fac_umbar,[itm_umb_helm_d,itm_umb_armor_f,itm_umb_armor_h,itm_corsair_boots,itm_umbar_pike,itm_corsair_sword,itm_umbar_rapier,],attr_evil_tier_3,wp_tier_3,knows_common|knows_athletics_2|knows_shield_2|knows_power_strike_2|knows_ironflesh_1,bandit_face1,bandit_face2]," calcext:value-type="string">
            <text:p>["corsair_pikeman","Pikeman_of_Umbar","Pikemen_of_Umbar",tfg_armor| tfg_helm| tfg_boots,0,0,fac_umbar,[itm_umb_helm_d,itm_umb_armor_f,itm_umb_armor_h,itm_corsair_boots,itm_umbar_pike,itm_corsair_sword,itm_umbar_rapier,],attr_evil_tier_3,wp_tier_3,knows_common|knows_athletics_2|knows_shield_2|knows_power_strike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raider</text:p>
          </table:table-cell>
          <table:table-cell table:style-name="ce3" office:value-type="string" calcext:value-type="string">
            <text:p>Corsair_Veteran_Raider</text:p>
          </table:table-cell>
          <table:table-cell table:style-name="ce3" office:value-type="string" calcext:value-type="string">
            <text:p>Corsair_Veteran_Raid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</text:p>
          </table:table-cell>
          <table:table-cell table:style-name="ce15" office:value-type="string" calcext:value-type="string">
            <text:p>itm_umb_armor_f,itm_umb_armor_h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umbar_rapier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corsair_veteran_raider&quot;,&quot;Corsair_Veteran_Raider&quot;,&quot;Corsair_Veteran_Raiders&quot;,tfg_shield| tfg_armor| tfg_helm| tfg_boots,0,0,fac_umbar,[itm_umb_helm_d,itm_umb_armor_f,itm_umb_armor_h,itm_corsair_boots,itm_umbar_pike,itm_umbar_rapier,],attr_evil_tier_4,wp_tier_4,knows_common|knows_athletics_2|knows_shield_3|knows_power_strike_3|knows_ironflesh_2,bandit_face1,bandit_face2]," calcext:value-type="string">
            <text:p>["corsair_veteran_raider","Corsair_Veteran_Raider","Corsair_Veteran_Raiders",tfg_shield| tfg_armor| tfg_helm| tfg_boots,0,0,fac_umbar,[itm_umb_helm_d,itm_umb_armor_f,itm_umb_armor_h,itm_corsair_boots,itm_umbar_pike,itm_umbar_rapier,],attr_evil_tier_4,wp_tier_4,knows_common|knows_athletics_2|knows_shield_3|knows_power_strike_3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e,itm_umb_helm_f,</text:p>
          </table:table-cell>
          <table:table-cell table:style-name="ce15" office:value-type="string" calcext:value-type="string">
            <text:p>itm_umb_armor_g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umbar_rapier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corsair_night_raider&quot;,&quot;Corsair_Night_Raider&quot;,&quot;Corsair_Night_Raiders&quot;,tfg_armor| tfg_helm| tfg_boots,0,0,fac_umbar,[itm_umb_helm_e,itm_umb_helm_f,itm_umb_armor_g,itm_corsair_boots,itm_umbar_pike,itm_umbar_rapier,],attr_evil_tier_5,wp_tier_5,knows_common|knows_athletics_3|knows_shield_4|knows_power_strike_4|knows_ironflesh_3,bandit_face1,bandit_face2]," calcext:value-type="string">
            <text:p>["corsair_night_raider","Corsair_Night_Raider","Corsair_Night_Raiders",tfg_armor| tfg_helm| tfg_boots,0,0,fac_umbar,[itm_umb_helm_e,itm_umb_helm_f,itm_umb_armor_g,itm_corsair_boots,itm_umbar_pike,itm_umbar_rapier,],attr_evil_tier_5,wp_tier_5,knows_common|knows_athletics_3|knows_shield_4|knows_power_strike_4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litia_of_umbar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_bow, itm_regular_bow,itm_corsair_arrows,itm_corsair_throwing_dagger,itm_corsair_harpoon,</text:p>
          </table:table-cell>
          <table:table-cell table:style-name="ce24" office:value-type="string" calcext:value-type="string">
            <text:p>itm_corsair_sword,itm_umb_shield_a,itm_umb_shield_e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bow_2</text:p>
          </table:table-cell>
          <table:table-cell table:style-name="ce26" office:value-type="string" calcext:value-type="string">
            <text:p>knows_common|knows_power_draw_1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militia_of_umbar&quot;,&quot;Umbar_Marine&quot;,&quot;Umbar_Marines&quot;,tfg_ranged| tfg_armor| tfg_boots,0,0,fac_umbar,[itm_umb_hood,itm_umb_armor_b,itm_corsair_boots,itm_short_bow, itm_regular_bow,itm_corsair_arrows,itm_corsair_throwing_dagger,itm_corsair_harpoon,itm_corsair_sword,itm_umb_shield_a,itm_umb_shield_e,],attr_evil_tier_2,wp_tier_bow_2,knows_common|knows_power_draw_1|knows_ironflesh_1,bandit_face1,bandit_face2]," calcext:value-type="string">
            <text:p>["militia_of_umbar","Umbar_Marine","Umbar_Marines",tfg_ranged| tfg_armor| tfg_boots,0,0,fac_umbar,[itm_umb_hood,itm_umb_armor_b,itm_corsair_boots,itm_short_bow, itm_regular_bow,itm_corsair_arrows,itm_corsair_throwing_dagger,itm_corsair_harpoon,itm_corsair_sword,itm_umb_shield_a,itm_umb_shield_e,],attr_evil_tier_2,wp_tier_bow_2,knows_common|knows_power_draw_1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d,</text:p>
          </table:table-cell>
          <table:table-cell table:style-name="ce15" office:value-type="string" calcext:value-type="string">
            <text:p>itm_umb_armor_c,itm_umb_armor_e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regular_bow,itm_corsair_arrows,</text:p>
          </table:table-cell>
          <table:table-cell table:style-name="ce15" office:value-type="string" calcext:value-type="string">
            <text:p>itm_corsair_swor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bow_3</text:p>
          </table:table-cell>
          <table:table-cell table:style-name="ce26" office:value-type="string" calcext:value-type="string">
            <text:p>knows_common|knows_athletics_1|knows_power_draw_2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marksman_of_umbar&quot;,&quot;Marksman_of_Umbar&quot;,&quot;Marksmen_of_Umbar&quot;,tfg_ranged| tfg_armor| tfg_boots,0,0,fac_umbar,[itm_umb_helm_c,itm_umb_helm_d,itm_umb_armor_c,itm_umb_armor_e,itm_corsair_boots,itm_regular_bow,itm_corsair_arrows,itm_corsair_sword,],attr_evil_tier_3,wp_tier_bow_3,knows_common|knows_athletics_1|knows_power_draw_2|knows_ironflesh_1,bandit_face1,bandit_face2]," calcext:value-type="string">
            <text:p>["marksman_of_umbar","Marksman_of_Umbar","Marksmen_of_Umbar",tfg_ranged| tfg_armor| tfg_boots,0,0,fac_umbar,[itm_umb_helm_c,itm_umb_helm_d,itm_umb_armor_c,itm_umb_armor_e,itm_corsair_boots,itm_regular_bow,itm_corsair_arrows,itm_corsair_sword,],attr_evil_tier_3,wp_tier_bow_3,knows_common|knows_athletics_1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d,</text:p>
          </table:table-cell>
          <table:table-cell table:style-name="ce15" office:value-type="string" calcext:value-type="string">
            <text:p>itm_umb_armor_c,itm_umb_armor_e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ar_cutlass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bow_4</text:p>
          </table:table-cell>
          <table:table-cell table:style-name="ce26" office:value-type="string" calcext:value-type="string">
            <text:p>knows_common|knows_athletics_2|knows_power_draw_3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veteran_marksman_of_umbar&quot;,&quot;Veteran_Marksman_of_Umbar&quot;,&quot;Veteran_Marksmen_of_Umbar&quot;,tfg_ranged| tfg_armor| tfg_boots,0,0,fac_umbar,[itm_umb_helm_c,itm_umb_helm_d,itm_umb_armor_c,itm_umb_armor_e,itm_corsair_boots,itm_corsair_bow,itm_corsair_arrows,itm_umbar_cutlass,],attr_evil_tier_4,wp_tier_bow_4,knows_common|knows_athletics_2|knows_power_draw_3|knows_ironflesh_1,bandit_face1,bandit_face2]," calcext:value-type="string">
            <text:p>["veteran_marksman_of_umbar","Veteran_Marksman_of_Umbar","Veteran_Marksmen_of_Umbar",tfg_ranged| tfg_armor| tfg_boots,0,0,fac_umbar,[itm_umb_helm_c,itm_umb_helm_d,itm_umb_armor_c,itm_umb_armor_e,itm_corsair_boots,itm_corsair_bow,itm_corsair_arrows,itm_umbar_cutlass,],attr_evil_tier_4,wp_tier_bow_4,knows_common|knows_athletics_2|knows_power_draw_3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marksman_of_umbar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d,</text:p>
          </table:table-cell>
          <table:table-cell table:style-name="ce15" office:value-type="string" calcext:value-type="string">
            <text:p>itm_umb_armor_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_shield_a,itm_umbar_cutlass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bow_5</text:p>
          </table:table-cell>
          <table:table-cell table:style-name="ce26" office:value-type="string" calcext:value-type="string">
            <text:p>knows_common|knows_athletics_3|knows_power_draw_4|knows_ironflesh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master_marksman_of_umbar&quot;,&quot;Corsair_Master_Marksman&quot;,&quot;Corsair_Master_Marksmen&quot;,tfg_ranged| tfg_armor| tfg_helm| tfg_boots,0,0,fac_umbar,[itm_umb_helm_c,itm_umb_helm_d,itm_umb_armor_d,itm_corsair_boots,itm_corsair_bow,itm_corsair_arrows,itm_umb_shield_a,itm_umbar_cutlass,],attr_evil_tier_5,wp_tier_bow_5,knows_common|knows_athletics_3|knows_power_draw_4|knows_ironflesh_2,bandit_face1,bandit_face2]," calcext:value-type="string">
            <text:p>["master_marksman_of_umbar","Corsair_Master_Marksman","Corsair_Master_Marksmen",tfg_ranged| tfg_armor| tfg_helm| tfg_boots,0,0,fac_umbar,[itm_umb_helm_c,itm_umb_helm_d,itm_umb_armor_d,itm_corsair_boots,itm_corsair_bow,itm_corsair_arrows,itm_umb_shield_a,itm_umbar_cutlass,],attr_evil_tier_5,wp_tier_bow_5,knows_common|knows_athletics_3|knows_power_draw_4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marauder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</text:p>
          </table:table-cell>
          <table:table-cell table:style-name="ce15" office:value-type="string" calcext:value-type="string">
            <text:p>itm_umb_armor_f,itm_umb_armor_h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1|knows_shield_2|knows_power_strike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corsair_marauder&quot;,&quot;Swordsman_of_Umbar&quot;,&quot;Swordsmen_of_Umbar&quot;,tfg_armor| tfg_helm| tfg_boots,0,0,fac_umbar,[itm_umb_helm_d,itm_umb_armor_f,itm_umb_armor_h,itm_corsair_boots,itm_umbar_cutlass,itm_umbar_rapier,itm_umb_shield_b,itm_umb_shield_d,],attr_evil_tier_3,wp_tier_3,knows_common|knows_athletics_1|knows_shield_2|knows_power_strike_2,bandit_face1,bandit_face2]," calcext:value-type="string">
            <text:p>["corsair_marauder","Swordsman_of_Umbar","Swordsmen_of_Umbar",tfg_armor| tfg_helm| tfg_boots,0,0,fac_umbar,[itm_umb_helm_d,itm_umb_armor_f,itm_umb_armor_h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marauder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</text:p>
          </table:table-cell>
          <table:table-cell table:style-name="ce15" office:value-type="string" calcext:value-type="string">
            <text:p>itm_umb_armor_f,itm_umb_armor_h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2|knows_power_throw_1|knows_power_strike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corsair_veteran_marauder&quot;,&quot;Veteran_Swordsman_of_Umbar&quot;,&quot;Veteran_Swordsmen_of_Umbar&quot;,tfg_armor| tfg_helm| tfg_boots,0,0,fac_umbar,[itm_umb_helm_d,itm_umb_armor_f,itm_umb_armor_h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corsair_veteran_marauder","Veteran_Swordsman_of_Umbar","Veteran_Swordsmen_of_Umbar",tfg_armor| tfg_helm| tfg_boots,0,0,fac_umbar,[itm_umb_helm_d,itm_umb_armor_f,itm_umb_armor_h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elite_marauder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9" office:value-type="string" calcext:value-type="string">
            <text:p>tfg_gloves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itm_umb_helm_b,</text:p>
          </table:table-cell>
          <table:table-cell table:style-name="ce15" office:value-type="string" calcext:value-type="string">
            <text:p>itm_umb_armor_g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kraken,</text:p>
          </table:table-cell>
          <table:table-cell table:style-name="ce15" office:value-type="string" calcext:value-type="string">
            <text:p>itm_umb_shield_c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2|knows_power_throw_2|knows_power_strike_6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corsair_elite_marauder&quot;,&quot;Corsair_Swordmaster&quot;,&quot;Corsair_Swordmasters&quot;,tfg_gloves| tfg_armor| tfg_helm| tfg_horse| tfg_boots,0,0,fac_umbar,[itm_umb_helm_a,itm_umb_helm_b,itm_umb_armor_g,itm_corsair_boots,itm_kraken,itm_umb_shield_c,],attr_evil_tier_5,wp_tier_5,knows_common|knows_athletics_3|knows_shield_2|knows_power_throw_2|knows_power_strike_6|knows_ironflesh_3,bandit_face1,bandit_face2]," calcext:value-type="string">
            <text:p>["corsair_elite_marauder","Corsair_Swordmaster","Corsair_Swordmasters",tfg_gloves| tfg_armor| tfg_helm| tfg_horse| tfg_boots,0,0,fac_umbar,[itm_umb_helm_a,itm_umb_helm_b,itm_umb_armor_g,itm_corsair_boots,itm_kraken,itm_umb_shield_c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sassin_of_umbar</text:p>
          </table:table-cell>
          <table:table-cell table:style-name="ce3" office:value-type="string" calcext:value-type="string">
            <text:p>Assassin_of_Umbar</text:p>
          </table:table-cell>
          <table:table-cell table:style-name="ce3" office:value-type="string" calcext:value-type="string">
            <text:p>Assassins_of_Umbar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b,</text:p>
          </table:table-cell>
          <table:table-cell table:style-name="ce15" office:value-type="string" calcext:value-type="string">
            <text:p>itm_umb_armor_f,itm_umb_armor_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_shield_b,itm_umbar_cutlass,itm_kraken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throw_2|knows_power_draw_2|knows_power_strike_3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assassin_of_umbar&quot;,&quot;Assassin_of_Umbar&quot;,&quot;Assassins_of_Umbar&quot;,tfg_ranged| tfg_armor| tfg_helm| tfg_boots,0,0,fac_umbar,[itm_umb_helm_b,itm_umb_armor_f,itm_umb_armor_d,itm_corsair_boots,itm_corsair_bow,itm_corsair_arrows,itm_umb_shield_b,itm_umbar_cutlass,itm_kraken,],attr_evil_tier_4,wp_tier_4,knows_common|knows_athletics_4|knows_power_throw_2|knows_power_draw_2|knows_power_strike_3|knows_ironflesh_3,bandit_face1,bandit_face2]," calcext:value-type="string">
            <text:p>["assassin_of_umbar","Assassin_of_Umbar","Assassins_of_Umbar",tfg_ranged| tfg_armor| tfg_helm| tfg_boots,0,0,fac_umbar,[itm_umb_helm_b,itm_umb_armor_f,itm_umb_armor_d,itm_corsair_boots,itm_corsair_bow,itm_corsair_arrows,itm_umb_shield_b,itm_umbar_cutlass,itm_kraken,],attr_evil_tier_4,wp_tier_4,knows_common|knows_athletics_4|knows_power_throw_2|knows_power_draw_2|knows_power_strike_3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assassin_of_umbar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itm_umb_helm_b,</text:p>
          </table:table-cell>
          <table:table-cell table:style-name="ce15" office:value-type="string" calcext:value-type="string">
            <text:p>itm_umb_armor_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kraken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5|knows_power_draw_3|knows_power_strike_4|knows_ironflesh_4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master_assassin_of_umbar&quot;,&quot;Corsair_Assassin&quot;,&quot;Corsair_Assassins&quot;,tfg_ranged| tfg_armor| tfg_helm| tfg_boots,0,0,fac_umbar,[itm_umb_helm_a,itm_umb_helm_b,itm_umb_armor_d,itm_corsair_boots,itm_corsair_bow,itm_corsair_arrows,itm_kraken,],attr_evil_tier_5,wp_tier_5,knows_common|knows_athletics_5|knows_power_draw_3|knows_power_strike_4|knows_ironflesh_4,bandit_face1,bandit_face2]," calcext:value-type="string">
            <text:p>["master_assassin_of_umbar","Corsair_Assassin","Corsair_Assassins",tfg_ranged| tfg_armor| tfg_helm| tfg_boots,0,0,fac_umbar,[itm_umb_helm_a,itm_umb_helm_b,itm_umb_armor_d,itm_corsair_boots,itm_corsair_bow,itm_corsair_arrows,itm_kraken,],attr_evil_tier_5,wp_tier_5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man_of_umbar</text:p>
          </table:table-cell>
          <table:table-cell table:style-name="ce3" office:value-type="string" calcext:value-type="string">
            <text:p>Pikeman_of_Umbar</text:p>
          </table:table-cell>
          <table:table-cell table:style-name="ce3" office:value-type="string" calcext:value-type="string">
            <text:p>Pikemen_of_Umbar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</text:p>
          </table:table-cell>
          <table:table-cell table:style-name="ce15" office:value-type="string" calcext:value-type="string">
            <text:p>itm_umb_armor_b,itm_umb_armor_c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umb_shield_a,itm_umb_shield_b,itm_umb_shield_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3|knows_ironflesh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pikeman_of_umbar&quot;,&quot;Pikeman_of_Umbar&quot;,&quot;Pikemen_of_Umbar&quot;,tfg_shield| tfg_armor| tfg_helm| tfg_boots,0,0,fac_umbar,[itm_umb_helm_c,itm_umb_armor_b,itm_umb_armor_c,itm_corsair_boots,itm_umbar_pike,itm_umb_shield_a,itm_umb_shield_b,itm_umb_shield_d,],attr_evil_tier_3,wp_tier_3,knows_common|knows_athletics_2|knows_shield_2|knows_power_strike_3|knows_ironflesh_2,bandit_face1,bandit_face2]," calcext:value-type="string">
            <text:p>["pikeman_of_umbar","Pikeman_of_Umbar","Pikemen_of_Umbar",tfg_shield| tfg_armor| tfg_helm| tfg_boots,0,0,fac_umbar,[itm_umb_helm_c,itm_umb_armor_b,itm_umb_armor_c,itm_corsair_boots,itm_umbar_pike,itm_umb_shield_a,itm_umb_shield_b,itm_umb_shield_d,],attr_evil_tier_3,wp_tier_3,knows_common|knows_athletics_2|knows_shield_2|knows_power_strike_3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pikeman_of_umbar</text:p>
          </table:table-cell>
          <table:table-cell table:style-name="ce3" office:value-type="string" calcext:value-type="string">
            <text:p>Veteran_Pikeman_of_Umbar</text:p>
          </table:table-cell>
          <table:table-cell table:style-name="ce3" office:value-type="string" calcext:value-type="string">
            <text:p>Veteran_Pikemen_of_Umbar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</text:p>
          </table:table-cell>
          <table:table-cell table:style-name="ce15" office:value-type="string" calcext:value-type="string">
            <text:p>itm_umb_armor_c,itm_umb_armor_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umb_shield_a,itm_umb_shield_b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veteran_pikeman_of_umbar&quot;,&quot;Veteran_Pikeman_of_Umbar&quot;,&quot;Veteran_Pikemen_of_Umbar&quot;,tfg_shield| tfg_armor| tfg_helm| tfg_boots,0,0,fac_umbar,[itm_umb_helm_a,itm_umb_armor_c,itm_umb_armor_d,itm_corsair_boots,itm_umbar_pike,itm_umb_shield_a,itm_umb_shield_b,],attr_evil_tier_4,wp_tier_4,knows_common|knows_athletics_3|knows_shield_3|knows_power_strike_3|knows_ironflesh_2,bandit_face1,bandit_face2]," calcext:value-type="string">
            <text:p>["veteran_pikeman_of_umbar","Veteran_Pikeman_of_Umbar","Veteran_Pikemen_of_Umbar",tfg_shield| tfg_armor| tfg_helm| tfg_boots,0,0,fac_umbar,[itm_umb_helm_a,itm_umb_armor_c,itm_umb_armor_d,itm_corsair_boots,itm_umbar_pike,itm_umb_shield_a,itm_umb_shield_b,],attr_evil_tier_4,wp_tier_4,knows_common|knows_athletics_3|knows_shield_3|knows_power_strike_3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_master_of_umbar</text:p>
          </table:table-cell>
          <table:table-cell table:style-name="ce3" office:value-type="string" calcext:value-type="string">
            <text:p>Corsair_Pike_Master</text:p>
          </table:table-cell>
          <table:table-cell table:style-name="ce3" office:value-type="string" calcext:value-type="string">
            <text:p>Corsair_Pike_Mast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</text:p>
          </table:table-cell>
          <table:table-cell table:style-name="ce15" office:value-type="string" calcext:value-type="string">
            <text:p>itm_umb_armor_f,itm_umb_armor_g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umb_shield_a,itm_umb_shiel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pike_master_of_umbar&quot;,&quot;Corsair_Pike_Master&quot;,&quot;Corsair_Pike_Masters&quot;,tfg_shield| tfg_armor| tfg_helm| tfg_boots,0,0,fac_umbar,[itm_umb_helm_a,itm_umb_armor_f,itm_umb_armor_g,itm_corsair_boots,itm_umbar_pike,itm_umb_shield_a,itm_umb_shield_b,],attr_evil_tier_5,wp_tier_5,knows_common|knows_athletics_3|knows_shield_4|knows_power_strike_4|knows_ironflesh_3,bandit_face1,bandit_face2]," calcext:value-type="string">
            <text:p>["pike_master_of_umbar","Corsair_Pike_Master","Corsair_Pike_Masters",tfg_shield| tfg_armor| tfg_helm| tfg_boots,0,0,fac_umbar,[itm_umb_helm_a,itm_umb_armor_f,itm_umb_armor_g,itm_corsair_boots,itm_umbar_pike,itm_umb_shield_a,itm_umb_shield_b,],attr_evil_tier_5,wp_tier_5,knows_common|knows_athletics_3|knows_shield_4|knows_power_strike_4|knows_ironflesh_3,bandit_face1,bandit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>
            <text:p/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rc_coif_bad,itm_orc_coif,</text:p>
          </table:table-cell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3|knows_power_throw_1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9" office:value-type="string" calcext:value-type="string">
            <text:p>tf_orc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a,itm_isen_orc_helm_b,</text:p>
          </table:table-cell>
          <table:table-cell table:style-name="ce15" office:value-type="string" calcext:value-type="string">
            <text:p>itm_isen_orc_armor_c,itm_isen_orc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spear,itm_isengard_spear,itm_orc_simple_spear,itm_orc_bill,itm_orc_bill,</text:p>
          </table:table-cell>
          <table:table-cell table:style-name="ce15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4|knows_power_throw_2|knows_power_strike_3</text:p>
          </table:table-cell>
          <table:table-cell table:style-name="ce29" office:value-type="string" calcext:value-type="string">
            <text:p>orc_face2</text:p>
          </table:table-cell>
          <table:table-cell table:style-name="ce29" office:value-type="string" calcext:value-type="string">
            <text:p>orc_face3</text:p>
          </table:table-cell>
          <table:table-cell table:style-name="ce31"/>
          <table:table-cell table:style-name="ce4" table:formula="of:=IF(AND([.A327]&lt;&gt;&quot;&quot;;[.B327]&lt;&gt;&quot;&quot;);CONCATENATE([Variables.$I$1];[Variables.$I$7];[.A327];[Variables.$I$7];[Variables.$I$6];[Variables.$I$7];[.B327];[Variables.$I$7];[Variables.$I$6];[Variables.$I$7];[.C327];[Variables.$I$7];[Variables.$I$6];[.D327];[Variables.$I$6];[.E327];[Variables.$I$6];[.F327];[Variables.$I$6];[.G327];[Variables.$I$6];[Variables.$I$1];[.H327];[.I327];[.J327];[.K327];[.L327];[.M327];[.N327];[Variables.$I$2];[Variables.$I$6];[.O327];[Variables.$I$6];[.P327];[Variables.$I$6];[.Q327];[Variables.$I$6];[.R327];[Variables.$I$6];[.S327];IF([.T327]&lt;&gt;&quot;&quot;;CONCATENATE([Variables.$I$6];[.T327]);&quot;&quot;);[Variables.$I$2];[Variables.$I$6]);IF([.A327]&lt;&gt;&quot;&quot;;CONCATENATE(&quot;#&quot;;[.A327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9" office:value-type="string" calcext:value-type="string">
            <text:p>tf_orc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hammer,itm_isengard_spear,itm_isengard_spear,itm_orc_simple_spear,itm_orc_bill,</text:p>
          </table:table-cell>
          <table:table-cell table:style-name="ce15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5|knows_power_throw_2|knows_power_strike_4</text:p>
          </table:table-cell>
          <table:table-cell table:style-name="ce29" office:value-type="string" calcext:value-type="string">
            <text:p>orc_face4</text:p>
          </table:table-cell>
          <table:table-cell table:style-name="ce29" office:value-type="string" calcext:value-type="string">
            <text:p>orc_face5</text:p>
          </table:table-cell>
          <table:table-cell table:style-name="ce31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hammer,itm_isengard_spear,itm_isengard_spear,itm_orc_simple_spear,itm_orc_bill,itm_orc_bill,</text:p>
          </table:table-cell>
          <table:table-cell table:style-name="ce15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power_throw_3|knows_power_strike_4</text:p>
          </table:table-cell>
          <table:table-cell table:style-name="ce29" office:value-type="string" calcext:value-type="string">
            <text:p>orc_face6</text:p>
          </table:table-cell>
          <table:table-cell table:style-name="ce29" office:value-type="string" calcext:value-type="string">
            <text:p>orc_face7</text:p>
          </table:table-cell>
          <table:table-cell table:style-name="ce31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9" office:value-type="string" calcext:value-type="string">
            <text:p>tf_orc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6|knows_power_strike_4</text:p>
          </table:table-cell>
          <table:table-cell table:style-name="ce29" office:value-type="string" calcext:value-type="string">
            <text:p>orc_face8</text:p>
          </table:table-cell>
          <table:table-cell table:style-name="ce29" office:value-type="string" calcext:value-type="string">
            <text:p>orc_face9</text:p>
          </table:table-cell>
          <table:table-cell table:style-name="ce31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7|knows_power_strike_5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twohand_wood_club,itm_orc_falchion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riding_3|knows_power_throw_2|knows_power_strike_2|knows_horse_archery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machete,</text:p>
          </table:table-cell>
          <table:table-cell table:style-name="ce15" office:value-type="string" calcext:value-type="string">
            <text:p>itm_wargarmored_1b,itm_warg_1c,itm_warg_1b,itm_wargarmored_2c,</text:p>
          </table:table-cell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riding_3|knows_power_throw_3|knows_power_strike_3|knows_horse_archery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9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falchion,itm_orc_sabre,</text:p>
          </table:table-cell>
          <table:table-cell table:style-name="ce15" office:value-type="string" calcext:value-type="string">
            <text:p>itm_wargarmored_1b,itm_wargarmored_1c,itm_wargarmored_2b,itm_wargarmored_2c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riding_5|knows_power_throw_5|knows_power_strike_4|knows_horse_archery_5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9" office:value-type="string" calcext:value-type="string">
            <text:p>tf_urukhai| tf_mounted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heavy_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athletics_3|knows_power_draw_2|knows_power_strike_1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37]&lt;&gt;&quot;&quot;;[.B337]&lt;&gt;&quot;&quot;);CONCATENATE([Variables.$I$1];[Variables.$I$7];[.A337];[Variables.$I$7];[Variables.$I$6];[Variables.$I$7];[.B337];[Variables.$I$7];[Variables.$I$6];[Variables.$I$7];[.C337];[Variables.$I$7];[Variables.$I$6];[.D337];[Variables.$I$6];[.E337];[Variables.$I$6];[.F337];[Variables.$I$6];[.G337];[Variables.$I$6];[Variables.$I$1];[.H337];[.I337];[.J337];[.K337];[.L337];[.M337];[.N337];[Variables.$I$2];[Variables.$I$6];[.O337];[Variables.$I$6];[.P337];[Variables.$I$6];[.Q337];[Variables.$I$6];[.R337];[Variables.$I$6];[.S337];IF([.T337]&lt;&gt;&quot;&quot;;CONCATENATE([Variables.$I$6];[.T337]);&quot;&quot;);[Variables.$I$2];[Variables.$I$6]);IF([.A337]&lt;&gt;&quot;&quot;;CONCATENATE(&quot;#&quot;;[.A337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2,knows_athletics_3|knows_power_draw_2|knows_power_strike_1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e,</text:p>
          </table:table-cell>
          <table:table-cell table:style-name="ce15" office:value-type="string" calcext:value-type="string">
            <text:p>itm_isen_uruk_heavy_d,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4|knows_power_draw_3|knows_power_strike_2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3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3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</text:p>
          </table:table-cell>
          <table:table-cell table:style-name="ce15" office:value-type="string" calcext:value-type="string">
            <text:p>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sword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4|knows_power_draw_4|knows_power_strike_2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4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4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9" office:value-type="string" calcext:value-type="string">
            <text:p>tf_urukhai| tf_mounted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itm_isen_uruk_helm_e,</text:p>
          </table:table-cell>
          <table:table-cell table:style-name="ce15" office:value-type="string" calcext:value-type="string">
            <text:p>itm_isen_uruk_light_a,itm_isen_uruk_light_b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mallet,itm_isengard_sword,itm_isengard_halberd,itm_isengard_heavy_sword,</text:p>
          </table:table-cell>
          <table:table-cell table:style-name="ce15" table:number-columns-repeated="2"/>
          <table:table-cell table:style-name="ce26" office:value-type="string" calcext:value-type="string">
            <text:p>attr_evil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athletics_7|knows_power_strike_6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isengard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9" office:value-type="string" calcext:value-type="string">
            <text:p>tf_urukhai| tf_mount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 table:number-columns-repeated="2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athletics_1|knows_power_strike_1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of_isengard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a,</text:p>
          </table:table-cell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athletics_2|knows_power_strike_2|knows_ironflesh_3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of_isengard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heavy_a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heavy_axe,itm_isengard_swor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3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heavy_sword,</text:p>
          </table:table-cell>
          <table:table-cell table:style-name="ce15" office:value-type="string" calcext:value-type="string">
            <text:p>itm_isen_uruk_shield_b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5|knows_power_strike_5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mallet,itm_isengard_heavy_sword,</text:p>
          </table:table-cell>
          <table:table-cell table:style-name="ce15" office:value-type="string" calcext:value-type="string">
            <text:p>itm_isengard_axe,itm_isengard_hammer,itm_isen_uruk_shiel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6|knows_power_strike_6|knows_ironflesh_6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9" office:value-type="string" calcext:value-type="string">
            <text:p>tf_urukhai| tf_mounte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light_a,itm_isen_uruk_heavy_a,</text:p>
          </table:table-cell>
          <table:table-cell table:style-name="ce15"/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</text:p>
          </table:table-cell>
          <table:table-cell table:style-name="ce15" table:number-columns-repeated="2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3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light_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itm_isengard_halberd,</text:p>
          </table:table-cell>
          <table:table-cell table:style-name="ce15" table:number-columns-repeated="2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5|knows_power_strike_5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hai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banner,</text:p>
          </table:table-cell>
          <table:table-cell table:style-name="ce15" table:number-columns-repeated="2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2|knows_power_strike_5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9" office:value-type="string" calcext:value-type="string">
            <text:p>tf_uruk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m_uruk_light_a,itm_m_uruk_light_a_good, itm_m_uruk_light_a_ba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axe,itm_orc_falchion,itm_orc_sabre,itm_orc_simple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athletics_3|knows_power_strike_1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a,itm_uruk_helm_b,itm_orc_coif,</text:p>
          </table:table-cell>
          <table:table-cell table:style-name="ce15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uruk_spear,</text:p>
          </table:table-cell>
          <table:table-cell table:style-name="ce15" office:value-type="string" calcext:value-type="string">
            <text:p>itm_uruk_falchion_a,itm_uruk_falchion_b,itm_mordor_uruk_shield_a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athletics_4|knows_power_strike_2|knows_ironflesh_3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d,</text:p>
          </table:table-cell>
          <table:table-cell table:style-name="ce15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uruk_ragwrap,itm_uruk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4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9" office:value-type="string" calcext:value-type="string">
            <text:p>tf_uruk| tfg_shiel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6|knows_power_strike_5|knows_power_throw_3|knows_ironflesh_4|knows_shield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uruk_voulg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6|knows_power_strike_5|knows_ironflesh_6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f,</text:p>
          </table:table-cell>
          <table:table-cell table:style-name="ce15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voulge,itm_uruk_heavy_ax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7|knows_power_strike_7|knows_power_draw_4|knows_ironflesh_7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9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e,</text:p>
          </table:table-cell>
          <table:table-cell table:style-name="ce15" office:value-type="string" calcext:value-type="string">
            <text:p>itm_m_uruk_heavy_c, itm_m_uruk_heavy_c_good, itm_m_uruk_heavy_c_ba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uruk_heavy_axe,</text:p>
          </table:table-cell>
          <table:table-cell table:style-name="ce15" office:value-type="string" calcext:value-type="string">
            <text:p>itm_uruk_falchion_a,itm_uruk_falchion_b,itm_mordor_uruk_shield_c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6|knows_power_strike_5|knows_ironflesh_9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mordor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c, itm_m_uruk_heavy_c_good, itm_m_uruk_heavy_c_bad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mordor_banner,</text:p>
          </table:table-cell>
          <table:table-cell table:style-name="ce15" table:number-columns-repeated="2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6|knows_power_strike_5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9" office:value-type="string" calcext:value-type="string">
            <text:p>tf_troll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troll_head_helm,itm_troll_head_helm_b,itm_troll_head_helm_c,</text:p>
          </table:table-cell>
          <table:table-cell table:style-name="ce15" table:number-columns-repeated="2"/>
          <table:table-cell table:style-name="ce15" office:value-type="string" calcext:value-type="string">
            <text:p>itm_troll_feet_boots,</text:p>
          </table:table-cell>
          <table:table-cell table:style-name="ce15" office:value-type="string" calcext:value-type="string">
            <text:p>itm_tree_trunk_club_a,itm_tree_trunk_club_a,itm_tree_trunk_club_a,itm_tree_trunk_club_b,itm_tree_trunk_club_b,</text:p>
          </table:table-cell>
          <table:table-cell table:style-name="ce15" table:number-columns-repeated="2"/>
          <table:table-cell table:style-name="ce26" office:value-type="string" calcext:value-type="string">
            <text:p>str_255| agi_3| int_3| cha_3|level(58)</text:p>
          </table:table-cell>
          <table:table-cell table:style-name="ce26" office:value-type="string" calcext:value-type="string">
            <text:p>wp(75)</text:p>
          </table:table-cell>
          <table:table-cell table:style-name="ce26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1"/>
          <table:table-cell table:style-name="ce4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6" office:value-type="string" calcext:value-type="string">
            <text:p>str_255| agi_3| int_3| cha_3|level(61)</text:p>
          </table:table-cell>
          <table:table-cell table:style-name="ce26" office:value-type="string" calcext:value-type="string">
            <text:p>wp(100)</text:p>
          </table:table-cell>
          <table:table-cell table:style-name="ce26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1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6" office:value-type="string" calcext:value-type="string">
            <text:p>str_255| agi_3| int_3| cha_3|level(61)</text:p>
          </table:table-cell>
          <table:table-cell table:style-name="ce26" office:value-type="string" calcext:value-type="string">
            <text:p>wp(100)</text:p>
          </table:table-cell>
          <table:table-cell table:style-name="ce26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1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commoners</text:p>
          </table:table-cell>
          <table:table-cell table:style-name="ce15" office:value-type="string" calcext:value-type="string">
            <text:p>itm_ent_head_helm,itm_ent_head_helm2,itm_ent_head_helm3,</text:p>
          </table:table-cell>
          <table:table-cell table:style-name="ce15" office:value-type="string" calcext:value-type="string">
            <text:p>itm_ent_body,</text:p>
          </table:table-cell>
          <table:table-cell table:style-name="ce15" office:value-type="string" calcext:value-type="string">
            <text:p>itm_ent_hands,</text:p>
          </table:table-cell>
          <table:table-cell table:style-name="ce15" office:value-type="string" calcext:value-type="string">
            <text:p>itm_ent_feet_boots,</text:p>
          </table:table-cell>
          <table:table-cell table:style-name="ce15" office:value-type="string" calcext:value-type="string">
            <text:p>itm_tree_trunk_invis,</text:p>
          </table:table-cell>
          <table:table-cell table:style-name="ce15"/>
          <table:table-cell table:style-name="ce15" office:value-type="string" calcext:value-type="string">
            <text:p>itm_ent_water,</text:p>
          </table:table-cell>
          <table:table-cell table:style-name="ce26" office:value-type="string" calcext:value-type="string">
            <text:p>str_255| agi_3| int_3| cha_3|level(63)</text:p>
          </table:table-cell>
          <table:table-cell table:style-name="ce26" office:value-type="string" calcext:value-type="string">
            <text:p>wp(200)</text:p>
          </table:table-cell>
          <table:table-cell table:style-name="ce26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1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OL GULDUR Orcs (duplicates of Mordor orcs!)</text:p>
          </table:table-cell>
          <table:table-cell table:style-name="ce4" table:number-columns-repeated="19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s_of_Guldu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_bad, itm_orc_coif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imple_spea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 office:value-type="string" office:string-value="[&quot;orc_snaga_of_guldur&quot;,&quot;Orc_Snaga_of_Guldur&quot;,&quot;Orc_Snagas_of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Guldur","Orc_Snagas_of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guldur</text:p>
          </table:table-cell>
          <table:table-cell table:style-name="ce3" office:value-type="string" calcext:value-type="string">
            <text:p>Orc_of_Guldur</text:p>
          </table:table-cell>
          <table:table-cell table:style-name="ce3" office:value-type="string" calcext:value-type="string">
            <text:p>Orcs_of_Guldur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, itm_orc_coif_good, itm_orc_nosehelm_bad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club_c,itm_orc_falchion,itm_orc_sabre,itm_orc_slasher,itm_orc_bill,itm_orc_axe,</text:p>
          </table:table-cell>
          <table:table-cell table:style-name="ce15" office:value-type="string" calcext:value-type="string">
            <text:p>itm_mordor_orc_shield_b,itm_mordor_orc_shield_c,itm_mordor_orc_shield_a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4|knows_power_strike_2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[&quot;orc_of_guldur&quot;,&quot;Orc_of_Guldur&quot;,&quot;Orcs_of_Guldur&quot;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" calcext:value-type="string">
            <text:p>["orc_of_guldur","Orc_of_Guldur","Orcs_of_Guldur"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machete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, itm_orc_nosehelm_bad, 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falchion,itm_orc_sabre,itm_orc_slasher,itm_orc_axe,</text:p>
          </table:table-cell>
          <table:table-cell table:style-name="ce15"/>
          <table:table-cell table:style-name="ce15" office:value-type="string" calcext:value-type="string">
            <text:p>itm_mordor_orc_shield_b,itm_mordor_orc_shield_c,itm_mordor_orc_shield_a,</text:p>
          </table:table-cell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4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9" office:value-type="string" calcext:value-type="string">
            <text:p>tf_orc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5" office:value-type="string" calcext:value-type="string">
            <text:p>itm_m_orc_light_d,itm_m_orc_light_e,itm_m_orc_heavy_a,itm_m_orc_heavy_b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sabre,itm_orc_falchion,itm_orc_slasher,itm_orc_axe,</text:p>
          </table:table-cell>
          <table:table-cell table:style-name="ce15" office:value-type="string" calcext:value-type="string">
            <text:p>itm_orc_throwing_axes,itm_orc_throwing_arrow,itm_mordor_orc_shield_b,itm_mordor_orc_shield_c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5|knows_power_strike_3|knows_power_throw_3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_good, itm_orc_buckethelm_bad, itm_orc_buckethelm, itm_orc_kettlehelm_good,</text:p>
          </table:table-cell>
          <table:table-cell table:style-name="ce15"/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c,itm_orc_sabre,itm_orc_falchion,itm_orc_two_handed_axe,itm_twohand_wood_club,itm_orc_scimitar,</text:p>
          </table:table-cell>
          <table:table-cell table:style-name="ce15" office:value-type="string" calcext:value-type="string">
            <text:p>itm_mordor_orc_shield_b,itm_mordor_orc_shield_c,itm_mordor_orc_shield_e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power_strike_4|knows_power_throw_4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 itm_orc_nosehelm,itm_orc_visor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</text:p>
          </table:table-cell>
          <table:table-cell table:style-name="ce15" office:value-type="string" calcext:value-type="string">
            <text:p>itm_wargarmored_1b,itm_warg_1b,itm_warg_1d,itm_warg_1c,</text:p>
          </table:table-cell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horse_archery_2|knows_riding_4|knows_power_throw_3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at_warg_rider_of_mordo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itm_orc_slasher,</text:p>
          </table:table-cell>
          <table:table-cell table:style-name="ce15" office:value-type="string" calcext:value-type="string">
            <text:p>itm_wargarmored_2b,itm_wargarmored_2c,itm_warg_1d,itm_warg_1c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riding_5|knows_horse_archery_3|knows_power_throw_4|knows_power_strike_4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s</text:p>
          </table:table-cell>
          <table:table-cell table:style-name="ce9" office:value-type="string" calcext:value-type="string">
            <text:p>tf_orc| tfg_armor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itm_orc_morion_bad,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imple_spear,itm_orc_bill,</text:p>
          </table:table-cell>
          <table:table-cell table:style-name="ce15" office:value-type="string" calcext:value-type="string">
            <text:p>itm_wood_club,itm_orc_slasher,itm_orc_machete,itm_mordor_orc_shield_c,itm_mordor_orc_shield_d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5|knows_power_strike_3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morgul_orc&quot;,&quot;Morgul_Orc&quot;,&quot;Morgul_Orcs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Morgul_Orc","Morgul_Orcs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s</text:p>
          </table:table-cell>
          <table:table-cell table:style-name="ce9" office:value-type="string" calcext:value-type="string">
            <text:p>tf_orc| tfg_armor| tfg_helm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good, itm_orc_morion_good, itm_orc_buckethelm_good,</text:p>
          </table:table-cell>
          <table:table-cell table:style-name="ce15" office:value-type="string" calcext:value-type="string">
            <text:p>itm_m_orc_heavy_b,itm_m_orc_heavy_c,itm_m_orc_heavy_d,itm_m_orc_heavy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kull_spear,itm_orc_bill,</text:p>
          </table:table-cell>
          <table:table-cell table:style-name="ce15" office:value-type="string" calcext:value-type="string">
            <text:p>itm_orc_slasher,itm_orc_machete,itm_mordor_orc_shield_d,itm_mordor_orc_shield_e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shield_1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fell_morgul_orc&quot;,&quot;Fell_Morgul_Orc&quot;,&quot;Fell_Morgul_Orcs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Morgul_Orc","Fell_Morgul_Orcs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tracker_of_mordor</text:p>
          </table:table-cell>
          <table:table-cell table:style-name="ce3" office:value-type="string" calcext:value-type="string">
            <text:p>Orc_Tracker_of_Mordor</text:p>
          </table:table-cell>
          <table:table-cell table:style-name="ce3" office:value-type="string" calcext:value-type="string">
            <text:p>Orc_Trackers_of_Mordor</text:p>
          </table:table-cell>
          <table:table-cell table:style-name="ce9" office:value-type="string" calcext:value-type="string">
            <text:p>tf_orc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coif_bad, itm_orc_nosehelm_bad,</text:p>
          </table:table-cell>
          <table:table-cell table:style-name="ce15" office:value-type="string" calcext:value-type="string">
            <text:p>itm_m_orc_light_b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falchion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archery(110)|wp(100)</text:p>
          </table:table-cell>
          <table:table-cell table:style-name="ce26" office:value-type="string" calcext:value-type="string">
            <text:p>knows_riding_1|knows_athletics_5|knows_power_draw_4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orc_tracker_of_mordor&quot;,&quot;Orc_Tracker_of_Mordor&quot;,&quot;Orc_Trackers_of_Mordor&quot;,tf_orc| tfg_ranged| tfg_armor| tfg_boots| tf_no_capture_alive,0,0,fac_mordor,[   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" calcext:value-type="string">
            <text:p>["orc_tracker_of_mordor","Orc_Tracker_of_Mordor","Orc_Trackers_of_Mordor",tf_orc| tfg_ranged| tfg_armor| tfg_boots| tf_no_capture_alive,0,0,fac_mordor,[ <text:s text:c="2"/>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tracker_of_mordor</text:p>
          </table:table-cell>
          <table:table-cell table:style-name="ce3" office:value-type="string" calcext:value-type="string">
            <text:p>Fell_Orc_Tracker_of_Mordor</text:p>
          </table:table-cell>
          <table:table-cell table:style-name="ce3" office:value-type="string" calcext:value-type="string">
            <text:p>Fell_Orc_Trackers_of_Mordor</text:p>
          </table:table-cell>
          <table:table-cell table:style-name="ce9" office:value-type="string" calcext:value-type="string">
            <text:p>tf_orc| tfg_ranged| tfg_helm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coif, itm_orc_nosehelm,</text:p>
          </table:table-cell>
          <table:table-cell table:style-name="ce15" office:value-type="string" calcext:value-type="string">
            <text:p>itm_m_orc_light_c,itm_m_orc_light_d,itm_m_orc_light_e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slasher,itm_orc_slasher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archery(135)| wp(110)</text:p>
          </table:table-cell>
          <table:table-cell table:style-name="ce26" office:value-type="string" calcext:value-type="string">
            <text:p>knows_riding_1|knows_athletics_6|knows_power_draw_5|knows_power_strike_2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fell_orc_tracker_of_mordor&quot;,&quot;Fell_Orc_Tracker_of_Mordor&quot;,&quot;Fell_Orc_Trackers_of_Mordor&quot;,tf_orc| tfg_ranged| tfg_helm| tfg_armor| tfg_boots| tf_no_capture_alive,0,0,fac_mordor,[   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" calcext:value-type="string">
            <text:p>["fell_orc_tracker_of_mordor","Fell_Orc_Tracker_of_Mordor","Fell_Orc_Trackers_of_Mordor",tf_orc| tfg_ranged| tfg_helm| tfg_armor| tfg_boots| tf_no_capture_alive,0,0,fac_mordor,[ <text:s text:c="2"/>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<text:s text:c="3"/>itm_m_orc_light_b,itm_m_orc_light_c,itm_m_orc_light_d,itm_m_orc_light_e,</text:p>
          </table:table-cell>
          <table:table-cell table:style-name="ce15" table:number-columns-repeated="2"/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wood_club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bow_2</text:p>
          </table:table-cell>
          <table:table-cell table:style-name="ce26" office:value-type="string" calcext:value-type="string">
            <text:p>knows_athletics_3|knows_power_draw_2|knows_power_strike_1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orc_archer_of_mordor&quot;,&quot;Orc_Archer_of_Mordor&quot;,&quot;Orc_Archers_of_Mordor&quot;,tf_orc| tfg_ranged| tfg_armor| tf_no_capture_alive,0,0,fac_mordor,[itm_orc_coif_bad, itm_orc_nosehelm_bad,   itm_m_orc_light_b,itm_m_orc_light_c,itm_m_orc_light_d,itm_m_orc_light_e,itm_orc_bow,itm_orc_hook_arrow,itm_wood_club,],attr_orc_tier_2,wp_orc_tier_bow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 <text:s text:c="2"/>itm_m_orc_light_b,itm_m_orc_light_c,itm_m_orc_light_d,itm_m_orc_light_e,itm_orc_bow,itm_orc_hook_arrow,itm_wood_club,],attr_orc_tier_2,wp_orc_tier_bow_2,knows_athletics_3|knows_power_draw_2|knows_power_strike_1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9" office:value-type="string" calcext:value-type="string">
            <text:p>tf_orc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 itm_orc_coif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falchion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bow_3</text:p>
          </table:table-cell>
          <table:table-cell table:style-name="ce26" office:value-type="string" calcext:value-type="string">
            <text:p>knows_athletics_3|knows_power_draw_3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large_orc_archer_of_mordor&quot;,&quot;Large_Orc_Archer_of_Mordor&quot;,&quot;Large_Orc_Archers_of_Mordor&quot;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" calcext:value-type="string">
            <text:p>["large_orc_archer_of_mordor","Large_Orc_Archer_of_Mordor","Large_Orc_Archers_of_Mordor"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9" office:value-type="string" calcext:value-type="string">
            <text:p>tf_orc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kettlehelm, itm_orc_coif_good, itm_orc_buckethelm_bad, </text:p>
          </table:table-cell>
          <table:table-cell table:style-name="ce15" office:value-type="string" calcext:value-type="string">
            <text:p><text:s text:c="3"/>itm_m_orc_light_d,itm_m_orc_light_e,itm_m_orc_heavy_a,itm_m_orc_heavy_b,</text:p>
          </table:table-cell>
          <table:table-cell table:style-name="ce15" office:value-type="string" calcext:value-type="string">
            <text:p><text:s text:c="3"/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slasher,itm_orc_slasher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bow_4</text:p>
          </table:table-cell>
          <table:table-cell table:style-name="ce26" office:value-type="string" calcext:value-type="string">
            <text:p>knows_athletics_4|knows_power_draw_4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fell_orc_archer_of_mordor&quot;,&quot;Fell_Orc_Archer_of_Mordor&quot;,&quot;Fell_Orc_Archers_of_Mordor&quot;,tf_orc| tfg_ranged| tfg_armor| tfg_helm| tfg_boots| tf_no_capture_alive,0,0,fac_mordor,[   itm_orc_kettlehelm, itm_orc_coif_good, itm_orc_buckethelm_bad,    itm_m_orc_light_d,itm_m_orc_light_e,itm_m_orc_heavy_a,itm_m_orc_heavy_b,   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 <text:s text:c="2"/>itm_orc_kettlehelm, itm_orc_coif_good, itm_orc_buckethelm_bad, <text:s text:c="3"/>itm_m_orc_light_d,itm_m_orc_light_e,itm_m_orc_heavy_a,itm_m_orc_heavy_b, <text:s text:c="2"/>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falchion,itm_orc_simple_spear,itm_wood_club,</text:p>
          </table:table-cell>
          <table:table-cell table:style-name="ce15" office:value-type="string" calcext:value-type="string">
            <text:p>itm_orc_throwing_arrow,itm_orc_shield_b,itm_orc_shield_a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6" office:value-type="string" calcext:value-type="string">
            <text:p>str_7| agi_7| int_4| cha_4|level(7)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riding_3|knows_power_throw_2|knows_power_strike_2|knows_horse_archery_2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" calcext:value-type="string">
            <text:p>["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nosehelm, itm_orc_beakhelm_bad,</text:p>
          </table:table-cell>
          <table:table-cell table:style-name="ce15" office:value-type="string" calcext:value-type="string">
            <text:p>itm_moria_armor_a,itm_moria_armor_b,itm_moria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abre,itm_orc_sabre,itm_orc_throwing_arrow,itm_orc_scimitar,itm_orc_sabre,itm_orc_simple_spear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15" office:value-type="string" calcext:value-type="string">
            <text:p>itm_warg_1d,itm_warg_1d,itm_warg_1b,itm_warg_1c,</text:p>
          </table:table-cell>
          <table:table-cell table:style-name="ce26" office:value-type="string" calcext:value-type="string">
            <text:p>str_9| agi_8| int_4| cha_4|level(12)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riding_3|knows_power_throw_3|knows_power_strike_4|knows_horse_archery_3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" calcext:value-type="string">
            <text:p>["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9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ughelm_good, itm_orc_beakhelm, <text:s/>itm_gundabad_helm_e,</text:p>
          </table:table-cell>
          <table:table-cell table:style-name="ce15" office:value-type="string" calcext:value-type="string">
            <text:p>itm_moria_armor_c,itm_moria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itm_orc_sabre,itm_orc_scimitar,itm_orc_simple_spear,itm_orc_skull_spear, itm_uruk_spear,</text:p>
          </table:table-cell>
          <table:table-cell table:style-name="ce15" office:value-type="string" calcext:value-type="string">
            <text:p>itm_moria_orc_shield_c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6" office:value-type="string" calcext:value-type="string">
            <text:p>str_11| agi_9| int_4| cha_4|level(17)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riding_4|knows_power_throw_4|knows_power_strike_4|knows_horse_archery_5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" calcext:value-type="string">
            <text:p>["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machete,itm_orc_axe,itm_wood_club,</text:p>
          </table:table-cell>
          <table:table-cell table:style-name="ce15" office:value-type="string" calcext:value-type="string">
            <text:p>itm_orc_shield_a</text:p>
          </table:table-cell>
          <table:table-cell table:style-name="ce15"/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4</text:p>
          </table:table-cell>
          <table:table-cell table:style-name="ce29" office:value-type="string" calcext:value-type="string">
            <text:p>orc_face9</text:p>
          </table:table-cell>
          <table:table-cell table:style-name="ce31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, itm_orc_bughelm_bad, itm_orc_beakhelm_bad,</text:p>
          </table:table-cell>
          <table:table-cell table:style-name="ce15" office:value-type="string" calcext:value-type="string">
            <text:p>itm_moria_armor_b,itm_moria_armor_c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simple_spear,</text:p>
          </table:table-cell>
          <table:table-cell table:style-name="ce15" office:value-type="string" calcext:value-type="string">
            <text:p>itm_moria_orc_shield_b,itm_orc_shield_b,itm_orc_shield_a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4|knows_power_strike_3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9" office:value-type="string" calcext:value-type="string">
            <text:p>tf_orc| tfg_shield| tfg_armor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eakhelm, </text:p>
          </table:table-cell>
          <table:table-cell table:style-name="ce15" office:value-type="string" calcext:value-type="string">
            <text:p>itm_moria_armor_d,itm_moria_armor_c,itm_moria_armor_d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simple_spear,itm_orc_bill,</text:p>
          </table:table-cell>
          <table:table-cell table:style-name="ce15" office:value-type="string" calcext:value-type="string">
            <text:p>itm_orc_throwing_axes,itm_moria_orc_shield_c,itm_moria_orc_shield_b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5|knows_power_strike_4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large_goblin_of_moria&quot;,&quot;Large_Goblin_of_Moria&quot;,&quot;Large_Goblins_of_Moria&quot;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large_goblin_of_moria","Large_Goblin_of_Moria","Large_Goblins_of_Moria"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good, itm_orc_beakhelm_good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axe,itm_orc_slasher,itm_orc_throwing_axes,</text:p>
          </table:table-cell>
          <table:table-cell table:style-name="ce15" office:value-type="string" calcext:value-type="string">
            <text:p>itm_moria_orc_shield_b,itm_moria_orc_shield_c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power_draw_2|knows_power_throw_3|knows_power_strike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snaga_of_moria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eakhelm_bad, </text:p>
          </table:table-cell>
          <table:table-cell table:style-name="ce15" office:value-type="string" calcext:value-type="string">
            <text:p>itm_moria_armor_b,</text:p>
          </table:table-cell>
          <table:table-cell table:style-name="ce15" table:number-columns-repeated="2"/>
          <table:table-cell table:style-name="ce15" office:value-type="string" calcext:value-type="string">
            <text:p><text:s/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bow_2</text:p>
          </table:table-cell>
          <table:table-cell table:style-name="ce26" office:value-type="string" calcext:value-type="string">
            <text:p>knows_athletics_3|knows_power_draw_2|knows_power_strike_1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archer_snaga_of_moria&quot;,&quot;Goblin_Archer_of_Moria&quot;,&quot;Goblin_Archers_of_Moria&quot;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" calcext:value-type="string">
            <text:p>["archer_snaga_of_moria","Goblin_Archer_of_Moria","Goblin_Archers_of_Moria"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9" office:value-type="string" calcext:value-type="string">
            <text:p>tf_orc| tfg_rang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ughelm, itm_orc_beakhelm,</text:p>
          </table:table-cell>
          <table:table-cell table:style-name="ce15" office:value-type="string" calcext:value-type="string">
            <text:p>itm_moria_armor_c,itm_moria_armor_b,itm_moria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bow_3</text:p>
          </table:table-cell>
          <table:table-cell table:style-name="ce26" office:value-type="string" calcext:value-type="string">
            <text:p>knows_athletics_3|knows_power_draw_3|knows_power_strike_2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" calcext:value-type="string">
            <text:p>["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eep_dweller_of_moria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9" office:value-type="string" calcext:value-type="string">
            <text:p>tf_orc| tfg_armor| tfg_helm| tfg_boots| tfg_shield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lordly,itm_orc_bughelm_lordly,itm_uruk_helm_e,itm_uruk_helm_f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d,itm_dwarf_war_pick,</text:p>
          </table:table-cell>
          <table:table-cell table:style-name="ce15" office:value-type="string" calcext:value-type="string">
            <text:p>itm_orc_javelin,itm_orc_javelin,itm_moria_orc_shield_a,itm_moria_orc_shield_b,itm_moria_orc_shield_c</text:p>
          </table:table-cell>
          <table:table-cell table:style-name="ce15"/>
          <table:table-cell table:style-name="ce26" office:value-type="string" calcext:value-type="string">
            <text:p>attr_orc_tier_5</text:p>
          </table:table-cell>
          <table:table-cell table:style-name="ce26" office:value-type="string" calcext:value-type="string">
            <text:p>wp_orc_tier_5</text:p>
          </table:table-cell>
          <table:table-cell table:style-name="ce26" office:value-type="string" calcext:value-type="string">
            <text:p>knows_athletics_6|knows_power_strike_6|knows_power_throw_5|knows_ironflesh_5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deep_dweller_of_moria&quot;,&quot;Deep-Dweller_of_Moria&quot;,&quot;Deep-Dwellers_of_Moria&quot;,tf_orc| tfg_armor| tfg_helm| tfg_boots| tfg_shield| tf_no_capture_alive,0,0,fac_moria,[itm_orc_bughelm_lordly,itm_orc_bughelm_lordly,itm_uruk_helm_e,itm_uruk_helm_f,itm_moria_armor_e,itm_orc_greaves,itm_orc_club_d,itm_dwarf_war_pick,itm_orc_javelin,itm_orc_javelin,itm_moria_orc_shield_a,itm_moria_orc_shield_b,itm_moria_orc_shield_c],attr_orc_tier_5,wp_orc_tier_5,knows_athletics_6|knows_power_strike_6|knows_power_throw_5|knows_ironflesh_5,orc_face5,orc_face4]," calcext:value-type="string">
            <text:p>["deep_dweller_of_moria","Deep-Dweller_of_Moria","Deep-Dwellers_of_Moria",tf_orc| tfg_armor| tfg_helm| tfg_boots| tfg_shield| tf_no_capture_alive,0,0,fac_moria,[itm_orc_bughelm_lordly,itm_orc_bughelm_lordly,itm_uruk_helm_e,itm_uruk_helm_f,itm_moria_armor_e,itm_orc_greaves,itm_orc_club_d,itm_dwarf_war_pick,itm_orc_javelin,itm_orc_javelin,itm_moria_orc_shield_a,itm_moria_orc_shield_b,itm_moria_orc_shield_c],attr_orc_tier_5,wp_orc_tier_5,knows_athletics_6|knows_power_strike_6|knows_power_throw_5|knows_ironflesh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ibal_orc_chief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9" office:value-type="string" calcext:value-type="string">
            <text:p>tf_orc| tfg_armor| tfg_helm| tfg_boots| tfg_shield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eakhelm_lordly,itm_uruk_helm_c,itm_uruk_helm_d,itm_uruk_helm_f,</text:p>
          </table:table-cell>
          <table:table-cell table:style-name="ce15" office:value-type="string" calcext:value-type="string">
            <text:p>(itm_moria_armor_e, imod_sturdy),(itm_moria_armor_e, imod_reinforced),(itm_moria_armor_e, imod_lordly),</text:p>
          </table:table-cell>
          <table:table-cell table:style-name="ce15"/>
          <table:table-cell table:style-name="ce15" office:value-type="string" calcext:value-type="string">
            <text:p>itm_uruk_greaves, itm_orc_greaves, </text:p>
          </table:table-cell>
          <table:table-cell table:style-name="ce15" office:value-type="string" calcext:value-type="string">
            <text:p>itm_rhun_falchion,itm_rhun_shortsword,itm_rhun_sword, </text:p>
          </table:table-cell>
          <table:table-cell table:style-name="ce15" office:value-type="string" calcext:value-type="string">
            <text:p>itm_orc_skull_spear,itm_uruk_spear, itm_moria_orc_shield_a, (itm_orc_shield_c, imod_reinforced)</text:p>
          </table:table-cell>
          <table:table-cell table:style-name="ce15"/>
          <table:table-cell table:style-name="ce26" office:value-type="string" calcext:value-type="string">
            <text:p>attr_orc_tier_5</text:p>
          </table:table-cell>
          <table:table-cell table:style-name="ce26" office:value-type="string" calcext:value-type="string">
            <text:p>wp_orc_tier_5</text:p>
          </table:table-cell>
          <table:table-cell table:style-name="ce26" office:value-type="string" calcext:value-type="string">
            <text:p>knows_athletics_7|knows_power_strike_5|knows_ironflesh_10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tribal_orc_chief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7|knows_power_strike_5|knows_ironflesh_10,orc_face5,orc_face4]," calcext:value-type="string">
            <text:p>["tribal_orc_chief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7|knows_power_strike_5|knows_ironflesh_10,orc_face5,orc_face4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gundabad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a,itm_orc_tribal_a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lasher,itm_orc_simple_spear,itm_orc_simple_spear,itm_bone_cudgel,</text:p>
          </table:table-cell>
          <table:table-cell table:style-name="ce15" office:value-type="string" calcext:value-type="string">
            <text:p>itm_orc_bow,itm_orc_hook_arrow, itm_orc_throwing_arrow</text:p>
          </table:table-cell>
          <table:table-cell table:style-name="ce15"/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5|knows_power_throw_2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" calcext:value-type="string">
            <text:p>["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gundabad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5" office:value-type="string" calcext:value-type="string">
            <text:p>itm_orc_bow,itm_orc_hook_arrow, itm_orc_throwing_arrow,</text:p>
          </table:table-cell>
          <table:table-cell table:style-name="ce15" office:value-type="string" calcext:value-type="string">
            <text:p>itm_orc_shield_a,itm_orc_shield_b,</text:p>
          </table:table-cell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6|knows_power_draw_1|knows_power_throw_3|knows_power_strike_3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[&quot;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" calcext:value-type="string">
            <text:p>["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fighter_gundabad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b, itm_orc_coif,</text:p>
          </table:table-cell>
          <table:table-cell table:style-name="ce15" office:value-type="string" calcext:value-type="string">
            <text:p>itm_gundabad_armor_d,itm_gundaba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falchion,itm_orc_machete,itm_orc_scimitar,itm_orc_axe,itm_orc_skull_spear,</text:p>
          </table:table-cell>
          <table:table-cell table:style-name="ce15" office:value-type="string" calcext:value-type="string">
            <text:p>itm_orc_javelin,itm_orc_throwing_arrow,itm_orc_throwing_arrow,itm_orc_throwing_axes,itm_orc_throwing_axes, itm_orc_shield_b,itm_orc_shield_a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7|knows_power_draw_2|knows_power_throw_5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" calcext:value-type="string">
            <text:p>["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warrior_gundabad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9" office:value-type="string" calcext:value-type="string">
            <text:p>tf_orc| tfg_shield| tfg_armor| tfg_helm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d,</text:p>
          </table:table-cell>
          <table:table-cell table:style-name="ce15" office:value-type="string" calcext:value-type="string">
            <text:p><text:s/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cimitar,itm_orc_sabre,itm_orc_club_c,</text:p>
          </table:table-cell>
          <table:table-cell table:style-name="ce15" office:value-type="string" calcext:value-type="string">
            <text:p>itm_orc_javelin,itm_orc_javelin,itm_orc_javelin,itm_orc_throwing_arrow, <text:s text:c="2"/>itm_orc_throwing_axes,itm_orc_throwing_axes_reward, </text:p>
          </table:table-cell>
          <table:table-cell table:style-name="ce15" office:value-type="string" calcext:value-type="string">
            <text:p>itm_orc_shield_b,itm_orc_shield_c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8|knows_power_throw_6|knows_power_strike_5|knows_ironflesh_4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fell_orc_warrior_gundabad&quot;,&quot;Gundabad_Orc_Warrior&quot;,&quot;Gundabad_Orc_Warriors&quot;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  itm_orc_throwing_axes,itm_orc_throwing_axes_reward, itm_orc_shield_b,itm_orc_shield_c,],attr_orc_tier_4,wp_orc_tier_4,knows_athletics_8|knows_power_throw_6|knows_power_strike_5|knows_ironflesh_4,orc_face3,orc_face8]," calcext:value-type="string">
            <text:p>["fell_orc_warrior_gundabad","Gundabad_Orc_Warrior","Gundabad_Orc_Warriors"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<text:s text:c="2"/>itm_orc_throwing_axes,itm_orc_throwing_axes_reward, itm_orc_shield_b,itm_orc_shield_c,],attr_orc_tier_4,wp_orc_tier_4,knows_athletics_8|knows_power_throw_6|knows_power_strike_5|knows_ironflesh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beserker_gundabad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9" office:value-type="string" calcext:value-type="string">
            <text:p>tf_orc| tfg_armor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itm_gundabad_helm_c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two_handed_axe,itm_orc_two_handed_axe,itm_uruk_falchion_b, itm_uruk_skull_spear, itm_orc_club_b,itm_twohand_wood_club,</text:p>
          </table:table-cell>
          <table:table-cell table:style-name="ce15" office:value-type="string" calcext:value-type="string">
            <text:p>itm_orc_throwing_axes,itm_orc_throwing_axes_reward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5</text:p>
          </table:table-cell>
          <table:table-cell table:style-name="ce26" office:value-type="string" calcext:value-type="string">
            <text:p>knows_athletics_10|knows_power_throw_6|knows_power_strike_7|knows_ironflesh_7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" calcext:value-type="string">
            <text:p>["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skirmisher_gundabad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uruk_bow,itm_uruk_bow,itm_orc_hook_arrow,</text:p>
          </table:table-cell>
          <table:table-cell table:style-name="ce15" office:value-type="string" calcext:value-type="string">
            <text:p>itm_orc_machete,itm_orc_scimitar,itm_orc_falchion,</text:p>
          </table:table-cell>
          <table:table-cell table:style-name="ce15" office:value-type="string" calcext:value-type="string">
            <text:p>itm_warg_1c,itm_warg_1d,itm_warg_1b,itm_warg_1d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bow_4</text:p>
          </table:table-cell>
          <table:table-cell table:style-name="ce26" office:value-type="string" calcext:value-type="string">
            <text:p>knows_athletics_6|knows_horse_archery_4|knows_riding_4|knows_power_draw_3|knows_power_throw_3|knows_power_strike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attr_orc_tier_4,wp_orc_tier_bow_4,knows_athletics_6|knows_horse_archery_4|knows_riding_4|knows_power_draw_3|knows_power_throw_3|knows_power_strike_4,orc_face1,orc_face6]," calcext:value-type="string">
            <text:p>["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attr_orc_tier_4,wp_orc_tier_bow_4,knows_athletics_6|knows_horse_archery_4|knows_riding_4|knows_power_draw_3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d,itm_gundabad_helm_e,</text:p>
          </table:table-cell>
          <table:table-cell table:style-name="ce15" office:value-type="string" calcext:value-type="string">
            <text:p>itm_gundaba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uruk_bow,itm_uruk_bow,itm_orc_hook_arrow,</text:p>
          </table:table-cell>
          <table:table-cell table:style-name="ce15" office:value-type="string" calcext:value-type="string">
            <text:p>itm_orc_scimitar,</text:p>
          </table:table-cell>
          <table:table-cell table:style-name="ce15" office:value-type="string" calcext:value-type="string">
            <text:p>itm_warg_1d,itm_warg_1b,itm_warg_1d,</text:p>
          </table:table-cell>
          <table:table-cell table:style-name="ce26" office:value-type="string" calcext:value-type="string">
            <text:p>str_11| agi_9| int_4| cha_4|level(20)</text:p>
          </table:table-cell>
          <table:table-cell table:style-name="ce26" office:value-type="string" calcext:value-type="string">
            <text:p>wp_orc_tier_bow_5</text:p>
          </table:table-cell>
          <table:table-cell table:style-name="ce26" office:value-type="string" calcext:value-type="string">
            <text:p>knows_athletics_7|knows_horse_archery_6|knows_riding_6|knows_power_draw_4|knows_power_throw_4|knows_power_strike_4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0),wp_orc_tier_bow_5,knows_athletics_7|knows_horse_archery_6|knows_riding_6|knows_power_draw_4|knows_power_throw_4|knows_power_strike_4,orc_face3,orc_face6]," calcext:value-type="string">
            <text:p>["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0),wp_orc_tier_bow_5,knows_athletics_7|knows_horse_archery_6|knows_riding_6|knows_power_draw_4|knows_power_throw_4|knows_power_strike_4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rider_gundabad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9" office:value-type="string" calcext:value-type="string">
            <text:p>tf_orc| tf_mount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b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15" office:value-type="string" calcext:value-type="string">
            <text:p>itm_wood_club,itm_twohand_wood_club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5|knows_riding_3|knows_horse_archery_4|knows_power_throw_2|knows_power_draw_2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2,orc_face9,orc_face8]," calcext:value-type="string">
            <text:p>["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2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gundabad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9" office:value-type="string" calcext:value-type="string">
            <text:p>tf_orc| tf_mount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b,itm_gundabad_helm_c,</text:p>
          </table:table-cell>
          <table:table-cell table:style-name="ce15" office:value-type="string" calcext:value-type="string">
            <text:p>itm_gundabad_armor_b,itm_gundabad_armor_b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orc_machete,itm_orc_scimitar,itm_orc_falchion,itm_twohand_wood_club,itm_orc_club_b,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riding_4|knows_power_strike_4|knows_ironflesh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" calcext:value-type="string">
            <text:p>["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9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e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abre,itm_orc_scimitar,itm_orc_skull_spear,itm_orc_club_b,itm_orc_club_b,itm_orc_club_b,itm_orc_two_handed_axe,itm_orc_two_handed_axe,itm_uruk_falchion_b, 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3a,itm_warg_reward,</text:p>
          </table:table-cell>
          <table:table-cell table:style-name="ce26" office:value-type="string" calcext:value-type="string">
            <text:p>str_11| agi_9| int_4| cha_4|level(20)</text:p>
          </table:table-cell>
          <table:table-cell table:style-name="ce26" office:value-type="string" calcext:value-type="string">
            <text:p>wp_orc_tier_5</text:p>
          </table:table-cell>
          <table:table-cell table:style-name="ce26" office:value-type="string" calcext:value-type="string">
            <text:p>knows_athletics_7|knows_riding_6|knows_power_strike_5|knows_ironflesh_6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" calcext:value-type="string">
            <text:p>["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evil_light_arm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uruk_spear,itm_uruk_falchion_a,itm_orc_sabre,</text:p>
          </table:table-cell>
          <table:table-cell table:style-name="ce15" table:number-columns-repeated="2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1|knows_athletics_1|knows_power_strike_1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mb_hood,itm_orc_coif,</text:p>
          </table:table-cell>
          <table:table-cell table:style-name="ce15" office:value-type="string" calcext:value-type="string">
            <text:p>itm_evil_light_armor,itm_m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mordor_sword,itm_uruk_pike_b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athletics_2|knows_shield_2|knows_power_strike_3|knows_ironflesh_3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mordor_longsword,itm_mordor_sword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tactics_1|knows_athletics_4|knows_shield_3|knows_power_strike_4|knows_ironflesh_4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longsword,itm_orc_club_d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tactics_1|knows_athletics_5|knows_shield_4|knows_power_strike_5|knows_ironflesh_5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9" office:value-type="string" calcext:value-type="string">
            <text:p>tf_evil_man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itm_umb_hood,itm_umb_hood,</text:p>
          </table:table-cell>
          <table:table-cell table:style-name="ce15" office:value-type="string" calcext:value-type="string">
            <text:p>itm_m_armor_a,itm_m_armor_b,itm_black_num_armor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throwing_dagger, itm_corsair_throwing_dagger, itm_corsair_throwing_dagger,</text:p>
          </table:table-cell>
          <table:table-cell table:style-name="ce15" office:value-type="string" calcext:value-type="string">
            <text:p>itm_mordor_sword,itm_mordor_longsword, itm_umb_shield_a, 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9|knows_shield_2|knows_power_strike_6|knows_power_throw_8|knows_ironflesh_7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mordor_longsword,itm_uruk_spear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 office:value-type="string" calcext:value-type="string">
            <text:p>itm_mordor_warhorse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<text:s/>itm_uruk_greaves,</text:p>
          </table:table-cell>
          <table:table-cell table:style-name="ce15" office:value-type="string" calcext:value-type="string">
            <text:p>itm_mordor_longsword,itm_uruk_spear, itm_uruk_pike_b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warhorse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1" table:number-rows-repeated="582">
          <table:table-cell table:style-name="ce4" table:number-columns-repeated="21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36"/>
        <table:table-column table:style-name="co23" table:default-cell-style-name="ce36"/>
        <table:table-row table:style-name="ro6">
          <table:table-cell table:number-columns-repeated="7"/>
          <table:table-cell table:style-name="ce38" office:value-type="string" calcext:value-type="string">
            <text:p>Char 1</text:p>
          </table:table-cell>
          <table:table-cell table:style-name="ce38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2</text:p>
          </table:table-cell>
          <table:table-cell table:style-name="ce38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3</text:p>
          </table:table-cell>
          <table:table-cell table:style-name="ce38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4</text:p>
          </table:table-cell>
          <table:table-cell table:style-name="ce38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5</text:p>
          </table:table-cell>
          <table:table-cell table:style-name="ce38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6</text:p>
          </table:table-cell>
          <table:table-cell table:style-name="ce38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7</text:p>
          </table:table-cell>
          <table:table-cell table:style-name="ce38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7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.00.0000</text:date>, <text:time style:data-style-name="N2" text:time-value="23:21:12.84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8-05-15T23:50:05.826000000</dc:date>
    <meta:editing-duration>PT14H46M38S</meta:editing-duration>
    <meta:editing-cycles>75</meta:editing-cycles>
    <meta:document-statistic meta:table-count="2" meta:cell-count="6622" meta:object-count="0"/>
  </office:meta>
</office:document-meta>
</file>